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jpeg" manifest:full-path="Pictures/image1.jpe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Title" style:master-page-name="Standard">
      <style:paragraph-properties fo:text-align="center" fo:break-before="auto" fo:text-indent="0cm" fo:line-height="115%" fo:margin-left="0cm" style:writing-mode="lr-tb"/>
    </style:style>
    <style:style style:name="P2" style:family="paragraph" style:parent-style-name="Title">
      <style:paragraph-properties fo:text-align="center" fo:break-before="auto" fo:text-indent="0cm" fo:line-height="115%" fo:margin-left="0cm" style:writing-mode="lr-tb"/>
    </style:style>
    <style:style style:name="T2_1" style:family="text"/>
    <style:style style:name="T2_2" style:family="text"/>
    <style:style style:name="T2_3" style:family="text"/>
    <style:style style:name="T2_4" style:family="text"/>
    <style:style style:name="T2_5" style:family="text"/>
    <style:style style:name="T2_6" style:family="text"/>
    <style:style style:name="T2_7" style:family="text"/>
    <style:style style:name="T2_8" style:family="text"/>
    <style:style style:name="T2_9" style:family="text"/>
    <style:style style:name="T2_10" style:family="text"/>
    <style:style style:name="P3" style:family="paragraph" style:parent-style-name="Subtitle">
      <style:paragraph-properties fo:text-align="center" fo:break-before="auto" fo:line-height="115%" style:writing-mode="lr-tb"/>
    </style:style>
    <style:style style:name="T3_1" style:family="text"/>
    <style:style style:name="T3_2" style:family="text"/>
    <style:style style:name="T3_3" style:family="text"/>
    <style:style style:name="T3_4" style:family="text"/>
    <style:style style:name="T3_5" style:family="text"/>
    <style:style style:name="T3_6" style:family="text"/>
    <style:style style:name="T3_7" style:family="text"/>
    <style:style style:name="T3_8" style:family="text"/>
    <style:style style:name="T3_9" style:family="text"/>
    <style:style style:name="T3_10" style:family="text"/>
    <style:style style:name="T3_11" style:family="text"/>
    <style:style style:name="T3_12" style:family="text"/>
    <style:style style:name="T3_13" style:family="text"/>
    <style:style style:name="P4" style:family="paragraph" style:parent-style-name="Standard">
      <style:paragraph-properties fo:break-before="auto" fo:line-height="115%" style:writing-mode="lr-tb"/>
    </style:style>
    <style:style style:name="P5" style:family="paragraph" style:parent-style-name="Standard">
      <style:paragraph-properties fo:break-before="auto" fo:line-height="115%" fo:border-bottom="#808080 0.053cm solid" style:writing-mode="lr-tb"/>
    </style:style>
    <style:style style:name="T5_1" style:family="text"/>
    <style:style style:name="P6" style:family="paragraph" style:parent-style-name="Standard">
      <style:paragraph-properties fo:break-before="auto" fo:line-height="115%" style:writing-mode="lr-tb"/>
    </style:style>
    <style:style style:name="Table1" style:family="table">
      <style:table-properties table:align="left" style:width="15.875cm" fo:margin-left="0cm"/>
    </style:style>
    <style:style style:name="Column1" style:family="table-column">
      <style:table-column-properties style:column-width="1.931cm"/>
    </style:style>
    <style:style style:name="Column2" style:family="table-column">
      <style:table-column-properties style:column-width="13.944cm"/>
    </style:style>
    <style:style style:name="Row1" style:family="table-row"/>
    <style:style style:name="Cell1" style:family="table-cell">
      <style:table-cell-properties fo:background-color="#efefef" style:vertical-align="top" fo:padding-top="0.176cm" fo:border-top="#ffffff 0.106cm solid" fo:padding-bottom="0.176cm" fo:border-bottom="#ffffff 0.106cm solid" fo:padding-left="0.176cm" fo:border-left="#ffffff 0.106cm solid" fo:padding-right="0.176cm" fo:border-right="#ffffff 0.106cm solid"/>
    </style:style>
    <style:style style:name="P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" style:family="table-cell">
      <style:table-cell-properties fo:background-color="#efefef" style:vertical-align="top" fo:padding-top="0.176cm" fo:border-top="#ffffff 0.106cm solid" fo:padding-bottom="0.176cm" fo:border-bottom="#ffffff 0.106cm solid" fo:padding-left="0.176cm" fo:border-left="#ffffff 0.106cm solid" fo:padding-right="0.176cm" fo:border-right="#ffffff 0.106cm solid"/>
    </style:style>
    <style:style style:name="P8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5" style:family="text"/>
    <style:style style:name="T8_6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8_7" style:family="text"/>
    <style:style style:name="T8_8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8_9" style:family="text"/>
    <style:style style:name="T8_10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8_11" style:family="text"/>
    <style:style style:name="T8_12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8_13" style:family="text"/>
    <style:style style:name="T8_14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8_15" style:family="text"/>
    <style:style style:name="T8_16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8_17" style:family="text"/>
    <style:style style:name="T8_18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8_19" style:family="text"/>
    <style:style style:name="T8_20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8_21" style:family="text"/>
    <style:style style:name="T8_22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8_23" style:family="text"/>
    <style:style style:name="T8_24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8_25" style:family="text"/>
    <style:style style:name="T8_26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8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5" style:family="text"/>
    <style:style style:name="T9_6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9_7" style:family="text"/>
    <style:style style:name="T9_8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9_9" style:family="text"/>
    <style:style style:name="T9_10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9_11" style:family="text"/>
    <style:style style:name="T9_12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9_13" style:family="text"/>
    <style:style style:name="T9_14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9_15" style:family="text"/>
    <style:style style:name="T9_16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9_17" style:family="text"/>
    <style:style style:name="T9_18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9_19" style:family="text"/>
    <style:style style:name="T9_20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9_21" style:family="text"/>
    <style:style style:name="T9_22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9_23" style:family="text"/>
    <style:style style:name="T9_24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9_25" style:family="text"/>
    <style:style style:name="T9_26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9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" style:family="table-row"/>
    <style:style style:name="Cell3" style:family="table-cell">
      <style:table-cell-properties fo:background-color="#efefef" style:vertical-align="top" fo:padding-top="0.176cm" fo:border-top="#ffffff 0.106cm solid" fo:padding-bottom="0.176cm" fo:border-bottom="#ffffff 0.106cm solid" fo:padding-left="0.176cm" fo:border-left="#ffffff 0.106cm solid" fo:padding-right="0.176cm" fo:border-right="#ffffff 0.106cm solid"/>
    </style:style>
    <style:style style:name="P1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" style:family="table-cell">
      <style:table-cell-properties fo:background-color="#efefef" style:vertical-align="middle" fo:padding-top="0.176cm" fo:border-top="#ffffff 0.106cm solid" fo:padding-bottom="0.176cm" fo:border-bottom="#ffffff 0.106cm solid" fo:padding-left="0.176cm" fo:border-left="#ffffff 0.106cm solid" fo:padding-right="0.176cm" fo:border-right="#ffffff 0.106cm solid"/>
    </style:style>
    <style:style style:name="P1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2" style:family="text">
      <style:text-properties style:text-line-through-style="none" fo:font-style="normal" style:font-style-asian="normal" style:font-style-complex="normal" fo:color="#66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3" style:family="text">
      <style:text-properties style:text-line-through-style="none" fo:font-style="normal" style:font-style-asian="normal" style:font-style-complex="normal" fo:color="#66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4" style:family="text">
      <style:text-properties style:text-line-through-style="none" fo:font-style="normal" style:font-style-asian="normal" style:font-style-complex="normal" fo:color="#66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5" style:family="text">
      <style:text-properties style:text-line-through-style="none" fo:font-style="normal" style:font-style-asian="normal" style:font-style-complex="normal" fo:color="#66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6" style:family="text">
      <style:text-properties style:text-line-through-style="none" fo:font-style="normal" style:font-style-asian="normal" style:font-style-complex="normal" fo:color="#66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7" style:family="text">
      <style:text-properties style:text-line-through-style="none" fo:font-style="normal" style:font-style-asian="normal" style:font-style-complex="normal" fo:color="#66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8" style:family="text">
      <style:text-properties style:text-line-through-style="none" fo:font-style="normal" style:font-style-asian="normal" style:font-style-complex="normal" fo:color="#66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9" style:family="text">
      <style:text-properties style:text-line-through-style="none" fo:font-style="normal" style:font-style-asian="normal" style:font-style-complex="normal" fo:color="#66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10" style:family="text">
      <style:text-properties style:text-line-through-style="none" fo:font-style="normal" style:font-style-asian="normal" style:font-style-complex="normal" fo:color="#66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11" style:family="text">
      <style:text-properties style:text-line-through-style="none" fo:font-style="normal" style:font-style-asian="normal" style:font-style-complex="normal" fo:color="#66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12" style:family="text">
      <style:text-properties style:text-line-through-style="none" fo:font-style="normal" style:font-style-asian="normal" style:font-style-complex="normal" fo:color="#66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" style:family="paragraph" style:parent-style-name="Standard">
      <style:paragraph-properties fo:break-before="auto" fo:text-indent="0cm" fo:line-height="115%" fo:margin-left="0cm" style:writing-mode="lr-tb"/>
    </style:style>
    <style:style style:name="P13" style:family="paragraph" style:parent-style-name="Standard">
      <style:paragraph-properties fo:break-before="auto" fo:line-height="115%" style:writing-mode="lr-tb"/>
    </style:style>
    <style:style style:name="P14" style:family="paragraph" style:parent-style-name="Standard">
      <style:paragraph-properties fo:break-before="auto" fo:line-height="115%" fo:border-bottom="#808080 0.053cm solid" style:writing-mode="lr-tb"/>
    </style:style>
    <style:style style:name="T14_1" style:family="text"/>
    <style:style style:name="P15" style:family="paragraph" style:parent-style-name="Standard">
      <style:paragraph-properties fo:break-before="auto" fo:line-height="115%" style:writing-mode="lr-tb"/>
    </style:style>
    <style:style style:name="Table2" style:family="table">
      <style:table-properties table:align="left" style:width="15.875cm" fo:margin-left="0cm"/>
    </style:style>
    <style:style style:name="Column3" style:family="table-column">
      <style:table-column-properties style:column-width="3.519cm"/>
    </style:style>
    <style:style style:name="Column4" style:family="table-column">
      <style:table-column-properties style:column-width="12.356cm"/>
    </style:style>
    <style:style style:name="Row3" style:family="table-row"/>
    <style:style style:name="Cell5" style:family="table-cell">
      <style:table-cell-properties fo:background-color="#efefef" style:vertical-align="top" fo:padding-top="0.176cm" fo:border-top="#ffffff 0.106cm solid" fo:padding-bottom="0.176cm" fo:border-bottom="#ffffff 0.106cm solid" fo:padding-left="0.176cm" fo:border-left="#ffffff 0.106cm solid" fo:padding-right="0.176cm" fo:border-right="#ffffff 0.106cm solid"/>
    </style:style>
    <style:style style:name="P1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" style:family="table-cell">
      <style:table-cell-properties fo:background-color="#efefef" style:vertical-align="top" fo:padding-top="0.176cm" fo:border-top="#ffffff 0.106cm solid" fo:padding-bottom="0.176cm" fo:border-bottom="#ffffff 0.106cm solid" fo:padding-left="0.176cm" fo:border-left="#ffffff 0.106cm solid" fo:padding-right="0.176cm" fo:border-right="#ffffff 0.106cm solid"/>
    </style:style>
    <style:style style:name="P1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4" style:family="table-row"/>
    <style:style style:name="Cell7" style:family="table-cell">
      <style:table-cell-properties fo:background-color="#efefef" style:vertical-align="top" fo:padding-top="0.176cm" fo:border-top="#ffffff 0.106cm solid" fo:padding-bottom="0.176cm" fo:border-bottom="#ffffff 0.106cm solid" fo:padding-left="0.176cm" fo:border-left="#ffffff 0.106cm solid" fo:padding-right="0.176cm" fo:border-right="#ffffff 0.106cm solid"/>
    </style:style>
    <style:style style:name="P1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8" style:family="table-cell">
      <style:table-cell-properties fo:background-color="#efefef" style:vertical-align="top" fo:padding-top="0.176cm" fo:border-top="#ffffff 0.106cm solid" fo:padding-bottom="0.176cm" fo:border-bottom="#ffffff 0.106cm solid" fo:padding-left="0.176cm" fo:border-left="#ffffff 0.106cm solid" fo:padding-right="0.176cm" fo:border-right="#ffffff 0.106cm solid"/>
    </style:style>
    <style:style style:name="P1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5" style:family="table-row"/>
    <style:style style:name="Cell9" style:family="table-cell">
      <style:table-cell-properties fo:background-color="#efefef" style:vertical-align="top" fo:padding-top="0.176cm" fo:border-top="#ffffff 0.106cm solid" fo:padding-bottom="0.176cm" fo:border-bottom="#ffffff 0.106cm solid" fo:padding-left="0.176cm" fo:border-left="#ffffff 0.106cm solid" fo:padding-right="0.176cm" fo:border-right="#ffffff 0.106cm solid"/>
    </style:style>
    <style:style style:name="P2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0" style:family="table-cell">
      <style:table-cell-properties fo:background-color="#efefef" style:vertical-align="middle" fo:padding-top="0.176cm" fo:border-top="#ffffff 0.106cm solid" fo:padding-bottom="0.176cm" fo:border-bottom="#ffffff 0.106cm solid" fo:padding-left="0.176cm" fo:border-left="#ffffff 0.106cm solid" fo:padding-right="0.176cm" fo:border-right="#ffffff 0.106cm solid"/>
    </style:style>
    <style:style style:name="P2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6" style:family="table-row"/>
    <style:style style:name="Cell11" style:family="table-cell">
      <style:table-cell-properties fo:background-color="#efefef" style:vertical-align="top" fo:padding-top="0.176cm" fo:border-top="#ffffff 0.106cm solid" fo:padding-bottom="0.176cm" fo:border-bottom="#ffffff 0.106cm solid" fo:padding-left="0.176cm" fo:border-left="#ffffff 0.106cm solid" fo:padding-right="0.176cm" fo:border-right="#ffffff 0.106cm solid"/>
    </style:style>
    <style:style style:name="P2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2" style:family="table-cell">
      <style:table-cell-properties fo:background-color="#efefef" style:vertical-align="middle" fo:padding-top="0.176cm" fo:border-top="#ffffff 0.106cm solid" fo:padding-bottom="0.176cm" fo:border-bottom="#ffffff 0.106cm solid" fo:padding-left="0.176cm" fo:border-left="#ffffff 0.106cm solid" fo:padding-right="0.176cm" fo:border-right="#ffffff 0.106cm solid"/>
    </style:style>
    <style:style style:name="P2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7" style:family="table-row"/>
    <style:style style:name="Cell13" style:family="table-cell">
      <style:table-cell-properties fo:background-color="#efefef" style:vertical-align="top" fo:padding-top="0.176cm" fo:border-top="#ffffff 0.106cm solid" fo:padding-bottom="0.176cm" fo:border-bottom="#ffffff 0.106cm solid" fo:padding-left="0.176cm" fo:border-left="#ffffff 0.106cm solid" fo:padding-right="0.176cm" fo:border-right="#ffffff 0.106cm solid"/>
    </style:style>
    <style:style style:name="P2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4" style:family="table-cell">
      <style:table-cell-properties fo:background-color="#efefef" style:vertical-align="middle" fo:padding-top="0.176cm" fo:border-top="#ffffff 0.106cm solid" fo:padding-bottom="0.176cm" fo:border-bottom="#ffffff 0.106cm solid" fo:padding-left="0.176cm" fo:border-left="#ffffff 0.106cm solid" fo:padding-right="0.176cm" fo:border-right="#ffffff 0.106cm solid"/>
    </style:style>
    <style:style style:name="P2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6" style:family="paragraph" style:parent-style-name="Standard">
      <style:paragraph-properties fo:break-before="auto" fo:line-height="115%" style:writing-mode="lr-tb"/>
    </style:style>
    <style:style style:name="P27" style:family="paragraph" style:parent-style-name="Standard">
      <style:paragraph-properties fo:break-before="auto" fo:line-height="115%" style:writing-mode="lr-tb"/>
    </style:style>
    <style:style style:name="P28" style:family="paragraph" style:parent-style-name="Standard">
      <style:paragraph-properties fo:break-before="auto" fo:line-height="115%" fo:border-bottom="#808080 0.053cm solid" style:writing-mode="lr-tb"/>
    </style:style>
    <style:style style:name="T28_1" style:family="text"/>
    <style:style style:name="T28_2" style:family="text"/>
    <style:style style:name="T28_3" style:family="text"/>
    <style:style style:name="T28_4" style:family="text"/>
    <style:style style:name="T28_5" style:family="text"/>
    <style:style style:name="P29" style:family="paragraph" style:parent-style-name="Standard">
      <style:paragraph-properties fo:break-before="auto" fo:line-height="115%" style:writing-mode="lr-tb"/>
    </style:style>
    <style:style style:name="P30" style:family="paragraph" style:parent-style-name="Standard">
      <style:paragraph-properties fo:break-before="auto" fo:line-height="115%" style:writing-mode="lr-tb"/>
    </style:style>
    <style:style style:name="T30_1" style:family="text"/>
    <style:style style:name="P31" style:family="paragraph" style:parent-style-name="Standard">
      <style:paragraph-properties fo:break-before="auto" fo:line-height="115%" style:writing-mode="lr-tb"/>
    </style:style>
    <style:style style:name="T31_1" style:family="text"/>
    <style:style style:name="T31_2" style:family="text"/>
    <style:style style:name="T31_3" style:family="text"/>
    <style:style style:name="T31_4" style:family="text"/>
    <style:style style:name="T31_5" style:family="text"/>
    <style:style style:name="T31_6" style:family="text"/>
    <style:style style:name="T31_7" style:family="text"/>
    <style:style style:name="T31_8" style:family="text"/>
    <style:style style:name="T31_9" style:family="text"/>
    <style:style style:name="T31_10" style:family="text"/>
    <style:style style:name="P32" style:family="paragraph" style:parent-style-name="Standard">
      <style:paragraph-properties fo:break-before="auto" fo:line-height="115%" style:writing-mode="lr-tb"/>
    </style:style>
    <style:style style:name="T32_1" style:family="text"/>
    <style:style style:name="T32_2" style:family="text"/>
    <style:style style:name="T32_3" style:family="text"/>
    <style:style style:name="T32_4" style:family="text"/>
    <style:style style:name="T32_5" style:family="text"/>
    <style:style style:name="T32_6" style:family="text"/>
    <style:style style:name="P33" style:family="paragraph" style:parent-style-name="Standard">
      <style:paragraph-properties fo:break-before="auto" fo:line-height="115%" style:writing-mode="lr-tb"/>
    </style:style>
    <style:style style:name="T33_1" style:family="text"/>
    <style:style style:name="T33_2" style:family="text"/>
    <style:style style:name="T33_3" style:family="text"/>
    <style:style style:name="T33_4" style:family="text"/>
    <style:style style:name="T33_5" style:family="text"/>
    <style:style style:name="T33_6" style:family="text"/>
    <style:style style:name="T33_7" style:family="text"/>
    <style:style style:name="T33_8" style:family="text"/>
    <style:style style:name="T33_9" style:family="text"/>
    <style:style style:name="T33_10" style:family="text"/>
    <style:style style:name="T33_11" style:family="text"/>
    <style:style style:name="T33_12" style:family="text"/>
    <style:style style:name="T33_13" style:family="text"/>
    <style:style style:name="T33_14" style:family="text"/>
    <style:style style:name="P34" style:family="paragraph" style:parent-style-name="Standard">
      <style:paragraph-properties fo:break-before="auto" fo:line-height="115%" style:writing-mode="lr-tb"/>
    </style:style>
    <style:style style:name="P35" style:family="paragraph" style:parent-style-name="Standard">
      <style:paragraph-properties fo:break-before="page" fo:line-height="115%" style:writing-mode="lr-tb"/>
    </style:style>
    <style:style style:name="P36" style:family="paragraph" style:parent-style-name="Standard">
      <style:paragraph-properties fo:break-before="auto" fo:line-height="115%" style:writing-mode="lr-tb"/>
    </style:style>
    <style:style style:name="P37" style:family="paragraph" style:parent-style-name="Standard">
      <style:paragraph-properties fo:break-before="auto" fo:line-height="115%" style:writing-mode="lr-tb"/>
    </style:style>
    <style:style style:name="P38" style:family="paragraph" style:parent-style-name="Standard">
      <style:paragraph-properties fo:break-before="auto" fo:line-height="115%" fo:border-bottom="#808080 0.053cm solid" style:writing-mode="lr-tb"/>
    </style:style>
    <style:style style:name="T38_1" style:family="text"/>
    <style:style style:name="T38_2" style:family="text"/>
    <style:style style:name="T38_3" style:family="text"/>
    <style:style style:name="T38_4" style:family="text"/>
    <style:style style:name="T38_5" style:family="text"/>
    <style:style style:name="P39" style:family="paragraph" style:parent-style-name="Standard">
      <style:paragraph-properties fo:break-before="auto" fo:line-height="115%" style:writing-mode="lr-tb"/>
    </style:style>
    <style:style style:name="Table3" style:family="table">
      <style:table-properties table:align="left" style:width="15.921cm" fo:margin-left="0cm"/>
    </style:style>
    <style:style style:name="Column5" style:family="table-column">
      <style:table-column-properties style:column-width="15.921cm"/>
    </style:style>
    <style:style style:name="Row8" style:family="table-row"/>
    <style:style style:name="Cell15" style:family="table-cell">
      <style:table-cell-properties fo:background-color="#efefef" style:vertical-align="top" fo:padding-top="0.176cm" fo:border-top="#ffffff 0.106cm solid" fo:padding-bottom="0.176cm" fo:border-bottom="#ffffff 0.106cm solid" fo:padding-left="0.176cm" fo:border-left="#ffffff 0.106cm solid" fo:padding-right="0.176cm" fo:border-right="#ffffff 0.106cm solid"/>
    </style:style>
    <style:style style:name="P40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1" style:family="paragraph" style:parent-style-name="Standard">
      <style:paragraph-properties fo:text-align="left" fo:break-before="auto" fo:text-indent="0cm" fo:line-height="115%" fo:margin-top="0cm" fo:margin-left="0.635cm" fo:margin-right="0cm" fo:orphans="2" fo:widows="2" style:writing-mode="lr-tb"/>
    </style:style>
    <style:style style:name="T41_1" style:family="text"/>
    <style:style style:name="T41_2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41_3" style:family="text"/>
    <style:style style:name="T41_4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41_5" style:family="text"/>
    <style:style style:name="T41_6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41_7" style:family="text"/>
    <style:style style:name="T41_8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41_9" style:family="text"/>
    <style:style style:name="T41_10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41_11" style:family="text"/>
    <style:style style:name="T41_12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41_13" style:family="text"/>
    <style:style style:name="T41_14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41_15" style:family="text"/>
    <style:style style:name="T41_16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41_17" style:family="text"/>
    <style:style style:name="T41_18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41_19" style:family="text"/>
    <style:style style:name="T41_20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41_21" style:family="text"/>
    <style:style style:name="T41_22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41_23" style:family="text"/>
    <style:style style:name="T41_24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41_25" style:family="text"/>
    <style:style style:name="T41_26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41_27" style:family="text"/>
    <style:style style:name="T41_28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41_29" style:family="text"/>
    <style:style style:name="T41_30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41_31" style:family="text"/>
    <style:style style:name="T41_32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41_33" style:family="text"/>
    <style:style style:name="T41_34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41_35" style:family="text"/>
    <style:style style:name="T41_36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41_37" style:family="text"/>
    <style:style style:name="T41_38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41_39" style:family="text"/>
    <style:style style:name="T41_40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41_41" style:family="text"/>
    <style:style style:name="T41_42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41_43" style:family="text"/>
    <style:style style:name="T41_44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41_45" style:family="text"/>
    <style:style style:name="T41_46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41_47" style:family="text"/>
    <style:style style:name="T41_48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41_49" style:family="text"/>
    <style:style style:name="T41_50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42" style:family="paragraph" style:parent-style-name="Standard">
      <style:paragraph-properties fo:text-align="left" fo:break-before="auto" fo:text-indent="0cm" fo:line-height="115%" fo:margin-top="0cm" fo:margin-left="1.27cm" fo:margin-right="0cm" fo:orphans="2" fo:widows="2" style:writing-mode="lr-tb"/>
    </style:style>
    <style:style style:name="T42_1" style:family="text"/>
    <style:style style:name="T42_2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43" style:family="paragraph" style:parent-style-name="Standard">
      <style:paragraph-properties fo:text-align="left" fo:break-before="auto" fo:text-indent="0cm" fo:line-height="115%" fo:margin-top="0cm" fo:margin-left="0.635cm" fo:margin-right="0cm" fo:orphans="2" fo:widows="2" style:writing-mode="lr-tb"/>
    </style:style>
    <style:style style:name="T43_1" style:family="text"/>
    <style:style style:name="T43_2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43_3" style:family="text"/>
    <style:style style:name="T43_4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43_5" style:family="text"/>
    <style:style style:name="T43_6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43_7" style:family="text"/>
    <style:style style:name="T43_8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43_9" style:family="text"/>
    <style:style style:name="T43_10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43_11" style:family="text"/>
    <style:style style:name="T43_12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43_13" style:family="text"/>
    <style:style style:name="T43_14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43_15" style:family="text"/>
    <style:style style:name="T43_16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43_17" style:family="text"/>
    <style:style style:name="T43_18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43_19" style:family="text"/>
    <style:style style:name="T43_20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43_21" style:family="text"/>
    <style:style style:name="T43_22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43_23" style:family="text"/>
    <style:style style:name="T43_24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43_25" style:family="text"/>
    <style:style style:name="T43_26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43_27" style:family="text"/>
    <style:style style:name="T43_28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43_29" style:family="text"/>
    <style:style style:name="T43_30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43_31" style:family="text"/>
    <style:style style:name="T43_32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43_33" style:family="text"/>
    <style:style style:name="T43_34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43_35" style:family="text"/>
    <style:style style:name="T43_36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43_37" style:family="text"/>
    <style:style style:name="T43_38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43_39" style:family="text"/>
    <style:style style:name="T43_40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43_41" style:family="text"/>
    <style:style style:name="T43_42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44" style:family="paragraph" style:parent-style-name="Standard">
      <style:paragraph-properties fo:text-align="left" fo:break-before="auto" fo:text-indent="0cm" fo:line-height="115%" fo:margin-top="0cm" fo:margin-left="1.27cm" fo:margin-right="0cm" fo:orphans="2" fo:widows="2" style:writing-mode="lr-tb"/>
    </style:style>
    <style:style style:name="T44_1" style:family="text"/>
    <style:style style:name="T44_2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45" style:family="paragraph" style:parent-style-name="Standard">
      <style:paragraph-properties fo:text-align="left" fo:break-before="auto" fo:text-indent="0cm" fo:line-height="115%" fo:margin-top="0cm" fo:margin-left="0.635cm" fo:margin-right="0cm" fo:orphans="2" fo:widows="2" style:writing-mode="lr-tb"/>
    </style:style>
    <style:style style:name="T45_1" style:family="text"/>
    <style:style style:name="T45_2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45_3" style:family="text"/>
    <style:style style:name="T45_4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45_5" style:family="text"/>
    <style:style style:name="T45_6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45_7" style:family="text"/>
    <style:style style:name="T45_8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45_9" style:family="text"/>
    <style:style style:name="T45_10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45_11" style:family="text"/>
    <style:style style:name="T45_12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45_13" style:family="text"/>
    <style:style style:name="T45_14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45_15" style:family="text"/>
    <style:style style:name="T45_16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45_17" style:family="text"/>
    <style:style style:name="T45_18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45_19" style:family="text"/>
    <style:style style:name="T45_20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45_21" style:family="text"/>
    <style:style style:name="T45_22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46" style:family="paragraph" style:parent-style-name="Standard">
      <style:paragraph-properties fo:text-align="left" fo:break-before="auto" fo:text-indent="0cm" fo:line-height="115%" fo:margin-top="0cm" fo:margin-left="1.27cm" fo:margin-right="0cm" fo:orphans="2" fo:widows="2" style:writing-mode="lr-tb"/>
    </style:style>
    <style:style style:name="T46_1" style:family="text"/>
    <style:style style:name="T46_2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47" style:family="paragraph" style:parent-style-name="Standard">
      <style:paragraph-properties fo:text-align="left" fo:break-before="auto" fo:text-indent="0cm" fo:line-height="115%" fo:margin-top="0cm" fo:margin-left="0.635cm" fo:margin-right="0cm" fo:orphans="2" fo:widows="2" style:writing-mode="lr-tb"/>
    </style:style>
    <style:style style:name="T47_1" style:family="text"/>
    <style:style style:name="T47_2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47_3" style:family="text"/>
    <style:style style:name="T47_4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47_5" style:family="text"/>
    <style:style style:name="T47_6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47_7" style:family="text"/>
    <style:style style:name="T47_8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47_9" style:family="text"/>
    <style:style style:name="T47_10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47_11" style:family="text"/>
    <style:style style:name="T47_12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47_13" style:family="text"/>
    <style:style style:name="T47_14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48" style:family="paragraph" style:parent-style-name="Standard">
      <style:paragraph-properties fo:text-align="left" fo:break-before="auto" fo:text-indent="0cm" fo:line-height="115%" fo:margin-top="0cm" fo:margin-left="1.27cm" fo:margin-right="0cm" fo:orphans="2" fo:widows="2" style:writing-mode="lr-tb"/>
    </style:style>
    <style:style style:name="T48_1" style:family="text"/>
    <style:style style:name="T48_2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49" style:family="paragraph" style:parent-style-name="Standard">
      <style:paragraph-properties fo:text-align="left" fo:break-before="auto" fo:text-indent="0cm" fo:line-height="115%" fo:margin-top="0cm" fo:margin-left="1.27cm" fo:margin-right="0cm" fo:orphans="2" fo:widows="2" style:writing-mode="lr-tb"/>
    </style:style>
    <style:style style:name="T49_1" style:family="text"/>
    <style:style style:name="T49_2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50" style:family="paragraph" style:parent-style-name="Standard">
      <style:paragraph-properties fo:text-align="left" fo:break-before="auto" fo:text-indent="0cm" fo:line-height="115%" fo:margin-top="0cm" fo:margin-left="1.27cm" fo:margin-right="0cm" fo:orphans="2" fo:widows="2" style:writing-mode="lr-tb"/>
    </style:style>
    <style:style style:name="T50_1" style:family="text"/>
    <style:style style:name="T50_2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5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2" style:family="paragraph" style:parent-style-name="Standard">
      <style:paragraph-properties fo:break-before="auto" fo:line-height="115%" style:writing-mode="lr-tb"/>
    </style:style>
    <style:style style:name="P53" style:family="paragraph" style:parent-style-name="Standard">
      <style:paragraph-properties fo:break-before="page" fo:line-height="115%" style:writing-mode="lr-tb"/>
    </style:style>
    <style:style style:name="P54" style:family="paragraph" style:parent-style-name="Heading_20_1">
      <style:paragraph-properties fo:text-align="center" fo:break-before="auto" fo:line-height="115%" style:writing-mode="lr-tb"/>
    </style:style>
    <style:style style:name="T54_1" style:family="text"/>
    <style:style style:name="T54_2" style:family="text"/>
    <style:style style:name="T54_3" style:family="text"/>
    <style:style style:name="T54_4" style:family="text"/>
    <style:style style:name="T54_5" style:family="text"/>
    <style:style style:name="T54_6" style:family="text"/>
    <style:style style:name="T54_7" style:family="text"/>
    <style:style style:name="T54_8" style:family="text"/>
    <style:style style:name="T54_9" style:family="text"/>
    <style:style style:name="T54_10" style:family="text"/>
    <style:style style:name="T54_11" style:family="text"/>
    <style:style style:name="T54_12" style:family="text"/>
    <style:style style:name="T54_13" style:family="text"/>
    <style:style style:name="T54_14" style:family="text"/>
    <style:style style:name="T54_15" style:family="text"/>
    <style:style style:name="T54_16" style:family="text"/>
    <style:style style:name="T54_17" style:family="text"/>
    <style:style style:name="T54_18" style:family="text"/>
    <style:style style:name="T54_19" style:family="text"/>
    <style:style style:name="T54_20" style:family="text"/>
    <style:style style:name="T54_21" style:family="text"/>
    <style:style style:name="T54_22" style:family="text"/>
    <style:style style:name="T54_23" style:family="text"/>
    <style:style style:name="T54_24" style:family="text"/>
    <style:style style:name="T54_25" style:family="text"/>
    <style:style style:name="P55" style:family="paragraph" style:parent-style-name="Standard">
      <style:paragraph-properties fo:break-before="auto" fo:line-height="115%" fo:margin-top="0cm" style:writing-mode="lr-tb"/>
    </style:style>
    <style:style style:name="Table4" style:family="table">
      <style:table-properties table:align="left" style:width="15.875cm" fo:margin-left="0cm"/>
    </style:style>
    <style:style style:name="Column6" style:family="table-column">
      <style:table-column-properties style:column-width="3.069cm"/>
    </style:style>
    <style:style style:name="Column7" style:family="table-column">
      <style:table-column-properties style:column-width="12.806cm"/>
    </style:style>
    <style:style style:name="Row9" style:family="table-row"/>
    <style:style style:name="Cell16" style:family="table-cell">
      <style:table-cell-properties fo:background-color="#efefef" style:vertical-align="top" fo:padding-top="0.176cm" fo:border-top="#ffffff 0.106cm solid" fo:padding-bottom="0.176cm" fo:border-bottom="#ffffff 0.106cm solid" fo:padding-left="0.176cm" fo:border-left="#ffffff 0.106cm solid" fo:padding-right="0.176cm" fo:border-right="#ffffff 0.106cm solid"/>
    </style:style>
    <style:style style:name="P5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5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7" style:family="table-cell">
      <style:table-cell-properties fo:background-color="#efefef" style:vertical-align="top" fo:padding-top="0.176cm" fo:border-top="#ffffff 0.106cm solid" fo:padding-bottom="0.176cm" fo:border-bottom="#ffffff 0.106cm solid" fo:padding-left="0.176cm" fo:border-left="#ffffff 0.106cm solid" fo:padding-right="0.176cm" fo:border-right="#ffffff 0.106cm solid"/>
    </style:style>
    <style:style style:name="P5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5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0" style:family="table-row"/>
    <style:style style:name="Cell18" style:family="table-cell">
      <style:table-cell-properties fo:background-color="#efefef" style:vertical-align="top" fo:padding-top="0.176cm" fo:border-top="#ffffff 0.106cm solid" fo:padding-bottom="0.176cm" fo:border-bottom="#ffffff 0.106cm solid" fo:padding-left="0.176cm" fo:border-left="#ffffff 0.106cm solid" fo:padding-right="0.176cm" fo:border-right="#ffffff 0.106cm solid"/>
    </style:style>
    <style:style style:name="P5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5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9" style:family="table-cell">
      <style:table-cell-properties fo:background-color="#efefef" style:vertical-align="middle" fo:padding-top="0.176cm" fo:border-top="#ffffff 0.106cm solid" fo:padding-bottom="0.176cm" fo:border-bottom="#ffffff 0.106cm solid" fo:padding-left="0.176cm" fo:border-left="#ffffff 0.106cm solid" fo:padding-right="0.176cm" fo:border-right="#ffffff 0.106cm solid"/>
    </style:style>
    <style:style style:name="P5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5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1" style:family="table-row"/>
    <style:style style:name="Cell20" style:family="table-cell">
      <style:table-cell-properties fo:background-color="#efefef" style:vertical-align="top" fo:padding-top="0.176cm" fo:border-top="#ffffff 0.106cm solid" fo:padding-bottom="0.176cm" fo:border-bottom="#ffffff 0.106cm solid" fo:padding-left="0.176cm" fo:border-left="#ffffff 0.106cm solid" fo:padding-right="0.176cm" fo:border-right="#ffffff 0.106cm solid"/>
    </style:style>
    <style:style style:name="P6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6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1" style:family="table-cell">
      <style:table-cell-properties fo:background-color="#efefef" style:vertical-align="middle" fo:padding-top="0.176cm" fo:border-top="#ffffff 0.106cm solid" fo:padding-bottom="0.176cm" fo:border-bottom="#ffffff 0.106cm solid" fo:padding-left="0.176cm" fo:border-left="#ffffff 0.106cm solid" fo:padding-right="0.176cm" fo:border-right="#ffffff 0.106cm solid"/>
    </style:style>
    <style:style style:name="P61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6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5" style:family="text"/>
    <style:style style:name="T61_6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61_7" style:family="text"/>
    <style:style style:name="T61_8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61_9" style:family="text"/>
    <style:style style:name="T61_10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61_11" style:family="text"/>
    <style:style style:name="T61_12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61_13" style:family="text"/>
    <style:style style:name="T61_14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61_15" style:family="text"/>
    <style:style style:name="T61_16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61_17" style:family="text"/>
    <style:style style:name="T61_18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61_19" style:family="text"/>
    <style:style style:name="T61_20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61_21" style:family="text"/>
    <style:style style:name="T61_22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61_23" style:family="text"/>
    <style:style style:name="T61_24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61_25" style:family="text"/>
    <style:style style:name="T61_26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61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6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5" style:family="text"/>
    <style:style style:name="T62_6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62_7" style:family="text"/>
    <style:style style:name="T62_8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62_9" style:family="text"/>
    <style:style style:name="T62_10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62_11" style:family="text"/>
    <style:style style:name="T62_12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62_13" style:family="text"/>
    <style:style style:name="T62_14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62_15" style:family="text"/>
    <style:style style:name="T62_16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62_17" style:family="text"/>
    <style:style style:name="T62_18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62_19" style:family="text"/>
    <style:style style:name="T62_20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62_21" style:family="text"/>
    <style:style style:name="T62_22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62_23" style:family="text"/>
    <style:style style:name="T62_24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62_25" style:family="text"/>
    <style:style style:name="T62_26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62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3" style:family="paragraph" style:parent-style-name="Standard">
      <style:paragraph-properties fo:break-before="auto" fo:line-height="115%" style:writing-mode="lr-tb"/>
    </style:style>
    <style:style style:name="Table5" style:family="table">
      <style:table-properties table:align="left" style:width="15.921cm" fo:margin-left="0cm"/>
    </style:style>
    <style:style style:name="Column8" style:family="table-column">
      <style:table-column-properties style:column-width="1.535cm"/>
    </style:style>
    <style:style style:name="Column9" style:family="table-column">
      <style:table-column-properties style:column-width="2.858cm"/>
    </style:style>
    <style:style style:name="Column10" style:family="table-column">
      <style:table-column-properties style:column-width="11.529cm"/>
    </style:style>
    <style:style style:name="Row12" style:family="table-row"/>
    <style:style style:name="Cell22" style:family="table-cell">
      <style:table-cell-properties fo:background-color="#efefef" style:vertical-align="top" fo:padding-top="0.176cm" fo:border-top="#ffffff 0.106cm solid" fo:padding-bottom="0.176cm" fo:border-bottom="#ffffff 0.106cm solid" fo:padding-left="0.176cm" fo:border-left="#ffffff 0.106cm solid" fo:padding-right="0.176cm" fo:border-right="#ffffff 0.106cm solid"/>
    </style:style>
    <style:style style:name="P6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6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3" style:family="table-cell">
      <style:table-cell-properties fo:background-color="#efefef" style:vertical-align="top" fo:padding-top="0.176cm" fo:border-top="#ffffff 0.106cm solid" fo:padding-bottom="0.176cm" fo:border-bottom="#ffffff 0.106cm solid" fo:padding-left="0.176cm" fo:border-left="#ffffff 0.106cm solid" fo:padding-right="0.176cm" fo:border-right="#ffffff 0.106cm solid"/>
    </style:style>
    <style:style style:name="P6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6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4" style:family="table-cell">
      <style:table-cell-properties fo:background-color="#efefef" style:vertical-align="top" fo:padding-top="0.176cm" fo:border-top="#ffffff 0.106cm solid" fo:padding-bottom="0.176cm" fo:border-bottom="#ffffff 0.106cm solid" fo:padding-left="0.176cm" fo:border-left="#ffffff 0.106cm solid" fo:padding-right="0.176cm" fo:border-right="#ffffff 0.106cm solid"/>
    </style:style>
    <style:style style:name="P6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6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3" style:family="table-row"/>
    <style:style style:name="Cell25" style:family="table-cell">
      <style:table-cell-properties fo:background-color="#efefef" style:vertical-align="top" fo:padding-top="0.176cm" fo:border-top="#ffffff 0.106cm solid" fo:padding-bottom="0.176cm" fo:border-bottom="#ffffff 0.106cm solid" fo:padding-left="0.176cm" fo:border-left="#ffffff 0.106cm solid" fo:padding-right="0.176cm" fo:border-right="#ffffff 0.106cm solid"/>
    </style:style>
    <style:style style:name="P6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6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6" style:family="table-cell">
      <style:table-cell-properties fo:background-color="#efefef" style:vertical-align="top" fo:padding-top="0.176cm" fo:border-top="#ffffff 0.106cm solid" fo:padding-bottom="0.176cm" fo:border-bottom="#ffffff 0.106cm solid" fo:padding-left="0.176cm" fo:border-left="#ffffff 0.106cm solid" fo:padding-right="0.176cm" fo:border-right="#ffffff 0.106cm solid"/>
    </style:style>
    <style:style style:name="P6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6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7" style:family="table-cell">
      <style:table-cell-properties fo:background-color="#efefef" style:vertical-align="middle" fo:padding-top="0.176cm" fo:border-top="#ffffff 0.106cm solid" fo:padding-bottom="0.176cm" fo:border-bottom="#ffffff 0.106cm solid" fo:padding-left="0.176cm" fo:border-left="#ffffff 0.106cm solid" fo:padding-right="0.176cm" fo:border-right="#ffffff 0.106cm solid"/>
    </style:style>
    <style:style style:name="P6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6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0" style:family="paragraph" style:parent-style-name="Standard">
      <style:paragraph-properties fo:break-before="auto" fo:line-height="115%" style:writing-mode="lr-tb"/>
    </style:style>
    <style:style style:name="Table6" style:family="table">
      <style:table-properties table:align="left" style:width="15.923cm" fo:margin-left="0cm"/>
    </style:style>
    <style:style style:name="Column11" style:family="table-column">
      <style:table-column-properties style:column-width="5.308cm"/>
    </style:style>
    <style:style style:name="Column12" style:family="table-column">
      <style:table-column-properties style:column-width="5.308cm"/>
    </style:style>
    <style:style style:name="Column13" style:family="table-column">
      <style:table-column-properties style:column-width="5.308cm"/>
    </style:style>
    <style:style style:name="Row14" style:family="table-row"/>
    <style:style style:name="Cell28" style:family="table-cell">
      <style:table-cell-properties fo:background-color="#efefef" style:vertical-align="top" fo:padding-top="0.176cm" fo:border-top="#ffffff 0.106cm solid" fo:padding-bottom="0.176cm" fo:border-bottom="#ffffff 0.106cm solid" fo:padding-left="0.176cm" fo:border-left="#ffffff 0.106cm solid" fo:padding-right="0.176cm" fo:border-right="#ffffff 0.106cm solid"/>
    </style:style>
    <style:style style:name="P7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7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9" style:family="table-cell">
      <style:table-cell-properties fo:background-color="#efefef" style:vertical-align="top" fo:padding-top="0.176cm" fo:border-top="#ffffff 0.106cm solid" fo:padding-bottom="0.176cm" fo:border-bottom="#ffffff 0.106cm solid" fo:padding-left="0.176cm" fo:border-left="#ffffff 0.106cm solid" fo:padding-right="0.176cm" fo:border-right="#ffffff 0.106cm solid"/>
    </style:style>
    <style:style style:name="P7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7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0" style:family="table-cell">
      <style:table-cell-properties fo:background-color="#efefef" style:vertical-align="top" fo:padding-top="0.176cm" fo:border-top="#ffffff 0.106cm solid" fo:padding-bottom="0.176cm" fo:border-bottom="#ffffff 0.106cm solid" fo:padding-left="0.176cm" fo:border-left="#ffffff 0.106cm solid" fo:padding-right="0.176cm" fo:border-right="#ffffff 0.106cm solid"/>
    </style:style>
    <style:style style:name="P7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73_1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2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3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4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5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6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7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4" style:family="paragraph" style:parent-style-name="Standard">
      <style:paragraph-properties fo:break-before="auto" fo:line-height="115%" style:writing-mode="lr-tb"/>
    </style:style>
    <style:style style:name="P75" style:family="paragraph" style:parent-style-name="Heading_20_2">
      <style:paragraph-properties fo:break-before="auto" fo:line-height="115%" style:writing-mode="lr-tb"/>
    </style:style>
    <style:style style:name="T75_1" style:family="text"/>
    <style:style style:name="P76" style:family="paragraph" style:parent-style-name="Standard">
      <style:paragraph-properties fo:text-align="justify" fo:break-before="auto" fo:line-height="115%" style:writing-mode="lr-tb"/>
    </style:style>
    <style:style style:name="T76_1" style:family="text"/>
    <style:style style:name="T76_2" style:family="text"/>
    <style:style style:name="T76_3" style:family="text"/>
    <style:style style:name="T76_4" style:family="text"/>
    <style:style style:name="T76_5" style:family="text"/>
    <style:style style:name="T76_6" style:family="text"/>
    <style:style style:name="T76_7" style:family="text"/>
    <style:style style:name="T76_8" style:family="text"/>
    <style:style style:name="T76_9" style:family="text"/>
    <style:style style:name="T76_10" style:family="text"/>
    <style:style style:name="T76_11" style:family="text"/>
    <style:style style:name="T76_12" style:family="text"/>
    <style:style style:name="T76_13" style:family="text"/>
    <style:style style:name="T76_14" style:family="text"/>
    <style:style style:name="P77" style:family="paragraph" style:parent-style-name="Standard">
      <style:paragraph-properties fo:text-align="justify" fo:break-before="auto" fo:line-height="115%" style:writing-mode="lr-tb"/>
    </style:style>
    <style:style style:name="T77_1" style:family="text"/>
    <style:style style:name="T77_2" style:family="text"/>
    <style:style style:name="T77_3" style:family="text"/>
    <style:style style:name="T77_4" style:family="text"/>
    <style:style style:name="T77_5" style:family="text"/>
    <style:style style:name="T77_6" style:family="text"/>
    <style:style style:name="T77_7" style:family="text"/>
    <style:style style:name="T77_8" style:family="text"/>
    <style:style style:name="T77_9" style:family="text"/>
    <style:style style:name="T77_10" style:family="text"/>
    <style:style style:name="T77_11" style:family="text"/>
    <style:style style:name="T77_12" style:family="text"/>
    <style:style style:name="P78" style:family="paragraph" style:parent-style-name="Standard">
      <style:paragraph-properties fo:text-align="justify" fo:break-before="auto" fo:line-height="115%" style:writing-mode="lr-tb"/>
    </style:style>
    <style:style style:name="T78_1" style:family="text"/>
    <style:style style:name="T78_2" style:family="text"/>
    <style:style style:name="T78_3" style:family="text"/>
    <style:style style:name="T78_4" style:family="text"/>
    <style:style style:name="T78_5" style:family="text"/>
    <style:style style:name="T78_6" style:family="text"/>
    <style:style style:name="T78_7" style:family="text"/>
    <style:style style:name="T78_8" style:family="text"/>
    <style:style style:name="T78_9" style:family="text"/>
    <style:style style:name="T78_10" style:family="text"/>
    <style:style style:name="P79" style:family="paragraph" style:parent-style-name="Standard">
      <style:paragraph-properties fo:text-align="justify" fo:break-before="auto" fo:line-height="115%" style:writing-mode="lr-tb"/>
    </style:style>
    <style:style style:name="T79_1" style:family="text"/>
    <style:style style:name="T79_2" style:family="text"/>
    <style:style style:name="T79_3" style:family="text"/>
    <style:style style:name="T79_4" style:family="text"/>
    <style:style style:name="T79_5" style:family="text"/>
    <style:style style:name="T79_6" style:family="text"/>
    <style:style style:name="T79_7" style:family="text"/>
    <style:style style:name="T79_8" style:family="text"/>
    <style:style style:name="T79_9" style:family="text"/>
    <style:style style:name="T79_10" style:family="text"/>
    <style:style style:name="T79_11" style:family="text"/>
    <style:style style:name="T79_12" style:family="text"/>
    <style:style style:name="T79_13" style:family="text"/>
    <style:style style:name="T79_14" style:family="text"/>
    <style:style style:name="T79_15" style:family="text"/>
    <style:style style:name="T79_16" style:family="text"/>
    <style:style style:name="T79_17" style:family="text"/>
    <style:style style:name="T79_18" style:family="text"/>
    <style:style style:name="P80" style:family="paragraph" style:parent-style-name="Standard">
      <style:paragraph-properties fo:text-align="justify" fo:break-before="auto" fo:line-height="115%" style:writing-mode="lr-tb"/>
    </style:style>
    <style:style style:name="T80_1" style:family="text"/>
    <style:style style:name="T80_2" style:family="text"/>
    <style:style style:name="T80_3" style:family="text"/>
    <style:style style:name="T80_4" style:family="text"/>
    <style:style style:name="T80_5" style:family="text"/>
    <style:style style:name="T80_6" style:family="text"/>
    <style:style style:name="T80_7" style:family="text"/>
    <style:style style:name="T80_8" style:family="text"/>
    <style:style style:name="T80_9" style:family="text"/>
    <style:style style:name="T80_10" style:family="text"/>
    <style:style style:name="T80_11" style:family="text"/>
    <style:style style:name="T80_12" style:family="text"/>
    <style:style style:name="P81" style:family="paragraph" style:parent-style-name="Standard">
      <style:paragraph-properties fo:text-align="justify" fo:break-before="auto" fo:line-height="115%" style:writing-mode="lr-tb"/>
    </style:style>
    <style:style style:name="T81_1" style:family="text"/>
    <style:style style:name="T81_2" style:family="text"/>
    <style:style style:name="T81_3" style:family="text"/>
    <style:style style:name="T81_4" style:family="text"/>
    <style:style style:name="T81_5" style:family="text"/>
    <style:style style:name="T81_6" style:family="text"/>
    <style:style style:name="T81_7" style:family="text"/>
    <style:style style:name="T81_8" style:family="text"/>
    <style:style style:name="T81_9" style:family="text"/>
    <style:style style:name="T81_10" style:family="text"/>
    <style:style style:name="T81_11" style:family="text"/>
    <style:style style:name="T81_12" style:family="text"/>
    <style:style style:name="T81_13" style:family="text"/>
    <style:style style:name="T81_14" style:family="text"/>
    <style:style style:name="T81_15" style:family="text"/>
    <style:style style:name="T81_16" style:family="text"/>
    <style:style style:name="T81_17" style:family="text"/>
    <style:style style:name="T81_18" style:family="text"/>
    <style:style style:name="T81_19" style:family="text"/>
    <style:style style:name="T81_20" style:family="text"/>
    <style:style style:name="T81_21" style:family="text"/>
    <style:style style:name="T81_22" style:family="text"/>
    <style:style style:name="P82" style:family="paragraph" style:parent-style-name="Standard">
      <style:paragraph-properties fo:text-align="justify" fo:break-before="auto" fo:line-height="115%" style:writing-mode="lr-tb"/>
    </style:style>
    <style:style style:name="T82_1" style:family="text"/>
    <style:style style:name="T82_2" style:family="text"/>
    <style:style style:name="T82_3" style:family="text"/>
    <style:style style:name="T82_4" style:family="text"/>
    <style:style style:name="T82_5" style:family="text"/>
    <style:style style:name="T82_6" style:family="text"/>
    <style:style style:name="T82_7" style:family="text"/>
    <style:style style:name="T82_8" style:family="text"/>
    <style:style style:name="T82_9" style:family="text"/>
    <style:style style:name="T82_10" style:family="text"/>
    <style:style style:name="T82_11" style:family="text"/>
    <style:style style:name="T82_12" style:family="text"/>
    <style:style style:name="P83" style:family="paragraph" style:parent-style-name="Standard">
      <style:paragraph-properties fo:break-before="auto" fo:line-height="115%" style:writing-mode="lr-tb"/>
    </style:style>
    <style:style style:name="P84" style:family="paragraph" style:parent-style-name="Standard">
      <style:paragraph-properties fo:break-before="auto" fo:line-height="115%" fo:margin-top="0cm" style:writing-mode="lr-tb"/>
    </style:style>
    <style:style style:name="P85" style:family="paragraph" style:parent-style-name="Standard">
      <style:paragraph-properties fo:break-before="auto" fo:line-height="115%" fo:margin-top="0cm" style:writing-mode="lr-tb"/>
    </style:style>
    <style:style style:name="T85_1" style:family="text">
      <style:text-properties fo:color="#660000"/>
    </style:style>
    <style:style style:name="T85_2" style:family="text">
      <style:text-properties fo:color="#660000"/>
    </style:style>
    <style:style style:name="T85_3" style:family="text">
      <style:text-properties fo:color="#660000"/>
    </style:style>
    <style:style style:name="T85_4" style:family="text">
      <style:text-properties fo:color="#660000"/>
    </style:style>
    <style:style style:name="T85_5" style:family="text">
      <style:text-properties fo:color="#660000"/>
    </style:style>
    <style:style style:name="T85_6" style:family="text">
      <style:text-properties fo:color="#660000"/>
    </style:style>
    <style:style style:name="T85_7" style:family="text">
      <style:text-properties fo:color="#660000"/>
    </style:style>
    <style:style style:name="T85_8" style:family="text">
      <style:text-properties fo:color="#660000"/>
    </style:style>
    <style:style style:name="T85_9" style:family="text">
      <style:text-properties fo:color="#660000"/>
    </style:style>
    <style:style style:name="T85_10" style:family="text">
      <style:text-properties fo:color="#660000"/>
    </style:style>
    <style:style style:name="T85_11" style:family="text">
      <style:text-properties fo:color="#660000"/>
    </style:style>
    <style:style style:name="T85_12" style:family="text">
      <style:text-properties fo:color="#660000"/>
    </style:style>
    <style:style style:name="T85_13" style:family="text">
      <style:text-properties fo:color="#660000"/>
    </style:style>
    <style:style style:name="T85_14" style:family="text">
      <style:text-properties fo:color="#660000"/>
    </style:style>
    <style:style style:name="T85_15" style:family="text">
      <style:text-properties fo:color="#660000"/>
    </style:style>
    <style:style style:name="T85_16" style:family="text">
      <style:text-properties fo:color="#660000"/>
    </style:style>
    <style:style style:name="T85_17" style:family="text">
      <style:text-properties fo:color="#660000"/>
    </style:style>
    <style:style style:name="T85_18" style:family="text">
      <style:text-properties fo:color="#660000"/>
    </style:style>
    <style:style style:name="T85_19" style:family="text">
      <style:text-properties fo:color="#660000"/>
    </style:style>
    <style:style style:name="T85_20" style:family="text">
      <style:text-properties fo:color="#660000"/>
    </style:style>
    <style:style style:name="T85_21" style:family="text">
      <style:text-properties fo:color="#660000"/>
    </style:style>
    <style:style style:name="T85_22" style:family="text">
      <style:text-properties fo:color="#660000"/>
    </style:style>
    <style:style style:name="T85_23" style:family="text">
      <style:text-properties fo:color="#660000"/>
    </style:style>
    <style:style style:name="T85_24" style:family="text">
      <style:text-properties fo:color="#660000"/>
    </style:style>
    <style:style style:name="T85_25" style:family="text">
      <style:text-properties fo:color="#660000"/>
    </style:style>
    <style:style style:name="T85_26" style:family="text">
      <style:text-properties fo:color="#660000"/>
    </style:style>
    <style:style style:name="T85_27" style:family="text">
      <style:text-properties fo:color="#660000"/>
    </style:style>
    <style:style style:name="T85_28" style:family="text">
      <style:text-properties fo:color="#660000"/>
    </style:style>
    <style:style style:name="T85_29" style:family="text">
      <style:text-properties fo:color="#660000"/>
    </style:style>
    <style:style style:name="T85_30" style:family="text">
      <style:text-properties fo:color="#660000"/>
    </style:style>
    <style:style style:name="T85_31" style:family="text">
      <style:text-properties fo:color="#660000"/>
    </style:style>
    <style:style style:name="T85_32" style:family="text">
      <style:text-properties fo:color="#660000"/>
    </style:style>
    <style:style style:name="T85_33" style:family="text">
      <style:text-properties fo:color="#660000"/>
    </style:style>
    <style:style style:name="T85_34" style:family="text">
      <style:text-properties fo:color="#660000"/>
    </style:style>
    <style:style style:name="T85_35" style:family="text">
      <style:text-properties fo:color="#660000"/>
    </style:style>
    <style:style style:name="T85_36" style:family="text">
      <style:text-properties fo:color="#660000"/>
    </style:style>
    <style:style style:name="T85_37" style:family="text">
      <style:text-properties fo:color="#660000"/>
    </style:style>
    <style:style style:name="T85_38" style:family="text">
      <style:text-properties fo:color="#660000"/>
    </style:style>
    <style:style style:name="T85_39" style:family="text">
      <style:text-properties fo:color="#660000"/>
    </style:style>
    <style:style style:name="T85_40" style:family="text">
      <style:text-properties fo:color="#660000"/>
    </style:style>
    <style:style style:name="T85_41" style:family="text"/>
    <style:style style:name="T85_42" style:family="text">
      <style:text-properties fo:color="#660000" style:text-underline-style="solid" style:text-underline-color="font-color"/>
    </style:style>
    <style:style style:name="T85_43" style:family="text"/>
    <style:style style:name="T85_44" style:family="text">
      <style:text-properties fo:color="#660000" style:text-underline-style="solid" style:text-underline-color="font-color"/>
    </style:style>
    <style:style style:name="T85_45" style:family="text"/>
    <style:style style:name="T85_46" style:family="text">
      <style:text-properties fo:color="#660000" style:text-underline-style="solid" style:text-underline-color="font-color"/>
    </style:style>
    <style:style style:name="T85_47" style:family="text"/>
    <style:style style:name="T85_48" style:family="text">
      <style:text-properties fo:color="#660000" style:text-underline-style="solid" style:text-underline-color="font-color"/>
    </style:style>
    <style:style style:name="T85_49" style:family="text"/>
    <style:style style:name="T85_50" style:family="text">
      <style:text-properties fo:color="#660000" style:text-underline-style="solid" style:text-underline-color="font-color"/>
    </style:style>
    <style:style style:name="T85_51" style:family="text"/>
    <style:style style:name="T85_52" style:family="text">
      <style:text-properties fo:color="#660000" style:text-underline-style="solid" style:text-underline-color="font-color"/>
    </style:style>
    <style:style style:name="T85_53" style:family="text"/>
    <style:style style:name="T85_54" style:family="text">
      <style:text-properties fo:color="#660000" style:text-underline-style="solid" style:text-underline-color="font-color"/>
    </style:style>
    <style:style style:name="T85_55" style:family="text"/>
    <style:style style:name="T85_56" style:family="text">
      <style:text-properties fo:color="#660000" style:text-underline-style="solid" style:text-underline-color="font-color"/>
    </style:style>
    <style:style style:name="T85_57" style:family="text"/>
    <style:style style:name="T85_58" style:family="text">
      <style:text-properties fo:color="#660000" style:text-underline-style="solid" style:text-underline-color="font-color"/>
    </style:style>
    <style:style style:name="T85_59" style:family="text"/>
    <style:style style:name="T85_60" style:family="text">
      <style:text-properties fo:color="#660000" style:text-underline-style="solid" style:text-underline-color="font-color"/>
    </style:style>
    <style:style style:name="T85_61" style:family="text"/>
    <style:style style:name="T85_62" style:family="text">
      <style:text-properties fo:color="#660000" style:text-underline-style="solid" style:text-underline-color="font-color"/>
    </style:style>
    <style:style style:name="T85_63" style:family="text"/>
    <style:style style:name="T85_64" style:family="text">
      <style:text-properties fo:color="#660000" style:text-underline-style="solid" style:text-underline-color="font-color"/>
    </style:style>
    <style:style style:name="T85_65" style:family="text"/>
    <style:style style:name="T85_66" style:family="text">
      <style:text-properties fo:color="#660000" style:text-underline-style="solid" style:text-underline-color="font-color"/>
    </style:style>
    <style:style style:name="T85_67" style:family="text"/>
    <style:style style:name="T85_68" style:family="text">
      <style:text-properties fo:color="#660000" style:text-underline-style="solid" style:text-underline-color="font-color"/>
    </style:style>
    <style:style style:name="T85_69" style:family="text"/>
    <style:style style:name="T85_70" style:family="text">
      <style:text-properties fo:color="#660000" style:text-underline-style="solid" style:text-underline-color="font-color"/>
    </style:style>
    <style:style style:name="T85_71" style:family="text"/>
    <style:style style:name="T85_72" style:family="text">
      <style:text-properties fo:color="#660000" style:text-underline-style="solid" style:text-underline-color="font-color"/>
    </style:style>
    <style:style style:name="T85_73" style:family="text"/>
    <style:style style:name="T85_74" style:family="text">
      <style:text-properties fo:color="#660000" style:text-underline-style="solid" style:text-underline-color="font-color"/>
    </style:style>
    <style:style style:name="T85_75" style:family="text"/>
    <style:style style:name="T85_76" style:family="text">
      <style:text-properties fo:color="#660000" style:text-underline-style="solid" style:text-underline-color="font-color"/>
    </style:style>
    <style:style style:name="T85_77" style:family="text"/>
    <style:style style:name="T85_78" style:family="text">
      <style:text-properties fo:color="#660000" style:text-underline-style="solid" style:text-underline-color="font-color"/>
    </style:style>
    <style:style style:name="T85_79" style:family="text"/>
    <style:style style:name="T85_80" style:family="text">
      <style:text-properties fo:color="#660000" style:text-underline-style="solid" style:text-underline-color="font-color"/>
    </style:style>
    <style:style style:name="T85_81" style:family="text"/>
    <style:style style:name="T85_82" style:family="text">
      <style:text-properties fo:color="#660000" style:text-underline-style="solid" style:text-underline-color="font-color"/>
    </style:style>
    <style:style style:name="T85_83" style:family="text"/>
    <style:style style:name="T85_84" style:family="text">
      <style:text-properties fo:color="#660000" style:text-underline-style="solid" style:text-underline-color="font-color"/>
    </style:style>
    <style:style style:name="T85_85" style:family="text"/>
    <style:style style:name="T85_86" style:family="text">
      <style:text-properties fo:color="#660000" style:text-underline-style="solid" style:text-underline-color="font-color"/>
    </style:style>
    <style:style style:name="T85_87" style:family="text"/>
    <style:style style:name="T85_88" style:family="text">
      <style:text-properties fo:color="#660000" style:text-underline-style="solid" style:text-underline-color="font-color"/>
    </style:style>
    <style:style style:name="T85_89" style:family="text"/>
    <style:style style:name="T85_90" style:family="text">
      <style:text-properties fo:color="#660000" style:text-underline-style="solid" style:text-underline-color="font-color"/>
    </style:style>
    <style:style style:name="T85_91" style:family="text"/>
    <style:style style:name="T85_92" style:family="text">
      <style:text-properties fo:color="#660000" style:text-underline-style="solid" style:text-underline-color="font-color"/>
    </style:style>
    <style:style style:name="T85_93" style:family="text"/>
    <style:style style:name="T85_94" style:family="text">
      <style:text-properties fo:color="#660000" style:text-underline-style="solid" style:text-underline-color="font-color"/>
    </style:style>
    <style:style style:name="T85_95" style:family="text"/>
    <style:style style:name="T85_96" style:family="text">
      <style:text-properties fo:color="#660000" style:text-underline-style="solid" style:text-underline-color="font-color"/>
    </style:style>
    <style:style style:name="T85_97" style:family="text"/>
    <style:style style:name="T85_98" style:family="text">
      <style:text-properties fo:color="#660000" style:text-underline-style="solid" style:text-underline-color="font-color"/>
    </style:style>
    <style:style style:name="T85_99" style:family="text"/>
    <style:style style:name="T85_100" style:family="text">
      <style:text-properties fo:color="#660000" style:text-underline-style="solid" style:text-underline-color="font-color"/>
    </style:style>
    <style:style style:name="T85_101" style:family="text"/>
    <style:style style:name="T85_102" style:family="text">
      <style:text-properties fo:color="#660000" style:text-underline-style="solid" style:text-underline-color="font-color"/>
    </style:style>
    <style:style style:name="T85_103" style:family="text"/>
    <style:style style:name="T85_104" style:family="text">
      <style:text-properties fo:color="#660000" style:text-underline-style="solid" style:text-underline-color="font-color"/>
    </style:style>
    <style:style style:name="T85_105" style:family="text"/>
    <style:style style:name="T85_106" style:family="text">
      <style:text-properties fo:color="#660000" style:text-underline-style="solid" style:text-underline-color="font-color"/>
    </style:style>
    <style:style style:name="T85_107" style:family="text">
      <style:text-properties fo:color="#660000"/>
    </style:style>
    <style:style style:name="T85_108" style:family="text">
      <style:text-properties fo:color="#660000"/>
    </style:style>
    <style:style style:name="T85_109" style:family="text">
      <style:text-properties fo:color="#660000"/>
    </style:style>
    <style:style style:name="T85_110" style:family="text">
      <style:text-properties fo:color="#660000"/>
    </style:style>
    <style:style style:name="T85_111" style:family="text">
      <style:text-properties fo:color="#660000"/>
    </style:style>
    <style:style style:name="T85_112" style:family="text">
      <style:text-properties fo:color="#660000"/>
    </style:style>
    <style:style style:name="T85_113" style:family="text">
      <style:text-properties fo:color="#660000"/>
    </style:style>
    <style:style style:name="T85_114" style:family="text">
      <style:text-properties fo:color="#660000"/>
    </style:style>
    <style:style style:name="T85_115" style:family="text">
      <style:text-properties fo:color="#660000"/>
    </style:style>
    <style:style style:name="T85_116" style:family="text">
      <style:text-properties fo:color="#660000"/>
    </style:style>
    <style:style style:name="T85_117" style:family="text">
      <style:text-properties fo:color="#660000"/>
    </style:style>
    <style:style style:name="T85_118" style:family="text">
      <style:text-properties fo:color="#660000"/>
    </style:style>
    <style:style style:name="T85_119" style:family="text">
      <style:text-properties fo:color="#660000"/>
    </style:style>
    <style:style style:name="P86" style:family="paragraph" style:parent-style-name="Standard">
      <style:paragraph-properties fo:break-before="auto" fo:line-height="115%" fo:margin-top="0cm" style:writing-mode="lr-tb"/>
    </style:style>
    <style:style style:name="P87" style:family="paragraph" style:parent-style-name="Heading_20_1">
      <style:paragraph-properties fo:text-align="left" fo:break-before="auto" fo:line-height="115%" style:writing-mode="lr-tb"/>
    </style:style>
    <style:style style:name="P88" style:family="paragraph" style:parent-style-name="Heading_20_1">
      <style:paragraph-properties fo:text-align="left" fo:break-before="auto" fo:line-height="115%" style:writing-mode="lr-tb"/>
    </style:style>
    <style:style style:name="P89" style:family="paragraph" style:parent-style-name="Standard">
      <style:paragraph-properties fo:break-before="page" fo:line-height="115%" style:writing-mode="lr-tb"/>
    </style:style>
    <style:style style:name="P90" style:family="paragraph" style:parent-style-name="Heading_20_1">
      <style:paragraph-properties fo:text-align="center" fo:break-before="auto" fo:line-height="115%" style:writing-mode="lr-tb"/>
    </style:style>
    <style:style style:name="T90_1" style:family="text"/>
    <style:style style:name="T90_2" style:family="text"/>
    <style:style style:name="T90_3" style:family="text"/>
    <style:style style:name="T90_4" style:family="text"/>
    <style:style style:name="T90_5" style:family="text"/>
    <style:style style:name="T90_6" style:family="text"/>
    <style:style style:name="T90_7" style:family="text"/>
    <style:style style:name="T90_8" style:family="text"/>
    <style:style style:name="T90_9" style:family="text"/>
    <style:style style:name="T90_10" style:family="text"/>
    <style:style style:name="T90_11" style:family="text"/>
    <style:style style:name="T90_12" style:family="text"/>
    <style:style style:name="T90_13" style:family="text"/>
    <style:style style:name="T90_14" style:family="text"/>
    <style:style style:name="T90_15" style:family="text"/>
    <style:style style:name="T90_16" style:family="text"/>
    <style:style style:name="T90_17" style:family="text"/>
    <style:style style:name="T90_18" style:family="text"/>
    <style:style style:name="T90_19" style:family="text"/>
    <style:style style:name="T90_20" style:family="text"/>
    <style:style style:name="T90_21" style:family="text"/>
    <style:style style:name="P91" style:family="paragraph" style:parent-style-name="Standard">
      <style:paragraph-properties fo:break-before="auto" fo:line-height="115%" style:writing-mode="lr-tb"/>
    </style:style>
    <style:style style:name="Table7" style:family="table">
      <style:table-properties table:align="left" style:width="15.875cm" fo:margin-left="0cm"/>
    </style:style>
    <style:style style:name="Column14" style:family="table-column">
      <style:table-column-properties style:column-width="3.069cm"/>
    </style:style>
    <style:style style:name="Column15" style:family="table-column">
      <style:table-column-properties style:column-width="12.806cm"/>
    </style:style>
    <style:style style:name="Row15" style:family="table-row"/>
    <style:style style:name="Cell31" style:family="table-cell">
      <style:table-cell-properties fo:background-color="#efefef" style:vertical-align="top" fo:padding-top="0.176cm" fo:border-top="#ffffff 0.106cm solid" fo:padding-bottom="0.176cm" fo:border-bottom="#ffffff 0.106cm solid" fo:padding-left="0.176cm" fo:border-left="#ffffff 0.106cm solid" fo:padding-right="0.176cm" fo:border-right="#ffffff 0.106cm solid"/>
    </style:style>
    <style:style style:name="P9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9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2" style:family="table-cell">
      <style:table-cell-properties fo:background-color="#efefef" style:vertical-align="top" fo:padding-top="0.176cm" fo:border-top="#ffffff 0.106cm solid" fo:padding-bottom="0.176cm" fo:border-bottom="#ffffff 0.106cm solid" fo:padding-left="0.176cm" fo:border-left="#ffffff 0.106cm solid" fo:padding-right="0.176cm" fo:border-right="#ffffff 0.106cm solid"/>
    </style:style>
    <style:style style:name="P9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9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6" style:family="table-row"/>
    <style:style style:name="Cell33" style:family="table-cell">
      <style:table-cell-properties fo:background-color="#efefef" style:vertical-align="top" fo:padding-top="0.176cm" fo:border-top="#ffffff 0.106cm solid" fo:padding-bottom="0.176cm" fo:border-bottom="#ffffff 0.106cm solid" fo:padding-left="0.176cm" fo:border-left="#ffffff 0.106cm solid" fo:padding-right="0.176cm" fo:border-right="#ffffff 0.106cm solid"/>
    </style:style>
    <style:style style:name="P9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9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4" style:family="table-cell">
      <style:table-cell-properties fo:background-color="#efefef" style:vertical-align="middle" fo:padding-top="0.176cm" fo:border-top="#ffffff 0.106cm solid" fo:padding-bottom="0.176cm" fo:border-bottom="#ffffff 0.106cm solid" fo:padding-left="0.176cm" fo:border-left="#ffffff 0.106cm solid" fo:padding-right="0.176cm" fo:border-right="#ffffff 0.106cm solid"/>
    </style:style>
    <style:style style:name="P9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9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7" style:family="table-row"/>
    <style:style style:name="Cell35" style:family="table-cell">
      <style:table-cell-properties fo:background-color="#efefef" style:vertical-align="top" fo:padding-top="0.176cm" fo:border-top="#ffffff 0.106cm solid" fo:padding-bottom="0.176cm" fo:border-bottom="#ffffff 0.106cm solid" fo:padding-left="0.176cm" fo:border-left="#ffffff 0.106cm solid" fo:padding-right="0.176cm" fo:border-right="#ffffff 0.106cm solid"/>
    </style:style>
    <style:style style:name="P9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9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6" style:family="table-cell">
      <style:table-cell-properties fo:background-color="#efefef" style:vertical-align="middle" fo:padding-top="0.176cm" fo:border-top="#ffffff 0.106cm solid" fo:padding-bottom="0.176cm" fo:border-bottom="#ffffff 0.106cm solid" fo:padding-left="0.176cm" fo:border-left="#ffffff 0.106cm solid" fo:padding-right="0.176cm" fo:border-right="#ffffff 0.106cm solid"/>
    </style:style>
    <style:style style:name="P97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9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5" style:family="text"/>
    <style:style style:name="T97_6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97_7" style:family="text"/>
    <style:style style:name="T97_8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97_9" style:family="text"/>
    <style:style style:name="T97_10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97_11" style:family="text"/>
    <style:style style:name="T97_12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97_13" style:family="text"/>
    <style:style style:name="T97_14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97_15" style:family="text"/>
    <style:style style:name="T97_16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97_17" style:family="text"/>
    <style:style style:name="T97_18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97_19" style:family="text"/>
    <style:style style:name="T97_20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97_21" style:family="text"/>
    <style:style style:name="T97_22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97_23" style:family="text"/>
    <style:style style:name="T97_24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97_25" style:family="text"/>
    <style:style style:name="T97_26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97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9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5" style:family="text"/>
    <style:style style:name="T98_6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98_7" style:family="text"/>
    <style:style style:name="T98_8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98_9" style:family="text"/>
    <style:style style:name="T98_10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98_11" style:family="text"/>
    <style:style style:name="T98_12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98_13" style:family="text"/>
    <style:style style:name="T98_14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98_15" style:family="text"/>
    <style:style style:name="T98_16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98_17" style:family="text"/>
    <style:style style:name="T98_18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98_19" style:family="text"/>
    <style:style style:name="T98_20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98_21" style:family="text"/>
    <style:style style:name="T98_22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98_23" style:family="text"/>
    <style:style style:name="T98_24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98_25" style:family="text"/>
    <style:style style:name="T98_26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98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9" style:family="paragraph" style:parent-style-name="Standard">
      <style:paragraph-properties fo:break-before="auto" fo:line-height="115%" style:writing-mode="lr-tb"/>
    </style:style>
    <style:style style:name="Table8" style:family="table">
      <style:table-properties table:align="left" style:width="15.928cm" fo:margin-left="0cm"/>
    </style:style>
    <style:style style:name="Column16" style:family="table-column">
      <style:table-column-properties style:column-width="2.699cm"/>
    </style:style>
    <style:style style:name="Column17" style:family="table-column">
      <style:table-column-properties style:column-width="2.302cm"/>
    </style:style>
    <style:style style:name="Column18" style:family="table-column">
      <style:table-column-properties style:column-width="10.927cm"/>
    </style:style>
    <style:style style:name="Row18" style:family="table-row"/>
    <style:style style:name="Cell37" style:family="table-cell">
      <style:table-cell-properties fo:background-color="#efefef" style:vertical-align="top" fo:padding-top="0.176cm" fo:border-top="#ffffff 0.106cm solid" fo:padding-bottom="0.176cm" fo:border-bottom="#ffffff 0.106cm solid" fo:padding-left="0.176cm" fo:border-left="#ffffff 0.106cm solid" fo:padding-right="0.176cm" fo:border-right="#ffffff 0.106cm solid"/>
    </style:style>
    <style:style style:name="P10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0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8" style:family="table-cell">
      <style:table-cell-properties fo:background-color="#efefef" style:vertical-align="top" fo:padding-top="0.176cm" fo:border-top="#ffffff 0.106cm solid" fo:padding-bottom="0.176cm" fo:border-bottom="#ffffff 0.106cm solid" fo:padding-left="0.176cm" fo:border-left="#ffffff 0.106cm solid" fo:padding-right="0.176cm" fo:border-right="#ffffff 0.106cm solid"/>
    </style:style>
    <style:style style:name="P10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0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9" style:family="table-cell">
      <style:table-cell-properties fo:background-color="#efefef" style:vertical-align="top" fo:padding-top="0.176cm" fo:border-top="#ffffff 0.106cm solid" fo:padding-bottom="0.176cm" fo:border-bottom="#ffffff 0.106cm solid" fo:padding-left="0.176cm" fo:border-left="#ffffff 0.106cm solid" fo:padding-right="0.176cm" fo:border-right="#ffffff 0.106cm solid"/>
    </style:style>
    <style:style style:name="P10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0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9" style:family="table-row"/>
    <style:style style:name="Cell40" style:family="table-cell">
      <style:table-cell-properties fo:background-color="#efefef" style:vertical-align="top" fo:padding-top="0.176cm" fo:border-top="#ffffff 0.106cm solid" fo:padding-bottom="0.176cm" fo:border-bottom="#ffffff 0.106cm solid" fo:padding-left="0.176cm" fo:border-left="#ffffff 0.106cm solid" fo:padding-right="0.176cm" fo:border-right="#ffffff 0.106cm solid"/>
    </style:style>
    <style:style style:name="P10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0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1" style:family="table-cell">
      <style:table-cell-properties fo:background-color="#efefef" style:vertical-align="top" fo:padding-top="0.176cm" fo:border-top="#ffffff 0.106cm solid" fo:padding-bottom="0.176cm" fo:border-bottom="#ffffff 0.106cm solid" fo:padding-left="0.176cm" fo:border-left="#ffffff 0.106cm solid" fo:padding-right="0.176cm" fo:border-right="#ffffff 0.106cm solid"/>
    </style:style>
    <style:style style:name="P10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0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2" style:family="table-cell">
      <style:table-cell-properties fo:background-color="#efefef" style:vertical-align="middle" fo:padding-top="0.176cm" fo:border-top="#ffffff 0.106cm solid" fo:padding-bottom="0.176cm" fo:border-bottom="#ffffff 0.106cm solid" fo:padding-left="0.176cm" fo:border-left="#ffffff 0.106cm solid" fo:padding-right="0.176cm" fo:border-right="#ffffff 0.106cm solid"/>
    </style:style>
    <style:style style:name="P10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0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6" style:family="paragraph" style:parent-style-name="Standard">
      <style:paragraph-properties fo:break-before="auto" fo:line-height="115%" style:writing-mode="lr-tb"/>
    </style:style>
    <style:style style:name="Table9" style:family="table">
      <style:table-properties table:align="left" style:width="15.923cm" fo:margin-left="0cm"/>
    </style:style>
    <style:style style:name="Column19" style:family="table-column">
      <style:table-column-properties style:column-width="5.308cm"/>
    </style:style>
    <style:style style:name="Column20" style:family="table-column">
      <style:table-column-properties style:column-width="5.308cm"/>
    </style:style>
    <style:style style:name="Column21" style:family="table-column">
      <style:table-column-properties style:column-width="5.308cm"/>
    </style:style>
    <style:style style:name="Row20" style:family="table-row"/>
    <style:style style:name="Cell43" style:family="table-cell">
      <style:table-cell-properties fo:background-color="#efefef" style:vertical-align="top" fo:padding-top="0.176cm" fo:border-top="#ffffff 0.106cm solid" fo:padding-bottom="0.176cm" fo:border-bottom="#ffffff 0.106cm solid" fo:padding-left="0.176cm" fo:border-left="#ffffff 0.106cm solid" fo:padding-right="0.176cm" fo:border-right="#ffffff 0.106cm solid"/>
    </style:style>
    <style:style style:name="P10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0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4" style:family="table-cell">
      <style:table-cell-properties fo:background-color="#efefef" style:vertical-align="top" fo:padding-top="0.176cm" fo:border-top="#ffffff 0.106cm solid" fo:padding-bottom="0.176cm" fo:border-bottom="#ffffff 0.106cm solid" fo:padding-left="0.176cm" fo:border-left="#ffffff 0.106cm solid" fo:padding-right="0.176cm" fo:border-right="#ffffff 0.106cm solid"/>
    </style:style>
    <style:style style:name="P10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0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5" style:family="table-cell">
      <style:table-cell-properties fo:background-color="#efefef" style:vertical-align="top" fo:padding-top="0.176cm" fo:border-top="#ffffff 0.106cm solid" fo:padding-bottom="0.176cm" fo:border-bottom="#ffffff 0.106cm solid" fo:padding-left="0.176cm" fo:border-left="#ffffff 0.106cm solid" fo:padding-right="0.176cm" fo:border-right="#ffffff 0.106cm solid"/>
    </style:style>
    <style:style style:name="P10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09_1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2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3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4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5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6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7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0" style:family="paragraph" style:parent-style-name="Standard">
      <style:paragraph-properties fo:break-before="auto" fo:line-height="115%" style:writing-mode="lr-tb"/>
    </style:style>
    <style:style style:name="P111" style:family="paragraph" style:parent-style-name="Heading_20_2">
      <style:paragraph-properties fo:break-before="auto" fo:line-height="115%" style:writing-mode="lr-tb"/>
    </style:style>
    <style:style style:name="T111_1" style:family="text"/>
    <style:style style:name="P112" style:family="paragraph" style:parent-style-name="Standard">
      <style:paragraph-properties fo:text-align="justify" fo:break-before="auto" fo:line-height="115%" style:writing-mode="lr-tb"/>
    </style:style>
    <style:style style:name="T112_1" style:family="text"/>
    <style:style style:name="T112_2" style:family="text"/>
    <style:style style:name="T112_3" style:family="text"/>
    <style:style style:name="T112_4" style:family="text"/>
    <style:style style:name="T112_5" style:family="text"/>
    <style:style style:name="T112_6" style:family="text"/>
    <style:style style:name="T112_7" style:family="text"/>
    <style:style style:name="T112_8" style:family="text"/>
    <style:style style:name="T112_9" style:family="text"/>
    <style:style style:name="T112_10" style:family="text"/>
    <style:style style:name="T112_11" style:family="text"/>
    <style:style style:name="T112_12" style:family="text"/>
    <style:style style:name="T112_13" style:family="text"/>
    <style:style style:name="T112_14" style:family="text"/>
    <style:style style:name="P113" style:family="paragraph" style:parent-style-name="Standard">
      <style:paragraph-properties fo:text-align="justify" fo:break-before="auto" fo:line-height="115%" style:writing-mode="lr-tb"/>
    </style:style>
    <style:style style:name="T113_1" style:family="text"/>
    <style:style style:name="T113_2" style:family="text"/>
    <style:style style:name="T113_3" style:family="text"/>
    <style:style style:name="T113_4" style:family="text"/>
    <style:style style:name="T113_5" style:family="text"/>
    <style:style style:name="T113_6" style:family="text"/>
    <style:style style:name="T113_7" style:family="text"/>
    <style:style style:name="T113_8" style:family="text"/>
    <style:style style:name="T113_9" style:family="text"/>
    <style:style style:name="T113_10" style:family="text"/>
    <style:style style:name="T113_11" style:family="text"/>
    <style:style style:name="T113_12" style:family="text"/>
    <style:style style:name="T113_13" style:family="text"/>
    <style:style style:name="T113_14" style:family="text"/>
    <style:style style:name="T113_15" style:family="text"/>
    <style:style style:name="T113_16" style:family="text"/>
    <style:style style:name="P114" style:family="paragraph" style:parent-style-name="Standard">
      <style:paragraph-properties fo:text-align="justify" fo:break-before="auto" fo:line-height="115%" style:writing-mode="lr-tb"/>
    </style:style>
    <style:style style:name="T114_1" style:family="text"/>
    <style:style style:name="T114_2" style:family="text"/>
    <style:style style:name="T114_3" style:family="text"/>
    <style:style style:name="T114_4" style:family="text"/>
    <style:style style:name="T114_5" style:family="text"/>
    <style:style style:name="T114_6" style:family="text"/>
    <style:style style:name="T114_7" style:family="text"/>
    <style:style style:name="T114_8" style:family="text"/>
    <style:style style:name="T114_9" style:family="text"/>
    <style:style style:name="T114_10" style:family="text"/>
    <style:style style:name="T114_11" style:family="text"/>
    <style:style style:name="T114_12" style:family="text"/>
    <style:style style:name="T114_13" style:family="text"/>
    <style:style style:name="T114_14" style:family="text"/>
    <style:style style:name="T114_15" style:family="text"/>
    <style:style style:name="T114_16" style:family="text"/>
    <style:style style:name="T114_17" style:family="text"/>
    <style:style style:name="T114_18" style:family="text"/>
    <style:style style:name="T114_19" style:family="text"/>
    <style:style style:name="T114_20" style:family="text"/>
    <style:style style:name="T114_21" style:family="text"/>
    <style:style style:name="T114_22" style:family="text"/>
    <style:style style:name="P115" style:family="paragraph" style:parent-style-name="Standard">
      <style:paragraph-properties fo:text-align="justify" fo:break-before="auto" fo:line-height="115%" style:writing-mode="lr-tb"/>
    </style:style>
    <style:style style:name="T115_1" style:family="text"/>
    <style:style style:name="T115_2" style:family="text"/>
    <style:style style:name="T115_3" style:family="text"/>
    <style:style style:name="T115_4" style:family="text"/>
    <style:style style:name="T115_5" style:family="text"/>
    <style:style style:name="T115_6" style:family="text"/>
    <style:style style:name="T115_7" style:family="text"/>
    <style:style style:name="T115_8" style:family="text"/>
    <style:style style:name="T115_9" style:family="text"/>
    <style:style style:name="T115_10" style:family="text"/>
    <style:style style:name="T115_11" style:family="text"/>
    <style:style style:name="T115_12" style:family="text"/>
    <style:style style:name="T115_13" style:family="text"/>
    <style:style style:name="T115_14" style:family="text"/>
    <style:style style:name="T115_15" style:family="text"/>
    <style:style style:name="T115_16" style:family="text"/>
    <style:style style:name="P116" style:family="paragraph" style:parent-style-name="Standard">
      <style:paragraph-properties fo:text-align="justify" fo:break-before="auto" fo:line-height="115%" style:writing-mode="lr-tb"/>
    </style:style>
    <style:style style:name="T116_1" style:family="text"/>
    <style:style style:name="T116_2" style:family="text"/>
    <style:style style:name="T116_3" style:family="text"/>
    <style:style style:name="T116_4" style:family="text"/>
    <style:style style:name="T116_5" style:family="text"/>
    <style:style style:name="T116_6" style:family="text"/>
    <style:style style:name="T116_7" style:family="text"/>
    <style:style style:name="T116_8" style:family="text"/>
    <style:style style:name="T116_9" style:family="text"/>
    <style:style style:name="T116_10" style:family="text"/>
    <style:style style:name="P117" style:family="paragraph" style:parent-style-name="Standard">
      <style:paragraph-properties fo:text-align="justify" fo:break-before="auto" fo:line-height="115%" style:writing-mode="lr-tb"/>
    </style:style>
    <style:style style:name="T117_1" style:family="text"/>
    <style:style style:name="T117_2" style:family="text"/>
    <style:style style:name="T117_3" style:family="text"/>
    <style:style style:name="T117_4" style:family="text"/>
    <style:style style:name="T117_5" style:family="text"/>
    <style:style style:name="T117_6" style:family="text"/>
    <style:style style:name="T117_7" style:family="text"/>
    <style:style style:name="T117_8" style:family="text"/>
    <style:style style:name="T117_9" style:family="text"/>
    <style:style style:name="T117_10" style:family="text"/>
    <style:style style:name="T117_11" style:family="text"/>
    <style:style style:name="T117_12" style:family="text"/>
    <style:style style:name="T117_13" style:family="text"/>
    <style:style style:name="T117_14" style:family="text"/>
    <style:style style:name="T117_15" style:family="text"/>
    <style:style style:name="T117_16" style:family="text"/>
    <style:style style:name="P118" style:family="paragraph" style:parent-style-name="Standard">
      <style:paragraph-properties fo:text-align="justify" fo:break-before="auto" fo:line-height="115%" style:writing-mode="lr-tb"/>
    </style:style>
    <style:style style:name="T118_1" style:family="text"/>
    <style:style style:name="T118_2" style:family="text"/>
    <style:style style:name="T118_3" style:family="text"/>
    <style:style style:name="T118_4" style:family="text"/>
    <style:style style:name="T118_5" style:family="text"/>
    <style:style style:name="T118_6" style:family="text"/>
    <style:style style:name="T118_7" style:family="text"/>
    <style:style style:name="T118_8" style:family="text"/>
    <style:style style:name="T118_9" style:family="text"/>
    <style:style style:name="T118_10" style:family="text"/>
    <style:style style:name="T118_11" style:family="text"/>
    <style:style style:name="T118_12" style:family="text"/>
    <style:style style:name="T118_13" style:family="text"/>
    <style:style style:name="T118_14" style:family="text"/>
    <style:style style:name="T118_15" style:family="text"/>
    <style:style style:name="T118_16" style:family="text"/>
    <style:style style:name="T118_17" style:family="text"/>
    <style:style style:name="T118_18" style:family="text"/>
    <style:style style:name="T118_19" style:family="text"/>
    <style:style style:name="T118_20" style:family="text"/>
    <style:style style:name="T118_21" style:family="text"/>
    <style:style style:name="T118_22" style:family="text"/>
    <style:style style:name="T118_23" style:family="text"/>
    <style:style style:name="T118_24" style:family="text"/>
    <style:style style:name="T118_25" style:family="text"/>
    <style:style style:name="T118_26" style:family="text"/>
    <style:style style:name="T118_27" style:family="text"/>
    <style:style style:name="T118_28" style:family="text"/>
    <style:style style:name="T118_29" style:family="text"/>
    <style:style style:name="T118_30" style:family="text"/>
    <style:style style:name="T118_31" style:family="text"/>
    <style:style style:name="T118_32" style:family="text"/>
    <style:style style:name="T118_33" style:family="text"/>
    <style:style style:name="T118_34" style:family="text"/>
    <style:style style:name="T118_35" style:family="text"/>
    <style:style style:name="T118_36" style:family="text"/>
    <style:style style:name="T118_37" style:family="text"/>
    <style:style style:name="T118_38" style:family="text"/>
    <style:style style:name="P119" style:family="paragraph" style:parent-style-name="Standard">
      <style:paragraph-properties fo:text-align="justify" fo:break-before="auto" fo:line-height="115%" style:writing-mode="lr-tb"/>
    </style:style>
    <style:style style:name="T119_1" style:family="text"/>
    <style:style style:name="T119_2" style:family="text"/>
    <style:style style:name="T119_3" style:family="text"/>
    <style:style style:name="T119_4" style:family="text"/>
    <style:style style:name="T119_5" style:family="text"/>
    <style:style style:name="T119_6" style:family="text"/>
    <style:style style:name="T119_7" style:family="text"/>
    <style:style style:name="T119_8" style:family="text"/>
    <style:style style:name="T119_9" style:family="text"/>
    <style:style style:name="T119_10" style:family="text"/>
    <style:style style:name="T119_11" style:family="text"/>
    <style:style style:name="T119_12" style:family="text"/>
    <style:style style:name="T119_13" style:family="text"/>
    <style:style style:name="T119_14" style:family="text"/>
    <style:style style:name="T119_15" style:family="text"/>
    <style:style style:name="T119_16" style:family="text"/>
    <style:style style:name="T119_17" style:family="text"/>
    <style:style style:name="T119_18" style:family="text"/>
    <style:style style:name="T119_19" style:family="text"/>
    <style:style style:name="T119_20" style:family="text"/>
    <style:style style:name="T119_21" style:family="text"/>
    <style:style style:name="T119_22" style:family="text"/>
    <style:style style:name="T119_23" style:family="text"/>
    <style:style style:name="T119_24" style:family="text"/>
    <style:style style:name="T119_25" style:family="text"/>
    <style:style style:name="T119_26" style:family="text"/>
    <style:style style:name="T119_27" style:family="text"/>
    <style:style style:name="T119_28" style:family="text"/>
    <style:style style:name="T119_29" style:family="text"/>
    <style:style style:name="T119_30" style:family="text"/>
    <style:style style:name="T119_31" style:family="text"/>
    <style:style style:name="T119_32" style:family="text"/>
    <style:style style:name="P120" style:family="paragraph" style:parent-style-name="Standard">
      <style:paragraph-properties fo:break-before="auto" fo:line-height="115%" style:writing-mode="lr-tb"/>
    </style:style>
    <style:style style:name="T120_1" style:family="text"/>
    <style:style style:name="P121" style:family="paragraph" style:parent-style-name="Standard">
      <style:paragraph-properties fo:break-before="auto" fo:line-height="115%" style:writing-mode="lr-tb"/>
    </style:style>
    <style:style style:name="P122" style:family="paragraph" style:parent-style-name="Standard">
      <style:paragraph-properties fo:break-before="auto" fo:line-height="115%" style:writing-mode="lr-tb"/>
    </style:style>
    <style:style style:name="T122_1" style:family="text">
      <style:text-properties fo:color="#660000"/>
    </style:style>
    <style:style style:name="T122_2" style:family="text">
      <style:text-properties fo:color="#660000"/>
    </style:style>
    <style:style style:name="T122_3" style:family="text">
      <style:text-properties fo:color="#660000"/>
    </style:style>
    <style:style style:name="T122_4" style:family="text">
      <style:text-properties fo:color="#660000"/>
    </style:style>
    <style:style style:name="T122_5" style:family="text">
      <style:text-properties fo:color="#660000"/>
    </style:style>
    <style:style style:name="T122_6" style:family="text">
      <style:text-properties fo:color="#660000"/>
    </style:style>
    <style:style style:name="T122_7" style:family="text">
      <style:text-properties fo:color="#660000"/>
    </style:style>
    <style:style style:name="T122_8" style:family="text">
      <style:text-properties fo:color="#660000"/>
    </style:style>
    <style:style style:name="T122_9" style:family="text">
      <style:text-properties fo:color="#660000"/>
    </style:style>
    <style:style style:name="T122_10" style:family="text">
      <style:text-properties fo:color="#660000"/>
    </style:style>
    <style:style style:name="T122_11" style:family="text">
      <style:text-properties fo:color="#660000"/>
    </style:style>
    <style:style style:name="T122_12" style:family="text">
      <style:text-properties fo:color="#660000"/>
    </style:style>
    <style:style style:name="T122_13" style:family="text">
      <style:text-properties fo:color="#660000"/>
    </style:style>
    <style:style style:name="T122_14" style:family="text">
      <style:text-properties fo:color="#660000"/>
    </style:style>
    <style:style style:name="T122_15" style:family="text">
      <style:text-properties fo:color="#660000"/>
    </style:style>
    <style:style style:name="T122_16" style:family="text">
      <style:text-properties fo:color="#660000"/>
    </style:style>
    <style:style style:name="T122_17" style:family="text">
      <style:text-properties fo:color="#660000"/>
    </style:style>
    <style:style style:name="T122_18" style:family="text">
      <style:text-properties fo:color="#660000"/>
    </style:style>
    <style:style style:name="T122_19" style:family="text">
      <style:text-properties fo:color="#660000"/>
    </style:style>
    <style:style style:name="T122_20" style:family="text">
      <style:text-properties fo:color="#660000"/>
    </style:style>
    <style:style style:name="T122_21" style:family="text">
      <style:text-properties fo:color="#660000"/>
    </style:style>
    <style:style style:name="T122_22" style:family="text">
      <style:text-properties fo:color="#660000"/>
    </style:style>
    <style:style style:name="T122_23" style:family="text">
      <style:text-properties fo:color="#660000"/>
    </style:style>
    <style:style style:name="T122_24" style:family="text">
      <style:text-properties fo:color="#660000"/>
    </style:style>
    <style:style style:name="T122_25" style:family="text">
      <style:text-properties fo:color="#660000"/>
    </style:style>
    <style:style style:name="T122_26" style:family="text">
      <style:text-properties fo:color="#660000"/>
    </style:style>
    <style:style style:name="T122_27" style:family="text">
      <style:text-properties fo:color="#660000"/>
    </style:style>
    <style:style style:name="T122_28" style:family="text">
      <style:text-properties fo:color="#660000"/>
    </style:style>
    <style:style style:name="T122_29" style:family="text">
      <style:text-properties fo:color="#660000"/>
    </style:style>
    <style:style style:name="T122_30" style:family="text">
      <style:text-properties fo:color="#660000"/>
    </style:style>
    <style:style style:name="T122_31" style:family="text">
      <style:text-properties fo:color="#660000"/>
    </style:style>
    <style:style style:name="T122_32" style:family="text">
      <style:text-properties fo:color="#660000"/>
    </style:style>
    <style:style style:name="T122_33" style:family="text">
      <style:text-properties fo:color="#660000"/>
    </style:style>
    <style:style style:name="T122_34" style:family="text">
      <style:text-properties fo:color="#660000"/>
    </style:style>
    <style:style style:name="T122_35" style:family="text">
      <style:text-properties fo:color="#660000"/>
    </style:style>
    <style:style style:name="T122_36" style:family="text">
      <style:text-properties fo:color="#660000"/>
    </style:style>
    <style:style style:name="T122_37" style:family="text"/>
    <style:style style:name="T122_38" style:family="text">
      <style:text-properties fo:color="#660000" style:text-underline-style="solid" style:text-underline-color="font-color"/>
    </style:style>
    <style:style style:name="T122_39" style:family="text"/>
    <style:style style:name="T122_40" style:family="text">
      <style:text-properties fo:color="#660000" style:text-underline-style="solid" style:text-underline-color="font-color"/>
    </style:style>
    <style:style style:name="T122_41" style:family="text"/>
    <style:style style:name="T122_42" style:family="text">
      <style:text-properties fo:color="#660000" style:text-underline-style="solid" style:text-underline-color="font-color"/>
    </style:style>
    <style:style style:name="T122_43" style:family="text"/>
    <style:style style:name="T122_44" style:family="text">
      <style:text-properties fo:color="#660000" style:text-underline-style="solid" style:text-underline-color="font-color"/>
    </style:style>
    <style:style style:name="T122_45" style:family="text"/>
    <style:style style:name="T122_46" style:family="text">
      <style:text-properties fo:color="#660000" style:text-underline-style="solid" style:text-underline-color="font-color"/>
    </style:style>
    <style:style style:name="T122_47" style:family="text"/>
    <style:style style:name="T122_48" style:family="text">
      <style:text-properties fo:color="#660000" style:text-underline-style="solid" style:text-underline-color="font-color"/>
    </style:style>
    <style:style style:name="T122_49" style:family="text"/>
    <style:style style:name="T122_50" style:family="text">
      <style:text-properties fo:color="#660000" style:text-underline-style="solid" style:text-underline-color="font-color"/>
    </style:style>
    <style:style style:name="T122_51" style:family="text"/>
    <style:style style:name="T122_52" style:family="text">
      <style:text-properties fo:color="#660000" style:text-underline-style="solid" style:text-underline-color="font-color"/>
    </style:style>
    <style:style style:name="T122_53" style:family="text"/>
    <style:style style:name="T122_54" style:family="text">
      <style:text-properties fo:color="#660000" style:text-underline-style="solid" style:text-underline-color="font-color"/>
    </style:style>
    <style:style style:name="T122_55" style:family="text"/>
    <style:style style:name="T122_56" style:family="text">
      <style:text-properties fo:color="#660000" style:text-underline-style="solid" style:text-underline-color="font-color"/>
    </style:style>
    <style:style style:name="T122_57" style:family="text"/>
    <style:style style:name="T122_58" style:family="text">
      <style:text-properties fo:color="#660000" style:text-underline-style="solid" style:text-underline-color="font-color"/>
    </style:style>
    <style:style style:name="T122_59" style:family="text"/>
    <style:style style:name="T122_60" style:family="text">
      <style:text-properties fo:color="#660000" style:text-underline-style="solid" style:text-underline-color="font-color"/>
    </style:style>
    <style:style style:name="T122_61" style:family="text"/>
    <style:style style:name="T122_62" style:family="text">
      <style:text-properties fo:color="#660000" style:text-underline-style="solid" style:text-underline-color="font-color"/>
    </style:style>
    <style:style style:name="T122_63" style:family="text"/>
    <style:style style:name="T122_64" style:family="text">
      <style:text-properties fo:color="#660000" style:text-underline-style="solid" style:text-underline-color="font-color"/>
    </style:style>
    <style:style style:name="T122_65" style:family="text"/>
    <style:style style:name="T122_66" style:family="text">
      <style:text-properties fo:color="#660000" style:text-underline-style="solid" style:text-underline-color="font-color"/>
    </style:style>
    <style:style style:name="T122_67" style:family="text"/>
    <style:style style:name="T122_68" style:family="text">
      <style:text-properties fo:color="#660000" style:text-underline-style="solid" style:text-underline-color="font-color"/>
    </style:style>
    <style:style style:name="T122_69" style:family="text"/>
    <style:style style:name="T122_70" style:family="text">
      <style:text-properties fo:color="#660000" style:text-underline-style="solid" style:text-underline-color="font-color"/>
    </style:style>
    <style:style style:name="T122_71" style:family="text"/>
    <style:style style:name="T122_72" style:family="text">
      <style:text-properties fo:color="#660000" style:text-underline-style="solid" style:text-underline-color="font-color"/>
    </style:style>
    <style:style style:name="T122_73" style:family="text"/>
    <style:style style:name="T122_74" style:family="text">
      <style:text-properties fo:color="#660000" style:text-underline-style="solid" style:text-underline-color="font-color"/>
    </style:style>
    <style:style style:name="T122_75" style:family="text"/>
    <style:style style:name="T122_76" style:family="text">
      <style:text-properties fo:color="#660000" style:text-underline-style="solid" style:text-underline-color="font-color"/>
    </style:style>
    <style:style style:name="T122_77" style:family="text"/>
    <style:style style:name="T122_78" style:family="text">
      <style:text-properties fo:color="#660000" style:text-underline-style="solid" style:text-underline-color="font-color"/>
    </style:style>
    <style:style style:name="T122_79" style:family="text"/>
    <style:style style:name="T122_80" style:family="text">
      <style:text-properties fo:color="#660000" style:text-underline-style="solid" style:text-underline-color="font-color"/>
    </style:style>
    <style:style style:name="T122_81" style:family="text"/>
    <style:style style:name="T122_82" style:family="text">
      <style:text-properties fo:color="#660000" style:text-underline-style="solid" style:text-underline-color="font-color"/>
    </style:style>
    <style:style style:name="T122_83" style:family="text"/>
    <style:style style:name="T122_84" style:family="text">
      <style:text-properties fo:color="#660000" style:text-underline-style="solid" style:text-underline-color="font-color"/>
    </style:style>
    <style:style style:name="T122_85" style:family="text"/>
    <style:style style:name="T122_86" style:family="text">
      <style:text-properties fo:color="#660000" style:text-underline-style="solid" style:text-underline-color="font-color"/>
    </style:style>
    <style:style style:name="T122_87" style:family="text"/>
    <style:style style:name="T122_88" style:family="text">
      <style:text-properties fo:color="#660000" style:text-underline-style="solid" style:text-underline-color="font-color"/>
    </style:style>
    <style:style style:name="T122_89" style:family="text"/>
    <style:style style:name="T122_90" style:family="text">
      <style:text-properties fo:color="#660000" style:text-underline-style="solid" style:text-underline-color="font-color"/>
    </style:style>
    <style:style style:name="T122_91" style:family="text"/>
    <style:style style:name="T122_92" style:family="text">
      <style:text-properties fo:color="#660000" style:text-underline-style="solid" style:text-underline-color="font-color"/>
    </style:style>
    <style:style style:name="T122_93" style:family="text"/>
    <style:style style:name="T122_94" style:family="text">
      <style:text-properties fo:color="#660000" style:text-underline-style="solid" style:text-underline-color="font-color"/>
    </style:style>
    <style:style style:name="T122_95" style:family="text"/>
    <style:style style:name="T122_96" style:family="text">
      <style:text-properties fo:color="#660000" style:text-underline-style="solid" style:text-underline-color="font-color"/>
    </style:style>
    <style:style style:name="T122_97" style:family="text"/>
    <style:style style:name="T122_98" style:family="text">
      <style:text-properties fo:color="#660000" style:text-underline-style="solid" style:text-underline-color="font-color"/>
    </style:style>
    <style:style style:name="T122_99" style:family="text"/>
    <style:style style:name="T122_100" style:family="text">
      <style:text-properties fo:color="#660000" style:text-underline-style="solid" style:text-underline-color="font-color"/>
    </style:style>
    <style:style style:name="T122_101" style:family="text"/>
    <style:style style:name="T122_102" style:family="text">
      <style:text-properties fo:color="#660000" style:text-underline-style="solid" style:text-underline-color="font-color"/>
    </style:style>
    <style:style style:name="T122_103" style:family="text">
      <style:text-properties fo:color="#660000"/>
    </style:style>
    <style:style style:name="T122_104" style:family="text">
      <style:text-properties fo:color="#660000"/>
    </style:style>
    <style:style style:name="T122_105" style:family="text">
      <style:text-properties fo:color="#660000"/>
    </style:style>
    <style:style style:name="T122_106" style:family="text">
      <style:text-properties fo:color="#660000"/>
    </style:style>
    <style:style style:name="T122_107" style:family="text">
      <style:text-properties fo:color="#660000"/>
    </style:style>
    <style:style style:name="T122_108" style:family="text">
      <style:text-properties fo:color="#660000"/>
    </style:style>
    <style:style style:name="T122_109" style:family="text">
      <style:text-properties fo:color="#660000"/>
    </style:style>
    <style:style style:name="T122_110" style:family="text">
      <style:text-properties fo:color="#660000"/>
    </style:style>
    <style:style style:name="T122_111" style:family="text">
      <style:text-properties fo:color="#660000"/>
    </style:style>
    <style:style style:name="T122_112" style:family="text">
      <style:text-properties fo:color="#660000"/>
    </style:style>
    <style:style style:name="T122_113" style:family="text">
      <style:text-properties fo:color="#660000"/>
    </style:style>
    <style:style style:name="T122_114" style:family="text">
      <style:text-properties fo:color="#660000"/>
    </style:style>
    <style:style style:name="T122_115" style:family="text">
      <style:text-properties fo:color="#660000"/>
    </style:style>
    <style:style style:name="P123" style:family="paragraph" style:parent-style-name="Standard">
      <style:paragraph-properties fo:break-before="page" fo:line-height="115%" style:writing-mode="lr-tb"/>
    </style:style>
    <style:style style:name="P124" style:family="paragraph" style:parent-style-name="Heading_20_1">
      <style:paragraph-properties fo:text-align="center" fo:break-before="auto" fo:line-height="115%" style:writing-mode="lr-tb"/>
    </style:style>
    <style:style style:name="T124_1" style:family="text"/>
    <style:style style:name="T124_2" style:family="text"/>
    <style:style style:name="T124_3" style:family="text"/>
    <style:style style:name="T124_4" style:family="text"/>
    <style:style style:name="T124_5" style:family="text"/>
    <style:style style:name="T124_6" style:family="text"/>
    <style:style style:name="T124_7" style:family="text"/>
    <style:style style:name="T124_8" style:family="text"/>
    <style:style style:name="T124_9" style:family="text"/>
    <style:style style:name="T124_10" style:family="text"/>
    <style:style style:name="T124_11" style:family="text"/>
    <style:style style:name="P125" style:family="paragraph" style:parent-style-name="Standard">
      <style:paragraph-properties fo:break-before="auto" fo:line-height="115%" style:writing-mode="lr-tb"/>
    </style:style>
    <style:style style:name="Table10" style:family="table">
      <style:table-properties table:align="left" style:width="15.875cm" fo:margin-left="0cm"/>
    </style:style>
    <style:style style:name="Column22" style:family="table-column">
      <style:table-column-properties style:column-width="3.069cm"/>
    </style:style>
    <style:style style:name="Column23" style:family="table-column">
      <style:table-column-properties style:column-width="12.806cm"/>
    </style:style>
    <style:style style:name="Row21" style:family="table-row"/>
    <style:style style:name="Cell46" style:family="table-cell">
      <style:table-cell-properties fo:background-color="#efefef" style:vertical-align="top" fo:padding-top="0.176cm" fo:border-top="#ffffff 0.106cm solid" fo:padding-bottom="0.176cm" fo:border-bottom="#ffffff 0.106cm solid" fo:padding-left="0.176cm" fo:border-left="#ffffff 0.106cm solid" fo:padding-right="0.176cm" fo:border-right="#ffffff 0.106cm solid"/>
    </style:style>
    <style:style style:name="P12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2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7" style:family="table-cell">
      <style:table-cell-properties fo:background-color="#efefef" style:vertical-align="top" fo:padding-top="0.176cm" fo:border-top="#ffffff 0.106cm solid" fo:padding-bottom="0.176cm" fo:border-bottom="#ffffff 0.106cm solid" fo:padding-left="0.176cm" fo:border-left="#ffffff 0.106cm solid" fo:padding-right="0.176cm" fo:border-right="#ffffff 0.106cm solid"/>
    </style:style>
    <style:style style:name="P12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2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2" style:family="table-row"/>
    <style:style style:name="Cell48" style:family="table-cell">
      <style:table-cell-properties fo:background-color="#efefef" style:vertical-align="top" fo:padding-top="0.176cm" fo:border-top="#ffffff 0.106cm solid" fo:padding-bottom="0.176cm" fo:border-bottom="#ffffff 0.106cm solid" fo:padding-left="0.176cm" fo:border-left="#ffffff 0.106cm solid" fo:padding-right="0.176cm" fo:border-right="#ffffff 0.106cm solid"/>
    </style:style>
    <style:style style:name="P12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2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9" style:family="table-cell">
      <style:table-cell-properties fo:background-color="#efefef" style:vertical-align="middle" fo:padding-top="0.176cm" fo:border-top="#ffffff 0.106cm solid" fo:padding-bottom="0.176cm" fo:border-bottom="#ffffff 0.106cm solid" fo:padding-left="0.176cm" fo:border-left="#ffffff 0.106cm solid" fo:padding-right="0.176cm" fo:border-right="#ffffff 0.106cm solid"/>
    </style:style>
    <style:style style:name="P12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2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3" style:family="table-row"/>
    <style:style style:name="Cell50" style:family="table-cell">
      <style:table-cell-properties fo:background-color="#efefef" style:vertical-align="top" fo:padding-top="0.176cm" fo:border-top="#ffffff 0.106cm solid" fo:padding-bottom="0.176cm" fo:border-bottom="#ffffff 0.106cm solid" fo:padding-left="0.176cm" fo:border-left="#ffffff 0.106cm solid" fo:padding-right="0.176cm" fo:border-right="#ffffff 0.106cm solid"/>
    </style:style>
    <style:style style:name="P13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3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1" style:family="table-cell">
      <style:table-cell-properties fo:background-color="#efefef" style:vertical-align="middle" fo:padding-top="0.176cm" fo:border-top="#ffffff 0.106cm solid" fo:padding-bottom="0.176cm" fo:border-bottom="#ffffff 0.106cm solid" fo:padding-left="0.176cm" fo:border-left="#ffffff 0.106cm solid" fo:padding-right="0.176cm" fo:border-right="#ffffff 0.106cm solid"/>
    </style:style>
    <style:style style:name="P131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13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5" style:family="text"/>
    <style:style style:name="T131_6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31_7" style:family="text"/>
    <style:style style:name="T131_8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31_9" style:family="text"/>
    <style:style style:name="T131_10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31_11" style:family="text"/>
    <style:style style:name="T131_12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31_13" style:family="text"/>
    <style:style style:name="T131_14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31_15" style:family="text"/>
    <style:style style:name="T131_16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31_17" style:family="text"/>
    <style:style style:name="T131_18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31_19" style:family="text"/>
    <style:style style:name="T131_20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31_21" style:family="text"/>
    <style:style style:name="T131_22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31_23" style:family="text"/>
    <style:style style:name="T131_24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31_25" style:family="text"/>
    <style:style style:name="T131_26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31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3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2_5" style:family="text"/>
    <style:style style:name="T132_6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32_7" style:family="text"/>
    <style:style style:name="T132_8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32_9" style:family="text"/>
    <style:style style:name="T132_10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32_11" style:family="text"/>
    <style:style style:name="T132_12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32_13" style:family="text"/>
    <style:style style:name="T132_14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32_15" style:family="text"/>
    <style:style style:name="T132_16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32_17" style:family="text"/>
    <style:style style:name="T132_18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32_19" style:family="text"/>
    <style:style style:name="T132_20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32_21" style:family="text"/>
    <style:style style:name="T132_22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32_23" style:family="text"/>
    <style:style style:name="T132_24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32_25" style:family="text"/>
    <style:style style:name="T132_26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32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3" style:family="paragraph" style:parent-style-name="Standard">
      <style:paragraph-properties fo:break-before="auto" fo:line-height="115%" style:writing-mode="lr-tb"/>
    </style:style>
    <style:style style:name="Table11" style:family="table">
      <style:table-properties table:align="left" style:width="15.928cm" fo:margin-left="0cm"/>
    </style:style>
    <style:style style:name="Column24" style:family="table-column">
      <style:table-column-properties style:column-width="2.699cm"/>
    </style:style>
    <style:style style:name="Column25" style:family="table-column">
      <style:table-column-properties style:column-width="2.302cm"/>
    </style:style>
    <style:style style:name="Column26" style:family="table-column">
      <style:table-column-properties style:column-width="10.927cm"/>
    </style:style>
    <style:style style:name="Row24" style:family="table-row"/>
    <style:style style:name="Cell52" style:family="table-cell">
      <style:table-cell-properties fo:background-color="#efefef" style:vertical-align="top" fo:padding-top="0.176cm" fo:border-top="#ffffff 0.106cm solid" fo:padding-bottom="0.176cm" fo:border-bottom="#ffffff 0.106cm solid" fo:padding-left="0.176cm" fo:border-left="#ffffff 0.106cm solid" fo:padding-right="0.176cm" fo:border-right="#ffffff 0.106cm solid"/>
    </style:style>
    <style:style style:name="P13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3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3" style:family="table-cell">
      <style:table-cell-properties fo:background-color="#efefef" style:vertical-align="top" fo:padding-top="0.176cm" fo:border-top="#ffffff 0.106cm solid" fo:padding-bottom="0.176cm" fo:border-bottom="#ffffff 0.106cm solid" fo:padding-left="0.176cm" fo:border-left="#ffffff 0.106cm solid" fo:padding-right="0.176cm" fo:border-right="#ffffff 0.106cm solid"/>
    </style:style>
    <style:style style:name="P13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3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4" style:family="table-cell">
      <style:table-cell-properties fo:background-color="#efefef" style:vertical-align="top" fo:padding-top="0.176cm" fo:border-top="#ffffff 0.106cm solid" fo:padding-bottom="0.176cm" fo:border-bottom="#ffffff 0.106cm solid" fo:padding-left="0.176cm" fo:border-left="#ffffff 0.106cm solid" fo:padding-right="0.176cm" fo:border-right="#ffffff 0.106cm solid"/>
    </style:style>
    <style:style style:name="P13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3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5" style:family="table-row"/>
    <style:style style:name="Cell55" style:family="table-cell">
      <style:table-cell-properties fo:background-color="#efefef" style:vertical-align="top" fo:padding-top="0.176cm" fo:border-top="#ffffff 0.106cm solid" fo:padding-bottom="0.176cm" fo:border-bottom="#ffffff 0.106cm solid" fo:padding-left="0.176cm" fo:border-left="#ffffff 0.106cm solid" fo:padding-right="0.176cm" fo:border-right="#ffffff 0.106cm solid"/>
    </style:style>
    <style:style style:name="P13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3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6" style:family="table-cell">
      <style:table-cell-properties fo:background-color="#efefef" style:vertical-align="top" fo:padding-top="0.176cm" fo:border-top="#ffffff 0.106cm solid" fo:padding-bottom="0.176cm" fo:border-bottom="#ffffff 0.106cm solid" fo:padding-left="0.176cm" fo:border-left="#ffffff 0.106cm solid" fo:padding-right="0.176cm" fo:border-right="#ffffff 0.106cm solid"/>
    </style:style>
    <style:style style:name="P13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3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7" style:family="table-cell">
      <style:table-cell-properties fo:background-color="#efefef" style:vertical-align="middle" fo:padding-top="0.176cm" fo:border-top="#ffffff 0.106cm solid" fo:padding-bottom="0.176cm" fo:border-bottom="#ffffff 0.106cm solid" fo:padding-left="0.176cm" fo:border-left="#ffffff 0.106cm solid" fo:padding-right="0.176cm" fo:border-right="#ffffff 0.106cm solid"/>
    </style:style>
    <style:style style:name="P13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3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40" style:family="paragraph" style:parent-style-name="Standard">
      <style:paragraph-properties fo:break-before="auto" fo:line-height="115%" style:writing-mode="lr-tb"/>
    </style:style>
    <style:style style:name="Table12" style:family="table">
      <style:table-properties table:align="left" style:width="15.923cm" fo:margin-left="0cm"/>
    </style:style>
    <style:style style:name="Column27" style:family="table-column">
      <style:table-column-properties style:column-width="5.308cm"/>
    </style:style>
    <style:style style:name="Column28" style:family="table-column">
      <style:table-column-properties style:column-width="5.308cm"/>
    </style:style>
    <style:style style:name="Column29" style:family="table-column">
      <style:table-column-properties style:column-width="5.308cm"/>
    </style:style>
    <style:style style:name="Row26" style:family="table-row"/>
    <style:style style:name="Cell58" style:family="table-cell">
      <style:table-cell-properties fo:background-color="#efefef" style:vertical-align="top" fo:padding-top="0.176cm" fo:border-top="#ffffff 0.106cm solid" fo:padding-bottom="0.176cm" fo:border-bottom="#ffffff 0.106cm solid" fo:padding-left="0.176cm" fo:border-left="#ffffff 0.106cm solid" fo:padding-right="0.176cm" fo:border-right="#ffffff 0.106cm solid"/>
    </style:style>
    <style:style style:name="P14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4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9" style:family="table-cell">
      <style:table-cell-properties fo:background-color="#efefef" style:vertical-align="top" fo:padding-top="0.176cm" fo:border-top="#ffffff 0.106cm solid" fo:padding-bottom="0.176cm" fo:border-bottom="#ffffff 0.106cm solid" fo:padding-left="0.176cm" fo:border-left="#ffffff 0.106cm solid" fo:padding-right="0.176cm" fo:border-right="#ffffff 0.106cm solid"/>
    </style:style>
    <style:style style:name="P14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4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0" style:family="table-cell">
      <style:table-cell-properties fo:background-color="#efefef" style:vertical-align="top" fo:padding-top="0.176cm" fo:border-top="#ffffff 0.106cm solid" fo:padding-bottom="0.176cm" fo:border-bottom="#ffffff 0.106cm solid" fo:padding-left="0.176cm" fo:border-left="#ffffff 0.106cm solid" fo:padding-right="0.176cm" fo:border-right="#ffffff 0.106cm solid"/>
    </style:style>
    <style:style style:name="P14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43_1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3_2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3_3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3_4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3_5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3_6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3_7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44" style:family="paragraph" style:parent-style-name="Standard">
      <style:paragraph-properties fo:break-before="auto" fo:line-height="115%" style:writing-mode="lr-tb"/>
    </style:style>
    <style:style style:name="P145" style:family="paragraph" style:parent-style-name="Heading_20_2">
      <style:paragraph-properties fo:break-before="auto" fo:line-height="115%" fo:margin-top="0.353cm" fo:keep-with-next="always" fo:keep-together="always" style:writing-mode="lr-tb"/>
    </style:style>
    <style:style style:name="T145_1" style:family="text"/>
    <style:style style:name="P146" style:family="paragraph" style:parent-style-name="Standard">
      <style:paragraph-properties fo:text-align="justify" fo:break-before="auto" fo:line-height="115%" style:writing-mode="lr-tb"/>
    </style:style>
    <style:style style:name="T146_1" style:family="text"/>
    <style:style style:name="T146_2" style:family="text"/>
    <style:style style:name="T146_3" style:family="text"/>
    <style:style style:name="T146_4" style:family="text"/>
    <style:style style:name="T146_5" style:family="text"/>
    <style:style style:name="T146_6" style:family="text"/>
    <style:style style:name="T146_7" style:family="text"/>
    <style:style style:name="T146_8" style:family="text"/>
    <style:style style:name="T146_9" style:family="text"/>
    <style:style style:name="T146_10" style:family="text"/>
    <style:style style:name="T146_11" style:family="text"/>
    <style:style style:name="T146_12" style:family="text"/>
    <style:style style:name="T146_13" style:family="text"/>
    <style:style style:name="T146_14" style:family="text"/>
    <style:style style:name="T146_15" style:family="text"/>
    <style:style style:name="T146_16" style:family="text"/>
    <style:style style:name="T146_17" style:family="text"/>
    <style:style style:name="T146_18" style:family="text"/>
    <style:style style:name="T146_19" style:family="text"/>
    <style:style style:name="T146_20" style:family="text"/>
    <style:style style:name="T146_21" style:family="text"/>
    <style:style style:name="T146_22" style:family="text"/>
    <style:style style:name="T146_23" style:family="text"/>
    <style:style style:name="T146_24" style:family="text"/>
    <style:style style:name="T146_25" style:family="text"/>
    <style:style style:name="T146_26" style:family="text"/>
    <style:style style:name="T146_27" style:family="text"/>
    <style:style style:name="T146_28" style:family="text"/>
    <style:style style:name="P147" style:family="paragraph" style:parent-style-name="Standard">
      <style:paragraph-properties fo:text-align="justify" fo:break-before="auto" fo:line-height="115%" style:writing-mode="lr-tb"/>
    </style:style>
    <style:style style:name="T147_1" style:family="text"/>
    <style:style style:name="T147_2" style:family="text"/>
    <style:style style:name="T147_3" style:family="text"/>
    <style:style style:name="T147_4" style:family="text"/>
    <style:style style:name="T147_5" style:family="text"/>
    <style:style style:name="T147_6" style:family="text"/>
    <style:style style:name="T147_7" style:family="text"/>
    <style:style style:name="T147_8" style:family="text"/>
    <style:style style:name="T147_9" style:family="text"/>
    <style:style style:name="T147_10" style:family="text"/>
    <style:style style:name="T147_11" style:family="text"/>
    <style:style style:name="T147_12" style:family="text"/>
    <style:style style:name="T147_13" style:family="text"/>
    <style:style style:name="T147_14" style:family="text"/>
    <style:style style:name="T147_15" style:family="text"/>
    <style:style style:name="T147_16" style:family="text"/>
    <style:style style:name="T147_17" style:family="text"/>
    <style:style style:name="T147_18" style:family="text"/>
    <style:style style:name="T147_19" style:family="text"/>
    <style:style style:name="T147_20" style:family="text"/>
    <style:style style:name="P148" style:family="paragraph" style:parent-style-name="Standard">
      <style:paragraph-properties fo:text-align="justify" fo:break-before="auto" fo:line-height="115%" style:writing-mode="lr-tb"/>
    </style:style>
    <style:style style:name="T148_1" style:family="text"/>
    <style:style style:name="T148_2" style:family="text"/>
    <style:style style:name="T148_3" style:family="text"/>
    <style:style style:name="T148_4" style:family="text"/>
    <style:style style:name="T148_5" style:family="text"/>
    <style:style style:name="T148_6" style:family="text"/>
    <style:style style:name="T148_7" style:family="text"/>
    <style:style style:name="T148_8" style:family="text"/>
    <style:style style:name="T148_9" style:family="text"/>
    <style:style style:name="T148_10" style:family="text"/>
    <style:style style:name="T148_11" style:family="text"/>
    <style:style style:name="T148_12" style:family="text"/>
    <style:style style:name="P149" style:family="paragraph" style:parent-style-name="Standard">
      <style:paragraph-properties fo:text-align="justify" fo:break-before="auto" fo:line-height="115%" style:writing-mode="lr-tb"/>
    </style:style>
    <style:style style:name="T149_1" style:family="text"/>
    <style:style style:name="T149_2" style:family="text"/>
    <style:style style:name="T149_3" style:family="text"/>
    <style:style style:name="T149_4" style:family="text"/>
    <style:style style:name="T149_5" style:family="text"/>
    <style:style style:name="T149_6" style:family="text"/>
    <style:style style:name="T149_7" style:family="text"/>
    <style:style style:name="T149_8" style:family="text"/>
    <style:style style:name="T149_9" style:family="text"/>
    <style:style style:name="T149_10" style:family="text"/>
    <style:style style:name="T149_11" style:family="text"/>
    <style:style style:name="T149_12" style:family="text"/>
    <style:style style:name="T149_13" style:family="text"/>
    <style:style style:name="T149_14" style:family="text"/>
    <style:style style:name="T149_15" style:family="text"/>
    <style:style style:name="T149_16" style:family="text"/>
    <style:style style:name="T149_17" style:family="text"/>
    <style:style style:name="T149_18" style:family="text"/>
    <style:style style:name="T149_19" style:family="text"/>
    <style:style style:name="T149_20" style:family="text"/>
    <style:style style:name="T149_21" style:family="text"/>
    <style:style style:name="T149_22" style:family="text"/>
    <style:style style:name="T149_23" style:family="text"/>
    <style:style style:name="T149_24" style:family="text"/>
    <style:style style:name="T149_25" style:family="text"/>
    <style:style style:name="T149_26" style:family="text"/>
    <style:style style:name="T149_27" style:family="text"/>
    <style:style style:name="T149_28" style:family="text"/>
    <style:style style:name="T149_29" style:family="text"/>
    <style:style style:name="T149_30" style:family="text"/>
    <style:style style:name="T149_31" style:family="text"/>
    <style:style style:name="T149_32" style:family="text"/>
    <style:style style:name="T149_33" style:family="text"/>
    <style:style style:name="T149_34" style:family="text"/>
    <style:style style:name="T149_35" style:family="text"/>
    <style:style style:name="T149_36" style:family="text"/>
    <style:style style:name="T149_37" style:family="text"/>
    <style:style style:name="T149_38" style:family="text"/>
    <style:style style:name="T149_39" style:family="text"/>
    <style:style style:name="T149_40" style:family="text"/>
    <style:style style:name="T149_41" style:family="text"/>
    <style:style style:name="T149_42" style:family="text"/>
    <style:style style:name="T149_43" style:family="text"/>
    <style:style style:name="T149_44" style:family="text"/>
    <style:style style:name="T149_45" style:family="text"/>
    <style:style style:name="T149_46" style:family="text"/>
    <style:style style:name="T149_47" style:family="text"/>
    <style:style style:name="T149_48" style:family="text"/>
    <style:style style:name="P150" style:family="paragraph" style:parent-style-name="Standard">
      <style:paragraph-properties fo:text-align="justify" fo:break-before="auto" fo:line-height="115%" style:writing-mode="lr-tb"/>
    </style:style>
    <style:style style:name="T150_1" style:family="text"/>
    <style:style style:name="T150_2" style:family="text"/>
    <style:style style:name="T150_3" style:family="text"/>
    <style:style style:name="T150_4" style:family="text"/>
    <style:style style:name="T150_5" style:family="text"/>
    <style:style style:name="T150_6" style:family="text"/>
    <style:style style:name="T150_7" style:family="text"/>
    <style:style style:name="T150_8" style:family="text"/>
    <style:style style:name="T150_9" style:family="text"/>
    <style:style style:name="T150_10" style:family="text"/>
    <style:style style:name="T150_11" style:family="text"/>
    <style:style style:name="T150_12" style:family="text"/>
    <style:style style:name="P151" style:family="paragraph" style:parent-style-name="Standard">
      <style:paragraph-properties fo:text-align="justify" fo:break-before="auto" fo:line-height="115%" style:writing-mode="lr-tb"/>
    </style:style>
    <style:style style:name="T151_1" style:family="text"/>
    <style:style style:name="T151_2" style:family="text"/>
    <style:style style:name="T151_3" style:family="text"/>
    <style:style style:name="T151_4" style:family="text"/>
    <style:style style:name="T151_5" style:family="text"/>
    <style:style style:name="T151_6" style:family="text"/>
    <style:style style:name="T151_7" style:family="text"/>
    <style:style style:name="T151_8" style:family="text"/>
    <style:style style:name="T151_9" style:family="text"/>
    <style:style style:name="T151_10" style:family="text"/>
    <style:style style:name="T151_11" style:family="text"/>
    <style:style style:name="T151_12" style:family="text"/>
    <style:style style:name="T151_13" style:family="text"/>
    <style:style style:name="T151_14" style:family="text"/>
    <style:style style:name="T151_15" style:family="text"/>
    <style:style style:name="T151_16" style:family="text"/>
    <style:style style:name="T151_17" style:family="text"/>
    <style:style style:name="T151_18" style:family="text"/>
    <style:style style:name="T151_19" style:family="text"/>
    <style:style style:name="T151_20" style:family="text"/>
    <style:style style:name="T151_21" style:family="text"/>
    <style:style style:name="T151_22" style:family="text"/>
    <style:style style:name="T151_23" style:family="text"/>
    <style:style style:name="T151_24" style:family="text"/>
    <style:style style:name="T151_25" style:family="text"/>
    <style:style style:name="T151_26" style:family="text"/>
    <style:style style:name="T151_27" style:family="text"/>
    <style:style style:name="T151_28" style:family="text"/>
    <style:style style:name="T151_29" style:family="text"/>
    <style:style style:name="T151_30" style:family="text"/>
    <style:style style:name="T151_31" style:family="text"/>
    <style:style style:name="T151_32" style:family="text"/>
    <style:style style:name="T151_33" style:family="text"/>
    <style:style style:name="T151_34" style:family="text"/>
    <style:style style:name="T151_35" style:family="text"/>
    <style:style style:name="T151_36" style:family="text"/>
    <style:style style:name="T151_37" style:family="text"/>
    <style:style style:name="T151_38" style:family="text"/>
    <style:style style:name="T151_39" style:family="text"/>
    <style:style style:name="T151_40" style:family="text"/>
    <style:style style:name="T151_41" style:family="text"/>
    <style:style style:name="T151_42" style:family="text"/>
    <style:style style:name="T151_43" style:family="text"/>
    <style:style style:name="T151_44" style:family="text"/>
    <style:style style:name="T151_45" style:family="text"/>
    <style:style style:name="T151_46" style:family="text"/>
    <style:style style:name="T151_47" style:family="text"/>
    <style:style style:name="T151_48" style:family="text"/>
    <style:style style:name="T151_49" style:family="text"/>
    <style:style style:name="T151_50" style:family="text"/>
    <style:style style:name="T151_51" style:family="text"/>
    <style:style style:name="T151_52" style:family="text"/>
    <style:style style:name="T151_53" style:family="text"/>
    <style:style style:name="T151_54" style:family="text"/>
    <style:style style:name="T151_55" style:family="text"/>
    <style:style style:name="T151_56" style:family="text"/>
    <style:style style:name="T151_57" style:family="text"/>
    <style:style style:name="T151_58" style:family="text"/>
    <style:style style:name="P152" style:family="paragraph" style:parent-style-name="Standard">
      <style:paragraph-properties fo:text-align="justify" fo:break-before="auto" fo:line-height="115%" style:writing-mode="lr-tb"/>
    </style:style>
    <style:style style:name="T152_1" style:family="text"/>
    <style:style style:name="T152_2" style:family="text"/>
    <style:style style:name="T152_3" style:family="text"/>
    <style:style style:name="T152_4" style:family="text"/>
    <style:style style:name="T152_5" style:family="text"/>
    <style:style style:name="T152_6" style:family="text"/>
    <style:style style:name="T152_7" style:family="text"/>
    <style:style style:name="T152_8" style:family="text"/>
    <style:style style:name="T152_9" style:family="text"/>
    <style:style style:name="T152_10" style:family="text"/>
    <style:style style:name="P153" style:family="paragraph" style:parent-style-name="Standard">
      <style:paragraph-properties fo:text-align="justify" fo:break-before="auto" fo:line-height="115%" style:writing-mode="lr-tb"/>
    </style:style>
    <style:style style:name="T153_1" style:family="text"/>
    <style:style style:name="T153_2" style:family="text"/>
    <style:style style:name="T153_3" style:family="text"/>
    <style:style style:name="T153_4" style:family="text"/>
    <style:style style:name="T153_5" style:family="text"/>
    <style:style style:name="T153_6" style:family="text"/>
    <style:style style:name="T153_7" style:family="text"/>
    <style:style style:name="T153_8" style:family="text"/>
    <style:style style:name="T153_9" style:family="text"/>
    <style:style style:name="T153_10" style:family="text"/>
    <style:style style:name="T153_11" style:family="text"/>
    <style:style style:name="T153_12" style:family="text"/>
    <style:style style:name="T153_13" style:family="text"/>
    <style:style style:name="T153_14" style:family="text"/>
    <style:style style:name="T153_15" style:family="text"/>
    <style:style style:name="T153_16" style:family="text"/>
    <style:style style:name="T153_17" style:family="text"/>
    <style:style style:name="T153_18" style:family="text"/>
    <style:style style:name="T153_19" style:family="text"/>
    <style:style style:name="T153_20" style:family="text"/>
    <style:style style:name="T153_21" style:family="text"/>
    <style:style style:name="T153_22" style:family="text"/>
    <style:style style:name="P154" style:family="paragraph" style:parent-style-name="Standard">
      <style:paragraph-properties fo:text-align="justify" fo:break-before="auto" fo:line-height="115%" style:writing-mode="lr-tb"/>
    </style:style>
    <style:style style:name="T154_1" style:family="text"/>
    <style:style style:name="T154_2" style:family="text"/>
    <style:style style:name="T154_3" style:family="text"/>
    <style:style style:name="T154_4" style:family="text"/>
    <style:style style:name="T154_5" style:family="text"/>
    <style:style style:name="T154_6" style:family="text"/>
    <style:style style:name="T154_7" style:family="text"/>
    <style:style style:name="T154_8" style:family="text"/>
    <style:style style:name="T154_9" style:family="text"/>
    <style:style style:name="T154_10" style:family="text"/>
    <style:style style:name="T154_11" style:family="text"/>
    <style:style style:name="T154_12" style:family="text"/>
    <style:style style:name="T154_13" style:family="text"/>
    <style:style style:name="T154_14" style:family="text"/>
    <style:style style:name="T154_15" style:family="text"/>
    <style:style style:name="T154_16" style:family="text"/>
    <style:style style:name="T154_17" style:family="text"/>
    <style:style style:name="T154_18" style:family="text"/>
    <style:style style:name="T154_19" style:family="text"/>
    <style:style style:name="T154_20" style:family="text"/>
    <style:style style:name="P155" style:family="paragraph" style:parent-style-name="Standard">
      <style:paragraph-properties fo:text-align="justify" fo:break-before="auto" fo:line-height="115%" style:writing-mode="lr-tb"/>
    </style:style>
    <style:style style:name="T155_1" style:family="text"/>
    <style:style style:name="T155_2" style:family="text"/>
    <style:style style:name="T155_3" style:family="text"/>
    <style:style style:name="T155_4" style:family="text"/>
    <style:style style:name="T155_5" style:family="text"/>
    <style:style style:name="T155_6" style:family="text"/>
    <style:style style:name="T155_7" style:family="text"/>
    <style:style style:name="T155_8" style:family="text"/>
    <style:style style:name="T155_9" style:family="text"/>
    <style:style style:name="T155_10" style:family="text"/>
    <style:style style:name="P156" style:family="paragraph" style:parent-style-name="Standard">
      <style:paragraph-properties fo:text-align="justify" fo:break-before="auto" fo:line-height="115%" style:writing-mode="lr-tb"/>
    </style:style>
    <style:style style:name="T156_1" style:family="text"/>
    <style:style style:name="T156_2" style:family="text"/>
    <style:style style:name="T156_3" style:family="text"/>
    <style:style style:name="T156_4" style:family="text"/>
    <style:style style:name="T156_5" style:family="text"/>
    <style:style style:name="T156_6" style:family="text"/>
    <style:style style:name="T156_7" style:family="text"/>
    <style:style style:name="T156_8" style:family="text"/>
    <style:style style:name="T156_9" style:family="text"/>
    <style:style style:name="T156_10" style:family="text"/>
    <style:style style:name="T156_11" style:family="text"/>
    <style:style style:name="T156_12" style:family="text"/>
    <style:style style:name="T156_13" style:family="text"/>
    <style:style style:name="T156_14" style:family="text"/>
    <style:style style:name="T156_15" style:family="text"/>
    <style:style style:name="T156_16" style:family="text"/>
    <style:style style:name="T156_17" style:family="text"/>
    <style:style style:name="T156_18" style:family="text"/>
    <style:style style:name="T156_19" style:family="text"/>
    <style:style style:name="T156_20" style:family="text"/>
    <style:style style:name="T156_21" style:family="text"/>
    <style:style style:name="T156_22" style:family="text"/>
    <style:style style:name="T156_23" style:family="text"/>
    <style:style style:name="T156_24" style:family="text"/>
    <style:style style:name="T156_25" style:family="text"/>
    <style:style style:name="T156_26" style:family="text"/>
    <style:style style:name="T156_27" style:family="text"/>
    <style:style style:name="T156_28" style:family="text"/>
    <style:style style:name="T156_29" style:family="text"/>
    <style:style style:name="T156_30" style:family="text"/>
    <style:style style:name="T156_31" style:family="text"/>
    <style:style style:name="T156_32" style:family="text"/>
    <style:style style:name="T156_33" style:family="text"/>
    <style:style style:name="T156_34" style:family="text"/>
    <style:style style:name="T156_35" style:family="text"/>
    <style:style style:name="T156_36" style:family="text"/>
    <style:style style:name="T156_37" style:family="text"/>
    <style:style style:name="T156_38" style:family="text"/>
    <style:style style:name="T156_39" style:family="text"/>
    <style:style style:name="T156_40" style:family="text"/>
    <style:style style:name="T156_41" style:family="text"/>
    <style:style style:name="T156_42" style:family="text"/>
    <style:style style:name="T156_43" style:family="text"/>
    <style:style style:name="T156_44" style:family="text"/>
    <style:style style:name="T156_45" style:family="text"/>
    <style:style style:name="T156_46" style:family="text"/>
    <style:style style:name="T156_47" style:family="text"/>
    <style:style style:name="T156_48" style:family="text"/>
    <style:style style:name="T156_49" style:family="text"/>
    <style:style style:name="T156_50" style:family="text"/>
    <style:style style:name="T156_51" style:family="text"/>
    <style:style style:name="T156_52" style:family="text"/>
    <style:style style:name="T156_53" style:family="text"/>
    <style:style style:name="T156_54" style:family="text"/>
    <style:style style:name="T156_55" style:family="text"/>
    <style:style style:name="T156_56" style:family="text"/>
    <style:style style:name="T156_57" style:family="text"/>
    <style:style style:name="T156_58" style:family="text"/>
    <style:style style:name="P157" style:family="paragraph" style:parent-style-name="Standard">
      <style:paragraph-properties fo:break-before="auto" fo:line-height="115%" style:writing-mode="lr-tb"/>
    </style:style>
    <style:style style:name="P158" style:family="paragraph" style:parent-style-name="Standard">
      <style:paragraph-properties fo:break-before="auto" fo:line-height="115%" style:writing-mode="lr-tb"/>
    </style:style>
    <style:style style:name="T158_1" style:family="text">
      <style:text-properties fo:color="#660000"/>
    </style:style>
    <style:style style:name="T158_2" style:family="text">
      <style:text-properties fo:color="#660000"/>
    </style:style>
    <style:style style:name="T158_3" style:family="text">
      <style:text-properties fo:color="#660000"/>
    </style:style>
    <style:style style:name="T158_4" style:family="text">
      <style:text-properties fo:color="#660000"/>
    </style:style>
    <style:style style:name="T158_5" style:family="text">
      <style:text-properties fo:color="#660000"/>
    </style:style>
    <style:style style:name="T158_6" style:family="text">
      <style:text-properties fo:color="#660000"/>
    </style:style>
    <style:style style:name="T158_7" style:family="text">
      <style:text-properties fo:color="#660000"/>
    </style:style>
    <style:style style:name="T158_8" style:family="text">
      <style:text-properties fo:color="#660000"/>
    </style:style>
    <style:style style:name="T158_9" style:family="text">
      <style:text-properties fo:color="#660000"/>
    </style:style>
    <style:style style:name="T158_10" style:family="text">
      <style:text-properties fo:color="#660000"/>
    </style:style>
    <style:style style:name="T158_11" style:family="text">
      <style:text-properties fo:color="#660000"/>
    </style:style>
    <style:style style:name="T158_12" style:family="text">
      <style:text-properties fo:color="#660000"/>
    </style:style>
    <style:style style:name="T158_13" style:family="text">
      <style:text-properties fo:color="#660000"/>
    </style:style>
    <style:style style:name="T158_14" style:family="text">
      <style:text-properties fo:color="#660000"/>
    </style:style>
    <style:style style:name="T158_15" style:family="text">
      <style:text-properties fo:color="#660000"/>
    </style:style>
    <style:style style:name="T158_16" style:family="text">
      <style:text-properties fo:color="#660000"/>
    </style:style>
    <style:style style:name="T158_17" style:family="text">
      <style:text-properties fo:color="#660000"/>
    </style:style>
    <style:style style:name="T158_18" style:family="text">
      <style:text-properties fo:color="#660000"/>
    </style:style>
    <style:style style:name="T158_19" style:family="text">
      <style:text-properties fo:color="#660000"/>
    </style:style>
    <style:style style:name="T158_20" style:family="text">
      <style:text-properties fo:color="#660000"/>
    </style:style>
    <style:style style:name="T158_21" style:family="text">
      <style:text-properties fo:color="#660000"/>
    </style:style>
    <style:style style:name="T158_22" style:family="text">
      <style:text-properties fo:color="#660000"/>
    </style:style>
    <style:style style:name="T158_23" style:family="text">
      <style:text-properties fo:color="#660000"/>
    </style:style>
    <style:style style:name="T158_24" style:family="text">
      <style:text-properties fo:color="#660000"/>
    </style:style>
    <style:style style:name="T158_25" style:family="text">
      <style:text-properties fo:color="#660000"/>
    </style:style>
    <style:style style:name="T158_26" style:family="text">
      <style:text-properties fo:color="#660000"/>
    </style:style>
    <style:style style:name="T158_27" style:family="text"/>
    <style:style style:name="T158_28" style:family="text">
      <style:text-properties fo:color="#660000" style:text-underline-style="solid" style:text-underline-color="font-color"/>
    </style:style>
    <style:style style:name="T158_29" style:family="text"/>
    <style:style style:name="T158_30" style:family="text">
      <style:text-properties fo:color="#660000" style:text-underline-style="solid" style:text-underline-color="font-color"/>
    </style:style>
    <style:style style:name="T158_31" style:family="text"/>
    <style:style style:name="T158_32" style:family="text">
      <style:text-properties fo:color="#660000" style:text-underline-style="solid" style:text-underline-color="font-color"/>
    </style:style>
    <style:style style:name="T158_33" style:family="text"/>
    <style:style style:name="T158_34" style:family="text">
      <style:text-properties fo:color="#660000" style:text-underline-style="solid" style:text-underline-color="font-color"/>
    </style:style>
    <style:style style:name="T158_35" style:family="text"/>
    <style:style style:name="T158_36" style:family="text">
      <style:text-properties fo:color="#660000" style:text-underline-style="solid" style:text-underline-color="font-color"/>
    </style:style>
    <style:style style:name="T158_37" style:family="text"/>
    <style:style style:name="T158_38" style:family="text">
      <style:text-properties fo:color="#660000" style:text-underline-style="solid" style:text-underline-color="font-color"/>
    </style:style>
    <style:style style:name="T158_39" style:family="text"/>
    <style:style style:name="T158_40" style:family="text">
      <style:text-properties fo:color="#660000" style:text-underline-style="solid" style:text-underline-color="font-color"/>
    </style:style>
    <style:style style:name="T158_41" style:family="text"/>
    <style:style style:name="T158_42" style:family="text">
      <style:text-properties fo:color="#660000" style:text-underline-style="solid" style:text-underline-color="font-color"/>
    </style:style>
    <style:style style:name="T158_43" style:family="text"/>
    <style:style style:name="T158_44" style:family="text">
      <style:text-properties fo:color="#660000" style:text-underline-style="solid" style:text-underline-color="font-color"/>
    </style:style>
    <style:style style:name="T158_45" style:family="text"/>
    <style:style style:name="T158_46" style:family="text">
      <style:text-properties fo:color="#660000" style:text-underline-style="solid" style:text-underline-color="font-color"/>
    </style:style>
    <style:style style:name="T158_47" style:family="text"/>
    <style:style style:name="T158_48" style:family="text">
      <style:text-properties fo:color="#660000" style:text-underline-style="solid" style:text-underline-color="font-color"/>
    </style:style>
    <style:style style:name="T158_49" style:family="text"/>
    <style:style style:name="T158_50" style:family="text">
      <style:text-properties fo:color="#660000" style:text-underline-style="solid" style:text-underline-color="font-color"/>
    </style:style>
    <style:style style:name="T158_51" style:family="text"/>
    <style:style style:name="T158_52" style:family="text">
      <style:text-properties fo:color="#660000" style:text-underline-style="solid" style:text-underline-color="font-color"/>
    </style:style>
    <style:style style:name="T158_53" style:family="text"/>
    <style:style style:name="T158_54" style:family="text">
      <style:text-properties fo:color="#660000" style:text-underline-style="solid" style:text-underline-color="font-color"/>
    </style:style>
    <style:style style:name="T158_55" style:family="text"/>
    <style:style style:name="T158_56" style:family="text">
      <style:text-properties fo:color="#660000" style:text-underline-style="solid" style:text-underline-color="font-color"/>
    </style:style>
    <style:style style:name="T158_57" style:family="text"/>
    <style:style style:name="T158_58" style:family="text">
      <style:text-properties fo:color="#660000" style:text-underline-style="solid" style:text-underline-color="font-color"/>
    </style:style>
    <style:style style:name="T158_59" style:family="text"/>
    <style:style style:name="T158_60" style:family="text">
      <style:text-properties fo:color="#660000" style:text-underline-style="solid" style:text-underline-color="font-color"/>
    </style:style>
    <style:style style:name="T158_61" style:family="text"/>
    <style:style style:name="T158_62" style:family="text">
      <style:text-properties fo:color="#660000" style:text-underline-style="solid" style:text-underline-color="font-color"/>
    </style:style>
    <style:style style:name="T158_63" style:family="text"/>
    <style:style style:name="T158_64" style:family="text">
      <style:text-properties fo:color="#660000" style:text-underline-style="solid" style:text-underline-color="font-color"/>
    </style:style>
    <style:style style:name="T158_65" style:family="text"/>
    <style:style style:name="T158_66" style:family="text">
      <style:text-properties fo:color="#660000" style:text-underline-style="solid" style:text-underline-color="font-color"/>
    </style:style>
    <style:style style:name="T158_67" style:family="text"/>
    <style:style style:name="T158_68" style:family="text">
      <style:text-properties fo:color="#660000" style:text-underline-style="solid" style:text-underline-color="font-color"/>
    </style:style>
    <style:style style:name="T158_69" style:family="text"/>
    <style:style style:name="T158_70" style:family="text">
      <style:text-properties fo:color="#660000" style:text-underline-style="solid" style:text-underline-color="font-color"/>
    </style:style>
    <style:style style:name="T158_71" style:family="text"/>
    <style:style style:name="T158_72" style:family="text">
      <style:text-properties fo:color="#660000" style:text-underline-style="solid" style:text-underline-color="font-color"/>
    </style:style>
    <style:style style:name="T158_73" style:family="text"/>
    <style:style style:name="T158_74" style:family="text">
      <style:text-properties fo:color="#660000" style:text-underline-style="solid" style:text-underline-color="font-color"/>
    </style:style>
    <style:style style:name="T158_75" style:family="text"/>
    <style:style style:name="T158_76" style:family="text">
      <style:text-properties fo:color="#660000" style:text-underline-style="solid" style:text-underline-color="font-color"/>
    </style:style>
    <style:style style:name="T158_77" style:family="text"/>
    <style:style style:name="T158_78" style:family="text">
      <style:text-properties fo:color="#660000" style:text-underline-style="solid" style:text-underline-color="font-color"/>
    </style:style>
    <style:style style:name="T158_79" style:family="text"/>
    <style:style style:name="T158_80" style:family="text">
      <style:text-properties fo:color="#660000" style:text-underline-style="solid" style:text-underline-color="font-color"/>
    </style:style>
    <style:style style:name="T158_81" style:family="text"/>
    <style:style style:name="T158_82" style:family="text">
      <style:text-properties fo:color="#660000" style:text-underline-style="solid" style:text-underline-color="font-color"/>
    </style:style>
    <style:style style:name="T158_83" style:family="text"/>
    <style:style style:name="T158_84" style:family="text">
      <style:text-properties fo:color="#660000" style:text-underline-style="solid" style:text-underline-color="font-color"/>
    </style:style>
    <style:style style:name="T158_85" style:family="text"/>
    <style:style style:name="T158_86" style:family="text">
      <style:text-properties fo:color="#660000" style:text-underline-style="solid" style:text-underline-color="font-color"/>
    </style:style>
    <style:style style:name="T158_87" style:family="text"/>
    <style:style style:name="T158_88" style:family="text">
      <style:text-properties fo:color="#660000" style:text-underline-style="solid" style:text-underline-color="font-color"/>
    </style:style>
    <style:style style:name="T158_89" style:family="text"/>
    <style:style style:name="T158_90" style:family="text">
      <style:text-properties fo:color="#660000" style:text-underline-style="solid" style:text-underline-color="font-color"/>
    </style:style>
    <style:style style:name="T158_91" style:family="text"/>
    <style:style style:name="T158_92" style:family="text">
      <style:text-properties fo:color="#660000" style:text-underline-style="solid" style:text-underline-color="font-color"/>
    </style:style>
    <style:style style:name="T158_93" style:family="text">
      <style:text-properties fo:color="#660000"/>
    </style:style>
    <style:style style:name="T158_94" style:family="text">
      <style:text-properties fo:color="#660000"/>
    </style:style>
    <style:style style:name="T158_95" style:family="text">
      <style:text-properties fo:color="#660000"/>
    </style:style>
    <style:style style:name="T158_96" style:family="text">
      <style:text-properties fo:color="#660000"/>
    </style:style>
    <style:style style:name="T158_97" style:family="text">
      <style:text-properties fo:color="#660000"/>
    </style:style>
    <style:style style:name="T158_98" style:family="text">
      <style:text-properties fo:color="#660000"/>
    </style:style>
    <style:style style:name="T158_99" style:family="text">
      <style:text-properties fo:color="#660000"/>
    </style:style>
    <style:style style:name="T158_100" style:family="text">
      <style:text-properties fo:color="#660000"/>
    </style:style>
    <style:style style:name="T158_101" style:family="text">
      <style:text-properties fo:color="#660000"/>
    </style:style>
    <style:style style:name="T158_102" style:family="text">
      <style:text-properties fo:color="#660000"/>
    </style:style>
    <style:style style:name="T158_103" style:family="text">
      <style:text-properties fo:color="#660000"/>
    </style:style>
    <style:style style:name="T158_104" style:family="text">
      <style:text-properties fo:color="#660000"/>
    </style:style>
    <style:style style:name="T158_105" style:family="text">
      <style:text-properties fo:color="#660000"/>
    </style:style>
    <style:style style:name="P159" style:family="paragraph" style:parent-style-name="Standard">
      <style:paragraph-properties fo:break-before="auto" fo:line-height="115%" style:writing-mode="lr-tb"/>
    </style:style>
    <style:style style:name="P160" style:family="paragraph" style:parent-style-name="Standard">
      <style:paragraph-properties fo:break-before="page" fo:line-height="115%" style:writing-mode="lr-tb"/>
    </style:style>
    <style:style style:name="P161" style:family="paragraph" style:parent-style-name="Heading_20_1">
      <style:paragraph-properties fo:text-align="center" fo:break-before="auto" fo:line-height="115%" style:writing-mode="lr-tb"/>
    </style:style>
    <style:style style:name="T161_1" style:family="text"/>
    <style:style style:name="T161_2" style:family="text"/>
    <style:style style:name="T161_3" style:family="text"/>
    <style:style style:name="T161_4" style:family="text"/>
    <style:style style:name="T161_5" style:family="text"/>
    <style:style style:name="T161_6" style:family="text"/>
    <style:style style:name="T161_7" style:family="text"/>
    <style:style style:name="T161_8" style:family="text"/>
    <style:style style:name="P162" style:family="paragraph" style:parent-style-name="Standard">
      <style:paragraph-properties fo:break-before="auto" fo:line-height="115%" style:writing-mode="lr-tb"/>
    </style:style>
    <style:style style:name="Table13" style:family="table">
      <style:table-properties table:align="left" style:width="15.875cm" fo:margin-left="0cm"/>
    </style:style>
    <style:style style:name="Column30" style:family="table-column">
      <style:table-column-properties style:column-width="3.069cm"/>
    </style:style>
    <style:style style:name="Column31" style:family="table-column">
      <style:table-column-properties style:column-width="12.806cm"/>
    </style:style>
    <style:style style:name="Row27" style:family="table-row"/>
    <style:style style:name="Cell61" style:family="table-cell">
      <style:table-cell-properties fo:background-color="#efefef" style:vertical-align="top" fo:padding-top="0.176cm" fo:border-top="#ffffff 0.106cm solid" fo:padding-bottom="0.176cm" fo:border-bottom="#ffffff 0.106cm solid" fo:padding-left="0.176cm" fo:border-left="#ffffff 0.106cm solid" fo:padding-right="0.176cm" fo:border-right="#ffffff 0.106cm solid"/>
    </style:style>
    <style:style style:name="P16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6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2" style:family="table-cell">
      <style:table-cell-properties fo:background-color="#efefef" style:vertical-align="top" fo:padding-top="0.176cm" fo:border-top="#ffffff 0.106cm solid" fo:padding-bottom="0.176cm" fo:border-bottom="#ffffff 0.106cm solid" fo:padding-left="0.176cm" fo:border-left="#ffffff 0.106cm solid" fo:padding-right="0.176cm" fo:border-right="#ffffff 0.106cm solid"/>
    </style:style>
    <style:style style:name="P16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6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8" style:family="table-row"/>
    <style:style style:name="Cell63" style:family="table-cell">
      <style:table-cell-properties fo:background-color="#efefef" style:vertical-align="top" fo:padding-top="0.176cm" fo:border-top="#ffffff 0.106cm solid" fo:padding-bottom="0.176cm" fo:border-bottom="#ffffff 0.106cm solid" fo:padding-left="0.176cm" fo:border-left="#ffffff 0.106cm solid" fo:padding-right="0.176cm" fo:border-right="#ffffff 0.106cm solid"/>
    </style:style>
    <style:style style:name="P16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6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4" style:family="table-cell">
      <style:table-cell-properties fo:background-color="#efefef" style:vertical-align="middle" fo:padding-top="0.176cm" fo:border-top="#ffffff 0.106cm solid" fo:padding-bottom="0.176cm" fo:border-bottom="#ffffff 0.106cm solid" fo:padding-left="0.176cm" fo:border-left="#ffffff 0.106cm solid" fo:padding-right="0.176cm" fo:border-right="#ffffff 0.106cm solid"/>
    </style:style>
    <style:style style:name="P16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6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9" style:family="table-row"/>
    <style:style style:name="Cell65" style:family="table-cell">
      <style:table-cell-properties fo:background-color="#efefef" style:vertical-align="top" fo:padding-top="0.176cm" fo:border-top="#ffffff 0.106cm solid" fo:padding-bottom="0.176cm" fo:border-bottom="#ffffff 0.106cm solid" fo:padding-left="0.176cm" fo:border-left="#ffffff 0.106cm solid" fo:padding-right="0.176cm" fo:border-right="#ffffff 0.106cm solid"/>
    </style:style>
    <style:style style:name="P16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6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6" style:family="table-cell">
      <style:table-cell-properties fo:background-color="#efefef" style:vertical-align="middle" fo:padding-top="0.176cm" fo:border-top="#ffffff 0.106cm solid" fo:padding-bottom="0.176cm" fo:border-bottom="#ffffff 0.106cm solid" fo:padding-left="0.176cm" fo:border-left="#ffffff 0.106cm solid" fo:padding-right="0.176cm" fo:border-right="#ffffff 0.106cm solid"/>
    </style:style>
    <style:style style:name="P168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16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8_5" style:family="text"/>
    <style:style style:name="T168_6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68_7" style:family="text"/>
    <style:style style:name="T168_8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68_9" style:family="text"/>
    <style:style style:name="T168_10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68_11" style:family="text"/>
    <style:style style:name="T168_12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68_13" style:family="text"/>
    <style:style style:name="T168_14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68_15" style:family="text"/>
    <style:style style:name="T168_16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68_17" style:family="text"/>
    <style:style style:name="T168_18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68_19" style:family="text"/>
    <style:style style:name="T168_20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68_21" style:family="text"/>
    <style:style style:name="T168_22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68_23" style:family="text"/>
    <style:style style:name="T168_24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68_25" style:family="text"/>
    <style:style style:name="T168_26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68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6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6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5" style:family="text"/>
    <style:style style:name="T169_6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69_7" style:family="text"/>
    <style:style style:name="T169_8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69_9" style:family="text"/>
    <style:style style:name="T169_10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69_11" style:family="text"/>
    <style:style style:name="T169_12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69_13" style:family="text"/>
    <style:style style:name="T169_14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69_15" style:family="text"/>
    <style:style style:name="T169_16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69_17" style:family="text"/>
    <style:style style:name="T169_18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69_19" style:family="text"/>
    <style:style style:name="T169_20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69_21" style:family="text"/>
    <style:style style:name="T169_22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69_23" style:family="text"/>
    <style:style style:name="T169_24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69_25" style:family="text"/>
    <style:style style:name="T169_26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69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70" style:family="paragraph" style:parent-style-name="Standard">
      <style:paragraph-properties fo:break-before="auto" fo:line-height="115%" style:writing-mode="lr-tb"/>
    </style:style>
    <style:style style:name="Table14" style:family="table">
      <style:table-properties table:align="left" style:width="15.928cm" fo:margin-left="0cm"/>
    </style:style>
    <style:style style:name="Column32" style:family="table-column">
      <style:table-column-properties style:column-width="2.699cm"/>
    </style:style>
    <style:style style:name="Column33" style:family="table-column">
      <style:table-column-properties style:column-width="2.302cm"/>
    </style:style>
    <style:style style:name="Column34" style:family="table-column">
      <style:table-column-properties style:column-width="10.927cm"/>
    </style:style>
    <style:style style:name="Row30" style:family="table-row"/>
    <style:style style:name="Cell67" style:family="table-cell">
      <style:table-cell-properties fo:background-color="#efefef" style:vertical-align="top" fo:padding-top="0.176cm" fo:border-top="#ffffff 0.106cm solid" fo:padding-bottom="0.176cm" fo:border-bottom="#ffffff 0.106cm solid" fo:padding-left="0.176cm" fo:border-left="#ffffff 0.106cm solid" fo:padding-right="0.176cm" fo:border-right="#ffffff 0.106cm solid"/>
    </style:style>
    <style:style style:name="P17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7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8" style:family="table-cell">
      <style:table-cell-properties fo:background-color="#efefef" style:vertical-align="top" fo:padding-top="0.176cm" fo:border-top="#ffffff 0.106cm solid" fo:padding-bottom="0.176cm" fo:border-bottom="#ffffff 0.106cm solid" fo:padding-left="0.176cm" fo:border-left="#ffffff 0.106cm solid" fo:padding-right="0.176cm" fo:border-right="#ffffff 0.106cm solid"/>
    </style:style>
    <style:style style:name="P17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7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9" style:family="table-cell">
      <style:table-cell-properties fo:background-color="#efefef" style:vertical-align="top" fo:padding-top="0.176cm" fo:border-top="#ffffff 0.106cm solid" fo:padding-bottom="0.176cm" fo:border-bottom="#ffffff 0.106cm solid" fo:padding-left="0.176cm" fo:border-left="#ffffff 0.106cm solid" fo:padding-right="0.176cm" fo:border-right="#ffffff 0.106cm solid"/>
    </style:style>
    <style:style style:name="P17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7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31" style:family="table-row"/>
    <style:style style:name="Cell70" style:family="table-cell">
      <style:table-cell-properties fo:background-color="#efefef" style:vertical-align="top" fo:padding-top="0.176cm" fo:border-top="#ffffff 0.106cm solid" fo:padding-bottom="0.176cm" fo:border-bottom="#ffffff 0.106cm solid" fo:padding-left="0.176cm" fo:border-left="#ffffff 0.106cm solid" fo:padding-right="0.176cm" fo:border-right="#ffffff 0.106cm solid"/>
    </style:style>
    <style:style style:name="P17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7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71" style:family="table-cell">
      <style:table-cell-properties fo:background-color="#efefef" style:vertical-align="top" fo:padding-top="0.176cm" fo:border-top="#ffffff 0.106cm solid" fo:padding-bottom="0.176cm" fo:border-bottom="#ffffff 0.106cm solid" fo:padding-left="0.176cm" fo:border-left="#ffffff 0.106cm solid" fo:padding-right="0.176cm" fo:border-right="#ffffff 0.106cm solid"/>
    </style:style>
    <style:style style:name="P17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7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72" style:family="table-cell">
      <style:table-cell-properties fo:background-color="#efefef" style:vertical-align="middle" fo:padding-top="0.176cm" fo:border-top="#ffffff 0.106cm solid" fo:padding-bottom="0.176cm" fo:border-bottom="#ffffff 0.106cm solid" fo:padding-left="0.176cm" fo:border-left="#ffffff 0.106cm solid" fo:padding-right="0.176cm" fo:border-right="#ffffff 0.106cm solid"/>
    </style:style>
    <style:style style:name="P17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7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77" style:family="paragraph" style:parent-style-name="Standard">
      <style:paragraph-properties fo:break-before="auto" fo:line-height="115%" style:writing-mode="lr-tb"/>
    </style:style>
    <style:style style:name="Table15" style:family="table">
      <style:table-properties table:align="left" style:width="15.923cm" fo:margin-left="0cm"/>
    </style:style>
    <style:style style:name="Column35" style:family="table-column">
      <style:table-column-properties style:column-width="5.308cm"/>
    </style:style>
    <style:style style:name="Column36" style:family="table-column">
      <style:table-column-properties style:column-width="5.308cm"/>
    </style:style>
    <style:style style:name="Column37" style:family="table-column">
      <style:table-column-properties style:column-width="5.308cm"/>
    </style:style>
    <style:style style:name="Row32" style:family="table-row"/>
    <style:style style:name="Cell73" style:family="table-cell">
      <style:table-cell-properties fo:background-color="#efefef" style:vertical-align="top" fo:padding-top="0.176cm" fo:border-top="#ffffff 0.106cm solid" fo:padding-bottom="0.176cm" fo:border-bottom="#ffffff 0.106cm solid" fo:padding-left="0.176cm" fo:border-left="#ffffff 0.106cm solid" fo:padding-right="0.176cm" fo:border-right="#ffffff 0.106cm solid"/>
    </style:style>
    <style:style style:name="P17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7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74" style:family="table-cell">
      <style:table-cell-properties fo:background-color="#efefef" style:vertical-align="top" fo:padding-top="0.176cm" fo:border-top="#ffffff 0.106cm solid" fo:padding-bottom="0.176cm" fo:border-bottom="#ffffff 0.106cm solid" fo:padding-left="0.176cm" fo:border-left="#ffffff 0.106cm solid" fo:padding-right="0.176cm" fo:border-right="#ffffff 0.106cm solid"/>
    </style:style>
    <style:style style:name="P17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7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75" style:family="table-cell">
      <style:table-cell-properties fo:background-color="#efefef" style:vertical-align="top" fo:padding-top="0.176cm" fo:border-top="#ffffff 0.106cm solid" fo:padding-bottom="0.176cm" fo:border-bottom="#ffffff 0.106cm solid" fo:padding-left="0.176cm" fo:border-left="#ffffff 0.106cm solid" fo:padding-right="0.176cm" fo:border-right="#ffffff 0.106cm solid"/>
    </style:style>
    <style:style style:name="P18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80_1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0_2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0_3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0_4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0_5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0_6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0_7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81" style:family="paragraph" style:parent-style-name="Standard">
      <style:paragraph-properties fo:break-before="auto" fo:line-height="115%" style:writing-mode="lr-tb"/>
    </style:style>
    <style:style style:name="P182" style:family="paragraph" style:parent-style-name="Heading_20_2">
      <style:paragraph-properties fo:break-before="auto" fo:line-height="115%" fo:margin-top="0.353cm" fo:keep-with-next="always" fo:keep-together="always" style:writing-mode="lr-tb"/>
    </style:style>
    <style:style style:name="T182_1" style:family="text"/>
    <style:style style:name="P183" style:family="paragraph" style:parent-style-name="Standard">
      <style:paragraph-properties fo:text-align="justify" fo:break-before="auto" fo:line-height="115%" style:writing-mode="lr-tb"/>
    </style:style>
    <style:style style:name="T183_1" style:family="text"/>
    <style:style style:name="T183_2" style:family="text"/>
    <style:style style:name="T183_3" style:family="text"/>
    <style:style style:name="T183_4" style:family="text"/>
    <style:style style:name="T183_5" style:family="text"/>
    <style:style style:name="T183_6" style:family="text"/>
    <style:style style:name="T183_7" style:family="text"/>
    <style:style style:name="T183_8" style:family="text"/>
    <style:style style:name="T183_9" style:family="text"/>
    <style:style style:name="T183_10" style:family="text"/>
    <style:style style:name="P184" style:family="paragraph" style:parent-style-name="Standard">
      <style:paragraph-properties fo:text-align="justify" fo:break-before="auto" fo:line-height="115%" style:writing-mode="lr-tb"/>
    </style:style>
    <style:style style:name="T184_1" style:family="text"/>
    <style:style style:name="T184_2" style:family="text"/>
    <style:style style:name="T184_3" style:family="text"/>
    <style:style style:name="T184_4" style:family="text"/>
    <style:style style:name="T184_5" style:family="text"/>
    <style:style style:name="T184_6" style:family="text"/>
    <style:style style:name="T184_7" style:family="text"/>
    <style:style style:name="T184_8" style:family="text"/>
    <style:style style:name="P185" style:family="paragraph" style:parent-style-name="Standard">
      <style:paragraph-properties fo:text-align="justify" fo:break-before="auto" fo:line-height="115%" style:writing-mode="lr-tb"/>
    </style:style>
    <style:style style:name="T185_1" style:family="text"/>
    <style:style style:name="T185_2" style:family="text"/>
    <style:style style:name="T185_3" style:family="text"/>
    <style:style style:name="T185_4" style:family="text"/>
    <style:style style:name="T185_5" style:family="text"/>
    <style:style style:name="T185_6" style:family="text"/>
    <style:style style:name="T185_7" style:family="text"/>
    <style:style style:name="T185_8" style:family="text"/>
    <style:style style:name="P186" style:family="paragraph" style:parent-style-name="Standard">
      <style:paragraph-properties fo:text-align="justify" fo:break-before="auto" fo:line-height="115%" style:writing-mode="lr-tb"/>
    </style:style>
    <style:style style:name="T186_1" style:family="text"/>
    <style:style style:name="T186_2" style:family="text"/>
    <style:style style:name="T186_3" style:family="text"/>
    <style:style style:name="T186_4" style:family="text"/>
    <style:style style:name="T186_5" style:family="text"/>
    <style:style style:name="T186_6" style:family="text"/>
    <style:style style:name="T186_7" style:family="text"/>
    <style:style style:name="T186_8" style:family="text"/>
    <style:style style:name="P187" style:family="paragraph" style:parent-style-name="Standard">
      <style:paragraph-properties fo:break-before="auto" fo:line-height="115%" style:writing-mode="lr-tb"/>
    </style:style>
    <style:style style:name="P188" style:family="paragraph" style:parent-style-name="Heading_20_2">
      <style:paragraph-properties fo:break-before="auto" fo:line-height="115%" fo:margin-top="0.353cm" fo:keep-with-next="always" fo:keep-together="always" style:writing-mode="lr-tb"/>
    </style:style>
    <style:style style:name="T188_1" style:family="text"/>
    <style:style style:name="P189" style:family="paragraph" style:parent-style-name="Standard">
      <style:paragraph-properties fo:text-align="justify" fo:break-before="auto" fo:line-height="115%" style:writing-mode="lr-tb"/>
    </style:style>
    <style:style style:name="T189_1" style:family="text"/>
    <style:style style:name="T189_2" style:family="text"/>
    <style:style style:name="T189_3" style:family="text"/>
    <style:style style:name="T189_4" style:family="text"/>
    <style:style style:name="T189_5" style:family="text"/>
    <style:style style:name="T189_6" style:family="text"/>
    <style:style style:name="T189_7" style:family="text"/>
    <style:style style:name="T189_8" style:family="text"/>
    <style:style style:name="T189_9" style:family="text"/>
    <style:style style:name="T189_10" style:family="text"/>
    <style:style style:name="P190" style:family="paragraph" style:parent-style-name="Standard">
      <style:paragraph-properties fo:text-align="justify" fo:break-before="auto" fo:line-height="115%" style:writing-mode="lr-tb"/>
    </style:style>
    <style:style style:name="T190_1" style:family="text"/>
    <style:style style:name="T190_2" style:family="text"/>
    <style:style style:name="T190_3" style:family="text"/>
    <style:style style:name="T190_4" style:family="text"/>
    <style:style style:name="T190_5" style:family="text"/>
    <style:style style:name="T190_6" style:family="text"/>
    <style:style style:name="T190_7" style:family="text"/>
    <style:style style:name="T190_8" style:family="text"/>
    <style:style style:name="P191" style:family="paragraph" style:parent-style-name="Standard">
      <style:paragraph-properties fo:text-align="justify" fo:break-before="auto" fo:line-height="115%" style:writing-mode="lr-tb"/>
    </style:style>
    <style:style style:name="T191_1" style:family="text"/>
    <style:style style:name="T191_2" style:family="text"/>
    <style:style style:name="T191_3" style:family="text"/>
    <style:style style:name="T191_4" style:family="text"/>
    <style:style style:name="P192" style:family="paragraph" style:parent-style-name="Standard">
      <style:paragraph-properties fo:text-align="justify" fo:break-before="auto" fo:line-height="115%" style:writing-mode="lr-tb"/>
    </style:style>
    <style:style style:name="P193" style:family="paragraph" style:parent-style-name="Heading_20_2">
      <style:paragraph-properties fo:break-before="auto" fo:line-height="115%" fo:margin-top="0.353cm" fo:keep-with-next="always" fo:keep-together="always" style:writing-mode="lr-tb"/>
    </style:style>
    <style:style style:name="T193_1" style:family="text"/>
    <style:style style:name="P194" style:family="paragraph" style:parent-style-name="Standard">
      <style:paragraph-properties fo:text-align="justify" fo:break-before="auto" fo:line-height="115%" style:writing-mode="lr-tb"/>
    </style:style>
    <style:style style:name="T194_1" style:family="text"/>
    <style:style style:name="T194_2" style:family="text"/>
    <style:style style:name="T194_3" style:family="text"/>
    <style:style style:name="T194_4" style:family="text"/>
    <style:style style:name="T194_5" style:family="text"/>
    <style:style style:name="T194_6" style:family="text"/>
    <style:style style:name="T194_7" style:family="text"/>
    <style:style style:name="T194_8" style:family="text"/>
    <style:style style:name="T194_9" style:family="text"/>
    <style:style style:name="T194_10" style:family="text"/>
    <style:style style:name="T194_11" style:family="text"/>
    <style:style style:name="T194_12" style:family="text"/>
    <style:style style:name="T194_13" style:family="text"/>
    <style:style style:name="T194_14" style:family="text"/>
    <style:style style:name="T194_15" style:family="text"/>
    <style:style style:name="T194_16" style:family="text"/>
    <style:style style:name="T194_17" style:family="text"/>
    <style:style style:name="T194_18" style:family="text"/>
    <style:style style:name="P195" style:family="paragraph" style:parent-style-name="Standard">
      <style:paragraph-properties fo:text-align="justify" fo:break-before="auto" fo:line-height="115%" style:writing-mode="lr-tb"/>
    </style:style>
    <style:style style:name="T195_1" style:family="text"/>
    <style:style style:name="T195_2" style:family="text"/>
    <style:style style:name="T195_3" style:family="text"/>
    <style:style style:name="T195_4" style:family="text"/>
    <style:style style:name="T195_5" style:family="text"/>
    <style:style style:name="T195_6" style:family="text"/>
    <style:style style:name="T195_7" style:family="text"/>
    <style:style style:name="T195_8" style:family="text"/>
    <style:style style:name="T195_9" style:family="text"/>
    <style:style style:name="T195_10" style:family="text"/>
    <style:style style:name="T195_11" style:family="text"/>
    <style:style style:name="T195_12" style:family="text"/>
    <style:style style:name="P196" style:family="paragraph" style:parent-style-name="Standard">
      <style:paragraph-properties fo:text-align="justify" fo:break-before="auto" fo:line-height="115%" style:writing-mode="lr-tb"/>
    </style:style>
    <style:style style:name="P197" style:family="paragraph" style:parent-style-name="Standard">
      <style:paragraph-properties fo:text-align="justify" fo:break-before="auto" fo:line-height="115%" style:writing-mode="lr-tb"/>
    </style:style>
    <style:style style:name="P198" style:family="paragraph" style:parent-style-name="Standard">
      <style:paragraph-properties fo:text-align="justify" fo:break-before="auto" fo:line-height="115%" style:writing-mode="lr-tb"/>
    </style:style>
    <style:style style:name="P199" style:family="paragraph" style:parent-style-name="Standard">
      <style:paragraph-properties fo:break-before="auto" fo:line-height="115%" style:writing-mode="lr-tb"/>
    </style:style>
    <style:style style:name="P200" style:family="paragraph" style:parent-style-name="Standard">
      <style:paragraph-properties fo:break-before="auto" fo:line-height="115%" style:writing-mode="lr-tb"/>
    </style:style>
    <style:style style:name="P201" style:family="paragraph" style:parent-style-name="Standard">
      <style:paragraph-properties fo:break-before="auto" fo:line-height="115%" style:writing-mode="lr-tb"/>
    </style:style>
    <style:style style:name="P202" style:family="paragraph" style:parent-style-name="Standard">
      <style:paragraph-properties fo:break-before="auto" fo:line-height="115%" style:writing-mode="lr-tb"/>
    </style:style>
  </office:automatic-styles>
  <office:body>
    <office:text>
      <text:p text:style-name="P1"><text:bookmark-start text:name="h.j6tf2leztpx8"/><text:bookmark-end text:name="h.j6tf2leztpx8"/></text:p>
      <text:p text:style-name="P2"><text:bookmark-start text:name="h.2t895x5vgele"/><text:bookmark-end text:name="h.2t895x5vgele"/><text:span text:style-name="T2_1">Projet</text:span><text:span text:style-name="T2_2"><text:s/></text:span><text:span text:style-name="T2_3">ThinkTank</text:span><text:span text:style-name="T2_4"><text:s/>:<text:s/></text:span><text:span text:style-name="T2_5">Dossier</text:span><text:span text:style-name="T2_6"><text:s/></text:span><text:span text:style-name="T2_7">de</text:span><text:span text:style-name="T2_8"><text:s/></text:span><text:span text:style-name="T2_9">Suivi</text:span><text:span text:style-name="T2_10"><text:s/></text:span></text:p>
      <text:p text:style-name="P3"><text:bookmark-start text:name="h.6ssryf72fcgc"/><text:bookmark-end text:name="h.6ssryf72fcgc"/><text:span text:style-name="T3_1">Master</text:span><text:span text:style-name="T3_2"><text:s/>1<text:s/></text:span><text:span text:style-name="T3_3">Informatique</text:span><text:span text:style-name="T3_4"><text:s/>—<text:s/></text:span><text:span text:style-name="T3_5">Génie</text:span><text:span text:style-name="T3_6"><text:s/></text:span><text:span text:style-name="T3_7">Logiciel</text:span><text:span text:style-name="T3_8"><text:s/>—<text:s/></text:span><text:span text:style-name="T3_9">Projet</text:span><text:span text:style-name="T3_10"><text:s/></text:span><text:span text:style-name="T3_11">court</text:span><text:span text:style-name="T3_12">/</text:span><text:span text:style-name="T3_13">long</text:span></text:p>
      <text:p text:style-name="P4"/>
      <text:p text:style-name="P5"><text:span text:style-name="T5_1">Diffusion</text:span></text:p>
      <text:p text:style-name="P6"/>
      <table:table table:style-name="Table1">
        <table:table-column table:style-name="Column1"/>
        <table:table-column table:style-name="Column2"/>
        <table:table-row table:style-name="Row1">
          <table:table-cell table:style-name="Cell1">
            <text:p text:style-name="P7"><text:span text:style-name="T7_1">A</text:span><text:span text:style-name="T7_2">:</text:span></text:p>
          </table:table-cell>
          <table:table-cell table:style-name="Cell2">
            <text:p text:style-name="P8"><text:span text:style-name="T8_1">Pablo</text:span><text:span text:style-name="T8_2"><text:s/></text:span><text:span text:style-name="T8_3">Arrighi</text:span><text:span text:style-name="T8_4"><text:s/>(</text:span><text:span text:style-name="T8_5"><text:a xlink:type="simple" xlink:href="mailto:pablo.arrighi+m1swe@gmail.com"><text:span text:style-name="T8_6">pablo</text:span></text:a></text:span><text:span text:style-name="T8_7"><text:a xlink:type="simple" xlink:href="mailto:pablo.arrighi+m1swe@gmail.com"><text:span text:style-name="T8_8">.</text:span></text:a></text:span><text:span text:style-name="T8_9"><text:a xlink:type="simple" xlink:href="mailto:pablo.arrighi+m1swe@gmail.com"><text:span text:style-name="T8_10">arrighi</text:span></text:a></text:span><text:span text:style-name="T8_11"><text:a xlink:type="simple" xlink:href="mailto:pablo.arrighi+m1swe@gmail.com"><text:span text:style-name="T8_12">+</text:span></text:a></text:span><text:span text:style-name="T8_13"><text:a xlink:type="simple" xlink:href="mailto:pablo.arrighi+m1swe@gmail.com"><text:span text:style-name="T8_14">m</text:span></text:a></text:span><text:span text:style-name="T8_15"><text:a xlink:type="simple" xlink:href="mailto:pablo.arrighi+m1swe@gmail.com"><text:span text:style-name="T8_16">1</text:span></text:a></text:span><text:span text:style-name="T8_17"><text:a xlink:type="simple" xlink:href="mailto:pablo.arrighi+m1swe@gmail.com"><text:span text:style-name="T8_18">swe</text:span></text:a></text:span><text:span text:style-name="T8_19"><text:a xlink:type="simple" xlink:href="mailto:pablo.arrighi+m1swe@gmail.com"><text:span text:style-name="T8_20">@</text:span></text:a></text:span><text:span text:style-name="T8_21"><text:a xlink:type="simple" xlink:href="mailto:pablo.arrighi+m1swe@gmail.com"><text:span text:style-name="T8_22">gmail</text:span></text:a></text:span><text:span text:style-name="T8_23"><text:a xlink:type="simple" xlink:href="mailto:pablo.arrighi+m1swe@gmail.com"><text:span text:style-name="T8_24">.</text:span></text:a></text:span><text:span text:style-name="T8_25"><text:a xlink:type="simple" xlink:href="mailto:pablo.arrighi+m1swe@gmail.com"><text:span text:style-name="T8_26">com</text:span></text:a></text:span><text:span text:style-name="T8_27">)</text:span></text:p>
            <text:p text:style-name="P9"><text:span text:style-name="T9_1">Kevin</text:span><text:span text:style-name="T9_2"><text:s/></text:span><text:span text:style-name="T9_3">Perrot</text:span><text:span text:style-name="T9_4"><text:s/>(</text:span><text:span text:style-name="T9_5"><text:a xlink:type="simple" xlink:href="mailto:kevin.perrot+m1swe@gmail.com"><text:span text:style-name="T9_6">kevin</text:span></text:a></text:span><text:span text:style-name="T9_7"><text:a xlink:type="simple" xlink:href="mailto:kevin.perrot+m1swe@gmail.com"><text:span text:style-name="T9_8">.</text:span></text:a></text:span><text:span text:style-name="T9_9"><text:a xlink:type="simple" xlink:href="mailto:kevin.perrot+m1swe@gmail.com"><text:span text:style-name="T9_10">perrot</text:span></text:a></text:span><text:span text:style-name="T9_11"><text:a xlink:type="simple" xlink:href="mailto:kevin.perrot+m1swe@gmail.com"><text:span text:style-name="T9_12">+</text:span></text:a></text:span><text:span text:style-name="T9_13"><text:a xlink:type="simple" xlink:href="mailto:kevin.perrot+m1swe@gmail.com"><text:span text:style-name="T9_14">m</text:span></text:a></text:span><text:span text:style-name="T9_15"><text:a xlink:type="simple" xlink:href="mailto:kevin.perrot+m1swe@gmail.com"><text:span text:style-name="T9_16">1</text:span></text:a></text:span><text:span text:style-name="T9_17"><text:a xlink:type="simple" xlink:href="mailto:kevin.perrot+m1swe@gmail.com"><text:span text:style-name="T9_18">swe</text:span></text:a></text:span><text:span text:style-name="T9_19"><text:a xlink:type="simple" xlink:href="mailto:kevin.perrot+m1swe@gmail.com"><text:span text:style-name="T9_20">@</text:span></text:a></text:span><text:span text:style-name="T9_21"><text:a xlink:type="simple" xlink:href="mailto:kevin.perrot+m1swe@gmail.com"><text:span text:style-name="T9_22">gmail</text:span></text:a></text:span><text:span text:style-name="T9_23"><text:a xlink:type="simple" xlink:href="mailto:kevin.perrot+m1swe@gmail.com"><text:span text:style-name="T9_24">.</text:span></text:a></text:span><text:span text:style-name="T9_25"><text:a xlink:type="simple" xlink:href="mailto:kevin.perrot+m1swe@gmail.com"><text:span text:style-name="T9_26">com</text:span></text:a></text:span><text:span text:style-name="T9_27">)</text:span></text:p>
          </table:table-cell>
        </table:table-row>
        <table:table-row table:style-name="Row2">
          <table:table-cell table:style-name="Cell3">
            <text:p text:style-name="P10"><text:span text:style-name="T10_1">Copie</text:span><text:span text:style-name="T10_2"><text:s/></text:span><text:span text:style-name="T10_3">à</text:span><text:span text:style-name="T10_4">:</text:span></text:p>
          </table:table-cell>
          <table:table-cell table:style-name="Cell4">
            <text:p text:style-name="P11"><text:span text:style-name="T11_1"><text:s/></text:span><text:span text:style-name="T11_2">Cédric</text:span><text:span text:style-name="T11_3">,<text:s/></text:span><text:span text:style-name="T11_4">Florian</text:span><text:span text:style-name="T11_5">,<text:s/></text:span><text:span text:style-name="T11_6">Hadi</text:span><text:span text:style-name="T11_7">,<text:s/></text:span><text:span text:style-name="T11_8">Kevin</text:span><text:span text:style-name="T11_9">,<text:s/></text:span><text:span text:style-name="T11_10">Livia</text:span><text:span text:style-name="T11_11">,<text:s/></text:span><text:span text:style-name="T11_12">Fredéric</text:span></text:p>
          </table:table-cell>
        </table:table-row>
      </table:table>
      <text:p text:style-name="P12"/>
      <text:p text:style-name="P13"/>
      <text:p text:style-name="P14"><text:span text:style-name="T14_1">Participants</text:span></text:p>
      <text:p text:style-name="P15"/>
      <table:table table:style-name="Table2">
        <table:table-column table:style-name="Column3"/>
        <table:table-column table:style-name="Column4"/>
        <table:table-row table:style-name="Row3">
          <table:table-cell table:style-name="Cell5">
            <text:p text:style-name="P16"><text:span text:style-name="T16_1">Equipe</text:span></text:p>
          </table:table-cell>
          <table:table-cell table:style-name="Cell6">
            <text:p text:style-name="P17"><text:span text:style-name="T17_1">ThinkTank</text:span></text:p>
          </table:table-cell>
        </table:table-row>
        <table:table-row table:style-name="Row4">
          <table:table-cell table:style-name="Cell7">
            <text:p text:style-name="P18"><text:span text:style-name="T18_1">Chef</text:span><text:span text:style-name="T18_2"><text:s/></text:span><text:span text:style-name="T18_3">de</text:span><text:span text:style-name="T18_4"><text:s/></text:span><text:span text:style-name="T18_5">projet</text:span></text:p>
          </table:table-cell>
          <table:table-cell table:style-name="Cell8">
            <text:p text:style-name="P19"><text:span text:style-name="T19_1">Cédric</text:span></text:p>
          </table:table-cell>
        </table:table-row>
        <table:table-row table:style-name="Row5">
          <table:table-cell table:style-name="Cell9">
            <text:p text:style-name="P20"><text:span text:style-name="T20_1">Analyste</text:span><text:span text:style-name="T20_2">(</text:span><text:span text:style-name="T20_3">s</text:span><text:span text:style-name="T20_4">)<text:s/>/<text:s/></text:span><text:span text:style-name="T20_5">Concepteur</text:span><text:span text:style-name="T20_6">(</text:span><text:span text:style-name="T20_7">s</text:span><text:span text:style-name="T20_8">)</text:span></text:p>
          </table:table-cell>
          <table:table-cell table:style-name="Cell10">
            <text:p text:style-name="P21"><text:span text:style-name="T21_1">Cédric</text:span><text:span text:style-name="T21_2"><text:s/>(</text:span><text:span text:style-name="T21_3">Architecte</text:span><text:span text:style-name="T21_4">)</text:span></text:p>
          </table:table-cell>
        </table:table-row>
        <table:table-row table:style-name="Row6">
          <table:table-cell table:style-name="Cell11">
            <text:p text:style-name="P22"><text:span text:style-name="T22_1">Testeur</text:span><text:span text:style-name="T22_2">(</text:span><text:span text:style-name="T22_3">s</text:span><text:span text:style-name="T22_4">)</text:span></text:p>
          </table:table-cell>
          <table:table-cell table:style-name="Cell12">
            <text:p text:style-name="P23"><text:span text:style-name="T23_1"><text:s/></text:span><text:span text:style-name="T23_2">Florian</text:span><text:span text:style-name="T23_3">,<text:s/>???</text:span></text:p>
          </table:table-cell>
        </table:table-row>
        <table:table-row table:style-name="Row7">
          <table:table-cell table:style-name="Cell13">
            <text:p text:style-name="P24"><text:span text:style-name="T24_1">Développeur</text:span><text:span text:style-name="T24_2">(</text:span><text:span text:style-name="T24_3">s</text:span><text:span text:style-name="T24_4">)</text:span></text:p>
          </table:table-cell>
          <table:table-cell table:style-name="Cell14">
            <text:p text:style-name="P25"><text:span text:style-name="T25_1">Cédric</text:span><text:span text:style-name="T25_2">,<text:s/></text:span><text:span text:style-name="T25_3">Florian</text:span><text:span text:style-name="T25_4">,<text:s/></text:span><text:span text:style-name="T25_5">Kevin</text:span><text:span text:style-name="T25_6">,<text:s/>???,<text:s/>???,<text:s/>???</text:span></text:p>
          </table:table-cell>
        </table:table-row>
      </table:table>
      <text:p text:style-name="P26"/>
      <text:p text:style-name="P27"/>
      <text:p text:style-name="P28"><text:span text:style-name="T28_1">Présentation</text:span><text:span text:style-name="T28_2"><text:s/></text:span><text:span text:style-name="T28_3">du</text:span><text:span text:style-name="T28_4"><text:s/></text:span><text:span text:style-name="T28_5">sujet</text:span></text:p>
      <text:p text:style-name="P29"/>
      <text:p text:style-name="P30"><text:span text:style-name="T30_1"><text:s/></text:span></text:p>
      <text:p text:style-name="P31"><text:span text:style-name="T31_1">Le</text:span><text:span text:style-name="T31_2"><text:s/></text:span><text:span text:style-name="T31_3">client</text:span><text:span text:style-name="T31_4"><text:s/></text:span><text:span text:style-name="T31_5">appartient</text:span><text:span text:style-name="T31_6"><text:s/></text:span><text:span text:style-name="T31_7">au</text:span><text:span text:style-name="T31_8"><text:s/></text:span><text:span text:style-name="T31_9">secteur</text:span><text:span text:style-name="T31_10"><text:s/>…</text:span></text:p>
      <text:p text:style-name="P32"><text:span text:style-name="T32_1">Dans</text:span><text:span text:style-name="T32_2"><text:s/></text:span><text:span text:style-name="T32_3">ce</text:span><text:span text:style-name="T32_4"><text:s/></text:span><text:span text:style-name="T32_5">cadre</text:span><text:span text:style-name="T32_6"><text:s/>…</text:span></text:p>
      <text:p text:style-name="P33"><text:span text:style-name="T33_1">L</text:span><text:span text:style-name="T33_2">’</text:span><text:span text:style-name="T33_3">objectif</text:span><text:span text:style-name="T33_4"><text:s/></text:span><text:span text:style-name="T33_5">du</text:span><text:span text:style-name="T33_6"><text:s/></text:span><text:span text:style-name="T33_7">projet</text:span><text:span text:style-name="T33_8"><text:s/></text:span><text:span text:style-name="T33_9">X</text:span><text:span text:style-name="T33_10"><text:s/></text:span><text:span text:style-name="T33_11">est</text:span><text:span text:style-name="T33_12"><text:s/></text:span><text:span text:style-name="T33_13">de</text:span><text:span text:style-name="T33_14"><text:s/>…</text:span></text:p>
      <text:p text:style-name="P34"/>
      <text:p text:style-name="P35"/>
      <text:p text:style-name="P36"/>
      <text:p text:style-name="P37"/>
      <text:p text:style-name="P38"><text:span text:style-name="T38_1">Table</text:span><text:span text:style-name="T38_2"><text:s/></text:span><text:span text:style-name="T38_3">des</text:span><text:span text:style-name="T38_4"><text:s/></text:span><text:span text:style-name="T38_5">matières</text:span></text:p>
      <text:p text:style-name="P39"/>
      <table:table table:style-name="Table3">
        <table:table-column table:style-name="Column5"/>
        <table:table-row table:style-name="Row8">
          <table:table-cell table:style-name="Cell15">
            <text:p text:style-name="P40"/>
            <text:p text:style-name="P41"><text:span text:style-name="T41_1"><text:a xlink:type="simple" xlink:href="#h.1zd0osh85pfl"><text:span text:style-name="T41_2">Cahier</text:span></text:a></text:span><text:span text:style-name="T41_3"><text:a xlink:type="simple" xlink:href="#h.1zd0osh85pfl"><text:span text:style-name="T41_4"><text:s/></text:span></text:a></text:span><text:span text:style-name="T41_5"><text:a xlink:type="simple" xlink:href="#h.1zd0osh85pfl"><text:span text:style-name="T41_6">des</text:span></text:a></text:span><text:span text:style-name="T41_7"><text:a xlink:type="simple" xlink:href="#h.1zd0osh85pfl"><text:span text:style-name="T41_8"><text:s/></text:span></text:a></text:span><text:span text:style-name="T41_9"><text:a xlink:type="simple" xlink:href="#h.1zd0osh85pfl"><text:span text:style-name="T41_10">charges</text:span></text:a></text:span><text:span text:style-name="T41_11"><text:a xlink:type="simple" xlink:href="#h.1zd0osh85pfl"><text:span text:style-name="T41_12"><text:s/>/<text:s/></text:span></text:a></text:span><text:span text:style-name="T41_13"><text:a xlink:type="simple" xlink:href="#h.1zd0osh85pfl"><text:span text:style-name="T41_14">Spécifications</text:span></text:a></text:span><text:span text:style-name="T41_15"><text:a xlink:type="simple" xlink:href="#h.1zd0osh85pfl"><text:span text:style-name="T41_16"><text:s/>/<text:s/></text:span></text:a></text:span><text:span text:style-name="T41_17"><text:a xlink:type="simple" xlink:href="#h.1zd0osh85pfl"><text:span text:style-name="T41_18">Plan</text:span></text:a></text:span><text:span text:style-name="T41_19"><text:a xlink:type="simple" xlink:href="#h.1zd0osh85pfl"><text:span text:style-name="T41_20"><text:s/></text:span></text:a></text:span><text:span text:style-name="T41_21"><text:a xlink:type="simple" xlink:href="#h.1zd0osh85pfl"><text:span text:style-name="T41_22">de</text:span></text:a></text:span><text:span text:style-name="T41_23"><text:a xlink:type="simple" xlink:href="#h.1zd0osh85pfl"><text:span text:style-name="T41_24"><text:s/></text:span></text:a></text:span><text:span text:style-name="T41_25"><text:a xlink:type="simple" xlink:href="#h.1zd0osh85pfl"><text:span text:style-name="T41_26">validation</text:span></text:a></text:span><text:span text:style-name="T41_27"><text:a xlink:type="simple" xlink:href="#h.1zd0osh85pfl"><text:span text:style-name="T41_28"><text:s/>/<text:s/></text:span></text:a></text:span><text:span text:style-name="T41_29"><text:a xlink:type="simple" xlink:href="#h.1zd0osh85pfl"><text:span text:style-name="T41_30">Plan</text:span></text:a></text:span><text:span text:style-name="T41_31"><text:a xlink:type="simple" xlink:href="#h.1zd0osh85pfl"><text:span text:style-name="T41_32"><text:s/></text:span></text:a></text:span><text:span text:style-name="T41_33"><text:a xlink:type="simple" xlink:href="#h.1zd0osh85pfl"><text:span text:style-name="T41_34">de</text:span></text:a></text:span><text:span text:style-name="T41_35"><text:a xlink:type="simple" xlink:href="#h.1zd0osh85pfl"><text:span text:style-name="T41_36"><text:s/></text:span></text:a></text:span><text:span text:style-name="T41_37"><text:a xlink:type="simple" xlink:href="#h.1zd0osh85pfl"><text:span text:style-name="T41_38">développement</text:span></text:a></text:span><text:span text:style-name="T41_39"><text:a xlink:type="simple" xlink:href="#h.1zd0osh85pfl"><text:span text:style-name="T41_40"><text:s/>/<text:s/></text:span></text:a></text:span><text:span text:style-name="T41_41"><text:a xlink:type="simple" xlink:href="#h.1zd0osh85pfl"><text:span text:style-name="T41_42">Tableau</text:span></text:a></text:span><text:span text:style-name="T41_43"><text:a xlink:type="simple" xlink:href="#h.1zd0osh85pfl"><text:span text:style-name="T41_44"><text:s/></text:span></text:a></text:span><text:span text:style-name="T41_45"><text:a xlink:type="simple" xlink:href="#h.1zd0osh85pfl"><text:span text:style-name="T41_46">de</text:span></text:a></text:span><text:span text:style-name="T41_47"><text:a xlink:type="simple" xlink:href="#h.1zd0osh85pfl"><text:span text:style-name="T41_48"><text:s/></text:span></text:a></text:span><text:span text:style-name="T41_49"><text:a xlink:type="simple" xlink:href="#h.1zd0osh85pfl"><text:span text:style-name="T41_50">bord</text:span></text:a></text:span></text:p>
            <text:p text:style-name="P42"><text:span text:style-name="T42_1"><text:a xlink:type="simple" xlink:href="#h.zibjt27aoypc"><text:span text:style-name="T42_2">Synthèse</text:span></text:a></text:span></text:p>
            <text:p text:style-name="P43"><text:span text:style-name="T43_1"><text:a xlink:type="simple" xlink:href="#h.pwdkenqpp72u"><text:span text:style-name="T43_2">Dossier</text:span></text:a></text:span><text:span text:style-name="T43_3"><text:a xlink:type="simple" xlink:href="#h.pwdkenqpp72u"><text:span text:style-name="T43_4"><text:s/></text:span></text:a></text:span><text:span text:style-name="T43_5"><text:a xlink:type="simple" xlink:href="#h.pwdkenqpp72u"><text:span text:style-name="T43_6">d</text:span></text:a></text:span><text:span text:style-name="T43_7"><text:a xlink:type="simple" xlink:href="#h.pwdkenqpp72u"><text:span text:style-name="T43_8">’</text:span></text:a></text:span><text:span text:style-name="T43_9"><text:a xlink:type="simple" xlink:href="#h.pwdkenqpp72u"><text:span text:style-name="T43_10">Analyse</text:span></text:a></text:span><text:span text:style-name="T43_11"><text:a xlink:type="simple" xlink:href="#h.pwdkenqpp72u"><text:span text:style-name="T43_12"><text:s/></text:span></text:a></text:span><text:span text:style-name="T43_13"><text:a xlink:type="simple" xlink:href="#h.pwdkenqpp72u"><text:span text:style-name="T43_14">Fonctionnelle</text:span></text:a></text:span><text:span text:style-name="T43_15"><text:a xlink:type="simple" xlink:href="#h.pwdkenqpp72u"><text:span text:style-name="T43_16"><text:s/>/<text:s/></text:span></text:a></text:span><text:span text:style-name="T43_17"><text:a xlink:type="simple" xlink:href="#h.pwdkenqpp72u"><text:span text:style-name="T43_18">Rapport</text:span></text:a></text:span><text:span text:style-name="T43_19"><text:a xlink:type="simple" xlink:href="#h.pwdkenqpp72u"><text:span text:style-name="T43_20"><text:s/></text:span></text:a></text:span><text:span text:style-name="T43_21"><text:a xlink:type="simple" xlink:href="#h.pwdkenqpp72u"><text:span text:style-name="T43_22">de</text:span></text:a></text:span><text:span text:style-name="T43_23"><text:a xlink:type="simple" xlink:href="#h.pwdkenqpp72u"><text:span text:style-name="T43_24"><text:s/></text:span></text:a></text:span><text:span text:style-name="T43_25"><text:a xlink:type="simple" xlink:href="#h.pwdkenqpp72u"><text:span text:style-name="T43_26">Conception</text:span></text:a></text:span><text:span text:style-name="T43_27"><text:a xlink:type="simple" xlink:href="#h.pwdkenqpp72u"><text:span text:style-name="T43_28"><text:s/></text:span></text:a></text:span><text:span text:style-name="T43_29"><text:a xlink:type="simple" xlink:href="#h.pwdkenqpp72u"><text:span text:style-name="T43_30">détaillée</text:span></text:a></text:span><text:span text:style-name="T43_31"><text:a xlink:type="simple" xlink:href="#h.pwdkenqpp72u"><text:span text:style-name="T43_32"><text:s/>/<text:s/></text:span></text:a></text:span><text:span text:style-name="T43_33"><text:a xlink:type="simple" xlink:href="#h.pwdkenqpp72u"><text:span text:style-name="T43_34">Plan</text:span></text:a></text:span><text:span text:style-name="T43_35"><text:a xlink:type="simple" xlink:href="#h.pwdkenqpp72u"><text:span text:style-name="T43_36"><text:s/></text:span></text:a></text:span><text:span text:style-name="T43_37"><text:a xlink:type="simple" xlink:href="#h.pwdkenqpp72u"><text:span text:style-name="T43_38">de</text:span></text:a></text:span><text:span text:style-name="T43_39"><text:a xlink:type="simple" xlink:href="#h.pwdkenqpp72u"><text:span text:style-name="T43_40"><text:s/></text:span></text:a></text:span><text:span text:style-name="T43_41"><text:a xlink:type="simple" xlink:href="#h.pwdkenqpp72u"><text:span text:style-name="T43_42">tests</text:span></text:a></text:span></text:p>
            <text:p text:style-name="P44"><text:span text:style-name="T44_1"><text:a xlink:type="simple" xlink:href="#h.hhxdmnfwpbur"><text:span text:style-name="T44_2">Synthèse</text:span></text:a></text:span></text:p>
            <text:p text:style-name="P45"><text:span text:style-name="T45_1"><text:a xlink:type="simple" xlink:href="#h.d84ltud1qut0"><text:span text:style-name="T45_2">Dossier</text:span></text:a></text:span><text:span text:style-name="T45_3"><text:a xlink:type="simple" xlink:href="#h.d84ltud1qut0"><text:span text:style-name="T45_4"><text:s/></text:span></text:a></text:span><text:span text:style-name="T45_5"><text:a xlink:type="simple" xlink:href="#h.d84ltud1qut0"><text:span text:style-name="T45_6">de</text:span></text:a></text:span><text:span text:style-name="T45_7"><text:a xlink:type="simple" xlink:href="#h.d84ltud1qut0"><text:span text:style-name="T45_8"><text:s/></text:span></text:a></text:span><text:span text:style-name="T45_9"><text:a xlink:type="simple" xlink:href="#h.d84ltud1qut0"><text:span text:style-name="T45_10">tests</text:span></text:a></text:span><text:span text:style-name="T45_11"><text:a xlink:type="simple" xlink:href="#h.d84ltud1qut0"><text:span text:style-name="T45_12"><text:s/>/<text:s/></text:span></text:a></text:span><text:span text:style-name="T45_13"><text:a xlink:type="simple" xlink:href="#h.d84ltud1qut0"><text:span text:style-name="T45_14">Dossier</text:span></text:a></text:span><text:span text:style-name="T45_15"><text:a xlink:type="simple" xlink:href="#h.d84ltud1qut0"><text:span text:style-name="T45_16"><text:s/></text:span></text:a></text:span><text:span text:style-name="T45_17"><text:a xlink:type="simple" xlink:href="#h.d84ltud1qut0"><text:span text:style-name="T45_18">de</text:span></text:a></text:span><text:span text:style-name="T45_19"><text:a xlink:type="simple" xlink:href="#h.d84ltud1qut0"><text:span text:style-name="T45_20"><text:s/></text:span></text:a></text:span><text:span text:style-name="T45_21"><text:a xlink:type="simple" xlink:href="#h.d84ltud1qut0"><text:span text:style-name="T45_22">validation</text:span></text:a></text:span></text:p>
            <text:p text:style-name="P46"><text:span text:style-name="T46_1"><text:a xlink:type="simple" xlink:href="#h.2fy5isoln88a"><text:span text:style-name="T46_2">Synthèse</text:span></text:a></text:span></text:p>
            <text:p text:style-name="P47"><text:span text:style-name="T47_1"><text:a xlink:type="simple" xlink:href="#h.feo4jjurxpk8"><text:span text:style-name="T47_2">Manuel</text:span></text:a></text:span><text:span text:style-name="T47_3"><text:a xlink:type="simple" xlink:href="#h.feo4jjurxpk8"><text:span text:style-name="T47_4"><text:s/></text:span></text:a></text:span><text:span text:style-name="T47_5"><text:a xlink:type="simple" xlink:href="#h.feo4jjurxpk8"><text:span text:style-name="T47_6">d</text:span></text:a></text:span><text:span text:style-name="T47_7"><text:a xlink:type="simple" xlink:href="#h.feo4jjurxpk8"><text:span text:style-name="T47_8">’</text:span></text:a></text:span><text:span text:style-name="T47_9"><text:a xlink:type="simple" xlink:href="#h.feo4jjurxpk8"><text:span text:style-name="T47_10">installation</text:span></text:a></text:span><text:span text:style-name="T47_11"><text:a xlink:type="simple" xlink:href="#h.feo4jjurxpk8"><text:span text:style-name="T47_12"><text:s/>/<text:s/></text:span></text:a></text:span><text:span text:style-name="T47_13"><text:a xlink:type="simple" xlink:href="#h.feo4jjurxpk8"><text:span text:style-name="T47_14">utilisation</text:span></text:a></text:span></text:p>
            <text:p text:style-name="P48"><text:span text:style-name="T48_1"><text:a xlink:type="simple" xlink:href="#h.630hmahybs8f"><text:span text:style-name="T48_2">Installation</text:span></text:a></text:span></text:p>
            <text:p text:style-name="P49"><text:span text:style-name="T49_1"><text:a xlink:type="simple" xlink:href="#h.a85aaxs7wosh"><text:span text:style-name="T49_2">Utilisation</text:span></text:a></text:span></text:p>
            <text:p text:style-name="P50"><text:span text:style-name="T50_1"><text:a xlink:type="simple" xlink:href="#h.ichdcx4m7e94"><text:span text:style-name="T50_2">Maintenance</text:span></text:a></text:span></text:p>
            <text:p text:style-name="P51"/>
          </table:table-cell>
        </table:table-row>
      </table:table>
      <text:p text:style-name="P52"/>
      <text:p text:style-name="P53"/>
      <text:h text:style-name="P54" text:outline-level="10"><text:bookmark-start text:name="h.1zd0osh85pfl"/><text:bookmark-end text:name="h.1zd0osh85pfl"/><text:span text:style-name="T54_1">Cahier</text:span><text:span text:style-name="T54_2"><text:s/></text:span><text:span text:style-name="T54_3">des</text:span><text:span text:style-name="T54_4"><text:s/></text:span><text:span text:style-name="T54_5">charges</text:span><text:span text:style-name="T54_6"><text:s/>/<text:s/></text:span><text:span text:style-name="T54_7">Spécifications</text:span><text:span text:style-name="T54_8"><text:s/>/<text:s/></text:span><text:span text:style-name="T54_9">Plan</text:span><text:span text:style-name="T54_10"><text:s/></text:span><text:span text:style-name="T54_11">de</text:span><text:span text:style-name="T54_12"><text:s/></text:span><text:span text:style-name="T54_13">validation</text:span><text:span text:style-name="T54_14"><text:s/>/<text:s/></text:span><text:span text:style-name="T54_15">Plan</text:span><text:span text:style-name="T54_16"><text:s/></text:span><text:span text:style-name="T54_17">de</text:span><text:span text:style-name="T54_18"><text:s/></text:span><text:span text:style-name="T54_19">développement</text:span><text:span text:style-name="T54_20"><text:s/>/<text:s/></text:span><text:span text:style-name="T54_21">Tableau</text:span><text:span text:style-name="T54_22"><text:s/></text:span><text:span text:style-name="T54_23">de</text:span><text:span text:style-name="T54_24"><text:s/></text:span><text:span text:style-name="T54_25">bord</text:span></text:h>
      <text:p text:style-name="P55"/>
      <table:table table:style-name="Table4">
        <table:table-column table:style-name="Column6"/>
        <table:table-column table:style-name="Column7"/>
        <table:table-row table:style-name="Row9">
          <table:table-cell table:style-name="Cell16">
            <text:p text:style-name="P56"><text:span text:style-name="T56_1">Auteur</text:span><text:span text:style-name="T56_2">(</text:span><text:span text:style-name="T56_3">s</text:span><text:span text:style-name="T56_4">)</text:span></text:p>
          </table:table-cell>
          <table:table-cell table:style-name="Cell17">
            <text:p text:style-name="P57"><text:span text:style-name="T57_1">Bob</text:span><text:span text:style-name="T57_2">,<text:s/></text:span><text:span text:style-name="T57_3">Charlie</text:span></text:p>
          </table:table-cell>
        </table:table-row>
        <table:table-row table:style-name="Row10">
          <table:table-cell table:style-name="Cell18">
            <text:p text:style-name="P58"><text:span text:style-name="T58_1">Approbateur</text:span><text:span text:style-name="T58_2">(</text:span><text:span text:style-name="T58_3">s</text:span><text:span text:style-name="T58_4">)</text:span></text:p>
          </table:table-cell>
          <table:table-cell table:style-name="Cell19">
            <text:p text:style-name="P59"><text:span text:style-name="T59_1">Alice</text:span></text:p>
          </table:table-cell>
        </table:table-row>
        <table:table-row table:style-name="Row11">
          <table:table-cell table:style-name="Cell20">
            <text:p text:style-name="P60"><text:span text:style-name="T60_1">Validateur</text:span><text:span text:style-name="T60_2">(</text:span><text:span text:style-name="T60_3">s</text:span><text:span text:style-name="T60_4">)</text:span></text:p>
          </table:table-cell>
          <table:table-cell table:style-name="Cell21">
            <text:p text:style-name="P61"><text:span text:style-name="T61_1">Pablo</text:span><text:span text:style-name="T61_2"><text:s/></text:span><text:span text:style-name="T61_3">Arrighi</text:span><text:span text:style-name="T61_4"><text:s/>(</text:span><text:span text:style-name="T61_5"><text:a xlink:type="simple" xlink:href="mailto:pablo.arrighi+m1swe@gmail.com"><text:span text:style-name="T61_6">pablo</text:span></text:a></text:span><text:span text:style-name="T61_7"><text:a xlink:type="simple" xlink:href="mailto:pablo.arrighi+m1swe@gmail.com"><text:span text:style-name="T61_8">.</text:span></text:a></text:span><text:span text:style-name="T61_9"><text:a xlink:type="simple" xlink:href="mailto:pablo.arrighi+m1swe@gmail.com"><text:span text:style-name="T61_10">arrighi</text:span></text:a></text:span><text:span text:style-name="T61_11"><text:a xlink:type="simple" xlink:href="mailto:pablo.arrighi+m1swe@gmail.com"><text:span text:style-name="T61_12">+</text:span></text:a></text:span><text:span text:style-name="T61_13"><text:a xlink:type="simple" xlink:href="mailto:pablo.arrighi+m1swe@gmail.com"><text:span text:style-name="T61_14">m</text:span></text:a></text:span><text:span text:style-name="T61_15"><text:a xlink:type="simple" xlink:href="mailto:pablo.arrighi+m1swe@gmail.com"><text:span text:style-name="T61_16">1</text:span></text:a></text:span><text:span text:style-name="T61_17"><text:a xlink:type="simple" xlink:href="mailto:pablo.arrighi+m1swe@gmail.com"><text:span text:style-name="T61_18">swe</text:span></text:a></text:span><text:span text:style-name="T61_19"><text:a xlink:type="simple" xlink:href="mailto:pablo.arrighi+m1swe@gmail.com"><text:span text:style-name="T61_20">@</text:span></text:a></text:span><text:span text:style-name="T61_21"><text:a xlink:type="simple" xlink:href="mailto:pablo.arrighi+m1swe@gmail.com"><text:span text:style-name="T61_22">gmail</text:span></text:a></text:span><text:span text:style-name="T61_23"><text:a xlink:type="simple" xlink:href="mailto:pablo.arrighi+m1swe@gmail.com"><text:span text:style-name="T61_24">.</text:span></text:a></text:span><text:span text:style-name="T61_25"><text:a xlink:type="simple" xlink:href="mailto:pablo.arrighi+m1swe@gmail.com"><text:span text:style-name="T61_26">com</text:span></text:a></text:span><text:span text:style-name="T61_27">)</text:span></text:p>
            <text:p text:style-name="P62"><text:span text:style-name="T62_1">Kevin</text:span><text:span text:style-name="T62_2"><text:s/></text:span><text:span text:style-name="T62_3">Perrot</text:span><text:span text:style-name="T62_4"><text:s/>(</text:span><text:span text:style-name="T62_5"><text:a xlink:type="simple" xlink:href="mailto:kevin.perrot+m1swe@gmail.com"><text:span text:style-name="T62_6">kevin</text:span></text:a></text:span><text:span text:style-name="T62_7"><text:a xlink:type="simple" xlink:href="mailto:kevin.perrot+m1swe@gmail.com"><text:span text:style-name="T62_8">.</text:span></text:a></text:span><text:span text:style-name="T62_9"><text:a xlink:type="simple" xlink:href="mailto:kevin.perrot+m1swe@gmail.com"><text:span text:style-name="T62_10">perrot</text:span></text:a></text:span><text:span text:style-name="T62_11"><text:a xlink:type="simple" xlink:href="mailto:kevin.perrot+m1swe@gmail.com"><text:span text:style-name="T62_12">+</text:span></text:a></text:span><text:span text:style-name="T62_13"><text:a xlink:type="simple" xlink:href="mailto:kevin.perrot+m1swe@gmail.com"><text:span text:style-name="T62_14">m</text:span></text:a></text:span><text:span text:style-name="T62_15"><text:a xlink:type="simple" xlink:href="mailto:kevin.perrot+m1swe@gmail.com"><text:span text:style-name="T62_16">1</text:span></text:a></text:span><text:span text:style-name="T62_17"><text:a xlink:type="simple" xlink:href="mailto:kevin.perrot+m1swe@gmail.com"><text:span text:style-name="T62_18">swe</text:span></text:a></text:span><text:span text:style-name="T62_19"><text:a xlink:type="simple" xlink:href="mailto:kevin.perrot+m1swe@gmail.com"><text:span text:style-name="T62_20">@</text:span></text:a></text:span><text:span text:style-name="T62_21"><text:a xlink:type="simple" xlink:href="mailto:kevin.perrot+m1swe@gmail.com"><text:span text:style-name="T62_22">gmail</text:span></text:a></text:span><text:span text:style-name="T62_23"><text:a xlink:type="simple" xlink:href="mailto:kevin.perrot+m1swe@gmail.com"><text:span text:style-name="T62_24">.</text:span></text:a></text:span><text:span text:style-name="T62_25"><text:a xlink:type="simple" xlink:href="mailto:kevin.perrot+m1swe@gmail.com"><text:span text:style-name="T62_26">com</text:span></text:a></text:span><text:span text:style-name="T62_27">)</text:span></text:p>
          </table:table-cell>
        </table:table-row>
      </table:table>
      <text:p text:style-name="P63"/>
      <table:table table:style-name="Table5">
        <table:table-column table:style-name="Column8"/>
        <table:table-column table:style-name="Column9"/>
        <table:table-column table:style-name="Column10"/>
        <table:table-row table:style-name="Row12">
          <table:table-cell table:style-name="Cell22">
            <text:p text:style-name="P64"><text:span text:style-name="T64_1">v</text:span><text:span text:style-name="T64_2">1</text:span></text:p>
          </table:table-cell>
          <table:table-cell table:style-name="Cell23">
            <text:p text:style-name="P65"><text:span text:style-name="T65_1">date</text:span><text:span text:style-name="T65_2">1</text:span></text:p>
          </table:table-cell>
          <table:table-cell table:style-name="Cell24">
            <text:p text:style-name="P66"><text:span text:style-name="T66_1">Bob</text:span></text:p>
          </table:table-cell>
        </table:table-row>
        <table:table-row table:style-name="Row13">
          <table:table-cell table:style-name="Cell25">
            <text:p text:style-name="P67"><text:span text:style-name="T67_1">v</text:span><text:span text:style-name="T67_2">2</text:span></text:p>
          </table:table-cell>
          <table:table-cell table:style-name="Cell26">
            <text:p text:style-name="P68"><text:span text:style-name="T68_1">date</text:span><text:span text:style-name="T68_2">2</text:span></text:p>
          </table:table-cell>
          <table:table-cell table:style-name="Cell27">
            <text:p text:style-name="P69"><text:span text:style-name="T69_1">Charlie</text:span><text:span text:style-name="T69_2">,<text:s/></text:span><text:span text:style-name="T69_3">Eve</text:span></text:p>
          </table:table-cell>
        </table:table-row>
      </table:table>
      <text:p text:style-name="P70"/>
      <table:table table:style-name="Table6">
        <table:table-column table:style-name="Column11"/>
        <table:table-column table:style-name="Column12"/>
        <table:table-column table:style-name="Column13"/>
        <table:table-row table:style-name="Row14">
          <table:table-cell table:style-name="Cell28">
            <text:p text:style-name="P71"><text:span text:style-name="T71_1">Livré</text:span><text:span text:style-name="T71_2"><text:s/></text:span><text:span text:style-name="T71_3">le</text:span><text:span text:style-name="T71_4">:</text:span></text:p>
          </table:table-cell>
          <table:table-cell table:style-name="Cell29">
            <text:p text:style-name="P72"><text:span text:style-name="T72_1">Approuvé</text:span><text:span text:style-name="T72_2"><text:s/></text:span><text:span text:style-name="T72_3">le</text:span><text:span text:style-name="T72_4">:</text:span></text:p>
          </table:table-cell>
          <table:table-cell table:style-name="Cell30">
            <text:p text:style-name="P73"><text:span text:style-name="T73_1">En</text:span><text:span text:style-name="T73_2"><text:s/></text:span><text:span text:style-name="T73_3">attente</text:span><text:span text:style-name="T73_4"><text:s/></text:span><text:span text:style-name="T73_5">de</text:span><text:span text:style-name="T73_6"><text:s/></text:span><text:span text:style-name="T73_7">validation</text:span></text:p>
          </table:table-cell>
        </table:table-row>
      </table:table>
      <text:p text:style-name="P74"/>
      <text:h text:style-name="P75" text:outline-level="10"><text:bookmark-start text:name="h.zibjt27aoypc"/><text:bookmark-end text:name="h.zibjt27aoypc"/><text:span text:style-name="T75_1">Synthèse</text:span></text:h>
      <text:p text:style-name="P76"><text:span text:style-name="T76_1">L</text:span><text:span text:style-name="T76_2">’</text:span><text:span text:style-name="T76_3">objectif</text:span><text:span text:style-name="T76_4"><text:s/></text:span><text:span text:style-name="T76_5">du</text:span><text:span text:style-name="T76_6"><text:s/></text:span><text:span text:style-name="T76_7">projet</text:span><text:span text:style-name="T76_8"><text:s/></text:span><text:span text:style-name="T76_9">X</text:span><text:span text:style-name="T76_10"><text:s/></text:span><text:span text:style-name="T76_11">est</text:span><text:span text:style-name="T76_12"><text:s/></text:span><text:span text:style-name="T76_13">de</text:span><text:span text:style-name="T76_14"><text:s/>…</text:span></text:p>
      <text:p text:style-name="P77"><text:span text:style-name="T77_1">Les</text:span><text:span text:style-name="T77_2"><text:s/></text:span><text:span text:style-name="T77_3">besoins</text:span><text:span text:style-name="T77_4"><text:s/></text:span><text:span text:style-name="T77_5">prioritaires</text:span><text:span text:style-name="T77_6"><text:s/></text:span><text:span text:style-name="T77_7">du</text:span><text:span text:style-name="T77_8"><text:s/></text:span><text:span text:style-name="T77_9">clients</text:span><text:span text:style-name="T77_10"><text:s/></text:span><text:span text:style-name="T77_11">sont</text:span><text:span text:style-name="T77_12"><text:s/>…</text:span></text:p>
      <text:p text:style-name="P78"><text:span text:style-name="T78_1">Ils</text:span><text:span text:style-name="T78_2"><text:s/></text:span><text:span text:style-name="T78_3">ont</text:span><text:span text:style-name="T78_4"><text:s/></text:span><text:span text:style-name="T78_5">été</text:span><text:span text:style-name="T78_6"><text:s/></text:span><text:span text:style-name="T78_7">formalisés</text:span><text:span text:style-name="T78_8"><text:s/></text:span><text:span text:style-name="T78_9">via</text:span><text:span text:style-name="T78_10"><text:s/>…</text:span></text:p>
      <text:p text:style-name="P79"><text:span text:style-name="T79_1">Les</text:span><text:span text:style-name="T79_2"><text:s/></text:span><text:span text:style-name="T79_3">critères</text:span><text:span text:style-name="T79_4"><text:s/></text:span><text:span text:style-name="T79_5">de</text:span><text:span text:style-name="T79_6"><text:s/></text:span><text:span text:style-name="T79_7">réussite</text:span><text:span text:style-name="T79_8"><text:s/></text:span><text:span text:style-name="T79_9">du</text:span><text:span text:style-name="T79_10"><text:s/></text:span><text:span text:style-name="T79_11">projet</text:span><text:span text:style-name="T79_12"><text:s/></text:span><text:span text:style-name="T79_13">sont</text:span><text:span text:style-name="T79_14"><text:s/></text:span><text:span text:style-name="T79_15">donc</text:span><text:span text:style-name="T79_16"><text:s/></text:span><text:span text:style-name="T79_17">de</text:span><text:span text:style-name="T79_18"><text:s/>…</text:span></text:p>
      <text:p text:style-name="P80"><text:span text:style-name="T80_1">Les</text:span><text:span text:style-name="T80_2"><text:s/></text:span><text:span text:style-name="T80_3">principaux</text:span><text:span text:style-name="T80_4"><text:s/></text:span><text:span text:style-name="T80_5">risques</text:span><text:span text:style-name="T80_6"><text:s/></text:span><text:span text:style-name="T80_7">associés</text:span><text:span text:style-name="T80_8"><text:s/></text:span><text:span text:style-name="T80_9">résident</text:span><text:span text:style-name="T80_10"><text:s/></text:span><text:span text:style-name="T80_11">dans</text:span><text:span text:style-name="T80_12"><text:s/>…</text:span></text:p>
      <text:p text:style-name="P81"><text:span text:style-name="T81_1">Une</text:span><text:span text:style-name="T81_2"><text:s/></text:span><text:span text:style-name="T81_3">partie</text:span><text:span text:style-name="T81_4"><text:s/></text:span><text:span text:style-name="T81_5">de</text:span><text:span text:style-name="T81_6"><text:s/></text:span><text:span text:style-name="T81_7">l</text:span><text:span text:style-name="T81_8">’</text:span><text:span text:style-name="T81_9">équipe</text:span><text:span text:style-name="T81_10"><text:s/></text:span><text:span text:style-name="T81_11">adressera</text:span><text:span text:style-name="T81_12"><text:s/></text:span><text:span text:style-name="T81_13">immédiatement</text:span><text:span text:style-name="T81_14"><text:s/></text:span><text:span text:style-name="T81_15">le</text:span><text:span text:style-name="T81_16"><text:s/></text:span><text:span text:style-name="T81_17">risque</text:span><text:span text:style-name="T81_18"><text:s/></text:span><text:span text:style-name="T81_19">principal</text:span><text:span text:style-name="T81_20">,<text:s/></text:span><text:span text:style-name="T81_21">en</text:span><text:span text:style-name="T81_22"><text:s/>…</text:span></text:p>
      <text:p text:style-name="P82"><text:span text:style-name="T82_1">Le</text:span><text:span text:style-name="T82_2"><text:s/></text:span><text:span text:style-name="T82_3">reste</text:span><text:span text:style-name="T82_4"><text:s/></text:span><text:span text:style-name="T82_5">de</text:span><text:span text:style-name="T82_6"><text:s/></text:span><text:span text:style-name="T82_7">l</text:span><text:span text:style-name="T82_8">’</text:span><text:span text:style-name="T82_9">équipe</text:span><text:span text:style-name="T82_10"><text:s/></text:span><text:span text:style-name="T82_11">préparera</text:span><text:span text:style-name="T82_12"><text:s/>…</text:span></text:p>
      <text:p text:style-name="P83"/>
      <text:p text:style-name="P84"/>
      <text:p text:style-name="P85"><text:span text:style-name="T85_1">POURSUIVRE</text:span><text:span text:style-name="T85_2"><text:s/></text:span><text:span text:style-name="T85_3">AVEC</text:span><text:span text:style-name="T85_4"><text:s/></text:span><text:span text:style-name="T85_5">LES</text:span><text:span text:style-name="T85_6"><text:s/></text:span><text:span text:style-name="T85_7">ELEMENTS</text:span><text:span text:style-name="T85_8"><text:s/></text:span><text:span text:style-name="T85_9">DU</text:span><text:span text:style-name="T85_10"><text:s/></text:span><text:span text:style-name="T85_11">CAHIER</text:span><text:span text:style-name="T85_12"><text:s/></text:span><text:span text:style-name="T85_13">DES</text:span><text:span text:style-name="T85_14"><text:s/></text:span><text:span text:style-name="T85_15">CHARGES</text:span><text:span text:style-name="T85_16"><text:s/>/<text:s/></text:span><text:span text:style-name="T85_17">SPECIFICATIONS</text:span><text:span text:style-name="T85_18"><text:s/>/<text:s text:c="2"/></text:span><text:span text:style-name="T85_19">PLAN</text:span><text:span text:style-name="T85_20"><text:s/></text:span><text:span text:style-name="T85_21">DE</text:span><text:span text:style-name="T85_22"><text:s/></text:span><text:span text:style-name="T85_23">VALIDATION</text:span><text:span text:style-name="T85_24"><text:s/>/<text:s/></text:span><text:span text:style-name="T85_25">PLAN</text:span><text:span text:style-name="T85_26"><text:s/></text:span><text:span text:style-name="T85_27">DE</text:span><text:span text:style-name="T85_28"><text:s/></text:span><text:span text:style-name="T85_29">DEVELOPPEMENT</text:span><text:span text:style-name="T85_30"><text:s/>/<text:s/></text:span><text:span text:style-name="T85_31">TABLEAU</text:span><text:span text:style-name="T85_32"><text:s/></text:span><text:span text:style-name="T85_33">DE</text:span><text:span text:style-name="T85_34"><text:s/></text:span><text:span text:style-name="T85_35">BORD</text:span><text:span text:style-name="T85_36"><text:s/></text:span><text:span text:style-name="T85_37">EXPLIQUES</text:span><text:span text:style-name="T85_38"><text:s/></text:span><text:span text:style-name="T85_39">EN</text:span><text:span text:style-name="T85_40"><text:s/></text:span><text:span text:style-name="T85_41"><text:a xlink:type="simple" xlink:href="https://docs.google.com/presentation/d/1wkQ8JrdekWCMWzx0r1se2YZsCgx53ohyF6h4AaHIXHA/edit?usp=sharing"><text:span text:style-name="T85_42">https</text:span></text:a></text:span><text:span text:style-name="T85_43"><text:a xlink:type="simple" xlink:href="https://docs.google.com/presentation/d/1wkQ8JrdekWCMWzx0r1se2YZsCgx53ohyF6h4AaHIXHA/edit?usp=sharing"><text:span text:style-name="T85_44">://</text:span></text:a></text:span><text:span text:style-name="T85_45"><text:a xlink:type="simple" xlink:href="https://docs.google.com/presentation/d/1wkQ8JrdekWCMWzx0r1se2YZsCgx53ohyF6h4AaHIXHA/edit?usp=sharing"><text:span text:style-name="T85_46">docs</text:span></text:a></text:span><text:span text:style-name="T85_47"><text:a xlink:type="simple" xlink:href="https://docs.google.com/presentation/d/1wkQ8JrdekWCMWzx0r1se2YZsCgx53ohyF6h4AaHIXHA/edit?usp=sharing"><text:span text:style-name="T85_48">.</text:span></text:a></text:span><text:span text:style-name="T85_49"><text:a xlink:type="simple" xlink:href="https://docs.google.com/presentation/d/1wkQ8JrdekWCMWzx0r1se2YZsCgx53ohyF6h4AaHIXHA/edit?usp=sharing"><text:span text:style-name="T85_50">google</text:span></text:a></text:span><text:span text:style-name="T85_51"><text:a xlink:type="simple" xlink:href="https://docs.google.com/presentation/d/1wkQ8JrdekWCMWzx0r1se2YZsCgx53ohyF6h4AaHIXHA/edit?usp=sharing"><text:span text:style-name="T85_52">.</text:span></text:a></text:span><text:span text:style-name="T85_53"><text:a xlink:type="simple" xlink:href="https://docs.google.com/presentation/d/1wkQ8JrdekWCMWzx0r1se2YZsCgx53ohyF6h4AaHIXHA/edit?usp=sharing"><text:span text:style-name="T85_54">com</text:span></text:a></text:span><text:span text:style-name="T85_55"><text:a xlink:type="simple" xlink:href="https://docs.google.com/presentation/d/1wkQ8JrdekWCMWzx0r1se2YZsCgx53ohyF6h4AaHIXHA/edit?usp=sharing"><text:span text:style-name="T85_56">/</text:span></text:a></text:span><text:span text:style-name="T85_57"><text:a xlink:type="simple" xlink:href="https://docs.google.com/presentation/d/1wkQ8JrdekWCMWzx0r1se2YZsCgx53ohyF6h4AaHIXHA/edit?usp=sharing"><text:span text:style-name="T85_58">presentation</text:span></text:a></text:span><text:span text:style-name="T85_59"><text:a xlink:type="simple" xlink:href="https://docs.google.com/presentation/d/1wkQ8JrdekWCMWzx0r1se2YZsCgx53ohyF6h4AaHIXHA/edit?usp=sharing"><text:span text:style-name="T85_60">/</text:span></text:a></text:span><text:span text:style-name="T85_61"><text:a xlink:type="simple" xlink:href="https://docs.google.com/presentation/d/1wkQ8JrdekWCMWzx0r1se2YZsCgx53ohyF6h4AaHIXHA/edit?usp=sharing"><text:span text:style-name="T85_62">d</text:span></text:a></text:span><text:span text:style-name="T85_63"><text:a xlink:type="simple" xlink:href="https://docs.google.com/presentation/d/1wkQ8JrdekWCMWzx0r1se2YZsCgx53ohyF6h4AaHIXHA/edit?usp=sharing"><text:span text:style-name="T85_64">/1</text:span></text:a></text:span><text:span text:style-name="T85_65"><text:a xlink:type="simple" xlink:href="https://docs.google.com/presentation/d/1wkQ8JrdekWCMWzx0r1se2YZsCgx53ohyF6h4AaHIXHA/edit?usp=sharing"><text:span text:style-name="T85_66">wkQ</text:span></text:a></text:span><text:span text:style-name="T85_67"><text:a xlink:type="simple" xlink:href="https://docs.google.com/presentation/d/1wkQ8JrdekWCMWzx0r1se2YZsCgx53ohyF6h4AaHIXHA/edit?usp=sharing"><text:span text:style-name="T85_68">8</text:span></text:a></text:span><text:span text:style-name="T85_69"><text:a xlink:type="simple" xlink:href="https://docs.google.com/presentation/d/1wkQ8JrdekWCMWzx0r1se2YZsCgx53ohyF6h4AaHIXHA/edit?usp=sharing"><text:span text:style-name="T85_70">JrdekWCMWzx</text:span></text:a></text:span><text:span text:style-name="T85_71"><text:a xlink:type="simple" xlink:href="https://docs.google.com/presentation/d/1wkQ8JrdekWCMWzx0r1se2YZsCgx53ohyF6h4AaHIXHA/edit?usp=sharing"><text:span text:style-name="T85_72">0</text:span></text:a></text:span><text:span text:style-name="T85_73"><text:a xlink:type="simple" xlink:href="https://docs.google.com/presentation/d/1wkQ8JrdekWCMWzx0r1se2YZsCgx53ohyF6h4AaHIXHA/edit?usp=sharing"><text:span text:style-name="T85_74">r</text:span></text:a></text:span><text:span text:style-name="T85_75"><text:a xlink:type="simple" xlink:href="https://docs.google.com/presentation/d/1wkQ8JrdekWCMWzx0r1se2YZsCgx53ohyF6h4AaHIXHA/edit?usp=sharing"><text:span text:style-name="T85_76">1</text:span></text:a></text:span><text:span text:style-name="T85_77"><text:a xlink:type="simple" xlink:href="https://docs.google.com/presentation/d/1wkQ8JrdekWCMWzx0r1se2YZsCgx53ohyF6h4AaHIXHA/edit?usp=sharing"><text:span text:style-name="T85_78">se</text:span></text:a></text:span><text:span text:style-name="T85_79"><text:a xlink:type="simple" xlink:href="https://docs.google.com/presentation/d/1wkQ8JrdekWCMWzx0r1se2YZsCgx53ohyF6h4AaHIXHA/edit?usp=sharing"><text:span text:style-name="T85_80">2</text:span></text:a></text:span><text:span text:style-name="T85_81"><text:a xlink:type="simple" xlink:href="https://docs.google.com/presentation/d/1wkQ8JrdekWCMWzx0r1se2YZsCgx53ohyF6h4AaHIXHA/edit?usp=sharing"><text:span text:style-name="T85_82">YZsCgx</text:span></text:a></text:span><text:span text:style-name="T85_83"><text:a xlink:type="simple" xlink:href="https://docs.google.com/presentation/d/1wkQ8JrdekWCMWzx0r1se2YZsCgx53ohyF6h4AaHIXHA/edit?usp=sharing"><text:span text:style-name="T85_84">53</text:span></text:a></text:span><text:span text:style-name="T85_85"><text:a xlink:type="simple" xlink:href="https://docs.google.com/presentation/d/1wkQ8JrdekWCMWzx0r1se2YZsCgx53ohyF6h4AaHIXHA/edit?usp=sharing"><text:span text:style-name="T85_86">ohyF</text:span></text:a></text:span><text:span text:style-name="T85_87"><text:a xlink:type="simple" xlink:href="https://docs.google.com/presentation/d/1wkQ8JrdekWCMWzx0r1se2YZsCgx53ohyF6h4AaHIXHA/edit?usp=sharing"><text:span text:style-name="T85_88">6</text:span></text:a></text:span><text:span text:style-name="T85_89"><text:a xlink:type="simple" xlink:href="https://docs.google.com/presentation/d/1wkQ8JrdekWCMWzx0r1se2YZsCgx53ohyF6h4AaHIXHA/edit?usp=sharing"><text:span text:style-name="T85_90">h</text:span></text:a></text:span><text:span text:style-name="T85_91"><text:a xlink:type="simple" xlink:href="https://docs.google.com/presentation/d/1wkQ8JrdekWCMWzx0r1se2YZsCgx53ohyF6h4AaHIXHA/edit?usp=sharing"><text:span text:style-name="T85_92">4</text:span></text:a></text:span><text:span text:style-name="T85_93"><text:a xlink:type="simple" xlink:href="https://docs.google.com/presentation/d/1wkQ8JrdekWCMWzx0r1se2YZsCgx53ohyF6h4AaHIXHA/edit?usp=sharing"><text:span text:style-name="T85_94">AaHIXHA</text:span></text:a></text:span><text:span text:style-name="T85_95"><text:a xlink:type="simple" xlink:href="https://docs.google.com/presentation/d/1wkQ8JrdekWCMWzx0r1se2YZsCgx53ohyF6h4AaHIXHA/edit?usp=sharing"><text:span text:style-name="T85_96">/</text:span></text:a></text:span><text:span text:style-name="T85_97"><text:a xlink:type="simple" xlink:href="https://docs.google.com/presentation/d/1wkQ8JrdekWCMWzx0r1se2YZsCgx53ohyF6h4AaHIXHA/edit?usp=sharing"><text:span text:style-name="T85_98">edit</text:span></text:a></text:span><text:span text:style-name="T85_99"><text:a xlink:type="simple" xlink:href="https://docs.google.com/presentation/d/1wkQ8JrdekWCMWzx0r1se2YZsCgx53ohyF6h4AaHIXHA/edit?usp=sharing"><text:span text:style-name="T85_100">?</text:span></text:a></text:span><text:span text:style-name="T85_101"><text:a xlink:type="simple" xlink:href="https://docs.google.com/presentation/d/1wkQ8JrdekWCMWzx0r1se2YZsCgx53ohyF6h4AaHIXHA/edit?usp=sharing"><text:span text:style-name="T85_102">usp</text:span></text:a></text:span><text:span text:style-name="T85_103"><text:a xlink:type="simple" xlink:href="https://docs.google.com/presentation/d/1wkQ8JrdekWCMWzx0r1se2YZsCgx53ohyF6h4AaHIXHA/edit?usp=sharing"><text:span text:style-name="T85_104">=</text:span></text:a></text:span><text:span text:style-name="T85_105"><text:a xlink:type="simple" xlink:href="https://docs.google.com/presentation/d/1wkQ8JrdekWCMWzx0r1se2YZsCgx53ohyF6h4AaHIXHA/edit?usp=sharing"><text:span text:style-name="T85_106">sharing</text:span></text:a></text:span><text:span text:style-name="T85_107"><text:s/></text:span><text:span text:style-name="T85_108">QUI</text:span><text:span text:style-name="T85_109"><text:s/></text:span><text:span text:style-name="T85_110">VOUS</text:span><text:span text:style-name="T85_111"><text:s/></text:span><text:span text:style-name="T85_112">PARAISSENT</text:span><text:span text:style-name="T85_113"><text:s/></text:span><text:span text:style-name="T85_114">LES</text:span><text:span text:style-name="T85_115"><text:s/></text:span><text:span text:style-name="T85_116">PLUS</text:span><text:span text:style-name="T85_117"><text:s/></text:span><text:span text:style-name="T85_118">PERTINENTS</text:span><text:span text:style-name="T85_119">.</text:span></text:p>
      <text:p text:style-name="P86"/>
      <text:h text:style-name="P87" text:outline-level="10"><text:bookmark-start text:name="h.chidx2kq73n9"/><text:bookmark-end text:name="h.chidx2kq73n9"/></text:h>
      <text:h text:style-name="P88" text:outline-level="10"><text:bookmark-start text:name="h.qzspsodsft4e"/><text:bookmark-end text:name="h.qzspsodsft4e"/></text:h>
      <text:p text:style-name="P89"><text:bookmark-start text:name="h.re35ekbnxl8b"/><text:bookmark-end text:name="h.re35ekbnxl8b"/></text:p>
      <text:h text:style-name="P90" text:outline-level="10"><text:bookmark-start text:name="h.pwdkenqpp72u"/><text:bookmark-end text:name="h.pwdkenqpp72u"/><text:span text:style-name="T90_1">Dossier</text:span><text:span text:style-name="T90_2"><text:s/></text:span><text:span text:style-name="T90_3">d</text:span><text:span text:style-name="T90_4">’</text:span><text:span text:style-name="T90_5">Analyse</text:span><text:span text:style-name="T90_6"><text:s/></text:span><text:span text:style-name="T90_7">Fonctionnelle</text:span><text:span text:style-name="T90_8"><text:s/>/<text:s/></text:span><text:span text:style-name="T90_9">Rapport</text:span><text:span text:style-name="T90_10"><text:s/></text:span><text:span text:style-name="T90_11">de</text:span><text:span text:style-name="T90_12"><text:s/></text:span><text:span text:style-name="T90_13">Conception</text:span><text:span text:style-name="T90_14"><text:s/></text:span><text:span text:style-name="T90_15">détaillée</text:span><text:span text:style-name="T90_16"><text:s/>/<text:s/></text:span><text:span text:style-name="T90_17">Plan</text:span><text:span text:style-name="T90_18"><text:s/></text:span><text:span text:style-name="T90_19">de</text:span><text:span text:style-name="T90_20"><text:s/></text:span><text:span text:style-name="T90_21">tests</text:span></text:h>
      <text:p text:style-name="P91"/>
      <table:table table:style-name="Table7">
        <table:table-column table:style-name="Column14"/>
        <table:table-column table:style-name="Column15"/>
        <table:table-row table:style-name="Row15">
          <table:table-cell table:style-name="Cell31">
            <text:p text:style-name="P92"><text:span text:style-name="T92_1">Auteur</text:span><text:span text:style-name="T92_2">(</text:span><text:span text:style-name="T92_3">s</text:span><text:span text:style-name="T92_4">)</text:span></text:p>
          </table:table-cell>
          <table:table-cell table:style-name="Cell32">
            <text:p text:style-name="P93"><text:span text:style-name="T93_1">Bob</text:span><text:span text:style-name="T93_2">,<text:s/></text:span><text:span text:style-name="T93_3">Eve</text:span></text:p>
          </table:table-cell>
        </table:table-row>
        <table:table-row table:style-name="Row16">
          <table:table-cell table:style-name="Cell33">
            <text:p text:style-name="P94"><text:span text:style-name="T94_1">Approbateur</text:span><text:span text:style-name="T94_2">(</text:span><text:span text:style-name="T94_3">s</text:span><text:span text:style-name="T94_4">)</text:span></text:p>
          </table:table-cell>
          <table:table-cell table:style-name="Cell34">
            <text:p text:style-name="P95"><text:span text:style-name="T95_1">Alice</text:span><text:span text:style-name="T95_2">,<text:s/></text:span><text:span text:style-name="T95_3">Charlie</text:span></text:p>
          </table:table-cell>
        </table:table-row>
        <table:table-row table:style-name="Row17">
          <table:table-cell table:style-name="Cell35">
            <text:p text:style-name="P96"><text:span text:style-name="T96_1">Validateur</text:span><text:span text:style-name="T96_2">(</text:span><text:span text:style-name="T96_3">s</text:span><text:span text:style-name="T96_4">)</text:span></text:p>
          </table:table-cell>
          <table:table-cell table:style-name="Cell36">
            <text:p text:style-name="P97"><text:span text:style-name="T97_1">Pablo</text:span><text:span text:style-name="T97_2"><text:s/></text:span><text:span text:style-name="T97_3">Arrighi</text:span><text:span text:style-name="T97_4"><text:s/>(</text:span><text:span text:style-name="T97_5"><text:a xlink:type="simple" xlink:href="mailto:pablo.arrighi+m1swe@gmail.com"><text:span text:style-name="T97_6">pablo</text:span></text:a></text:span><text:span text:style-name="T97_7"><text:a xlink:type="simple" xlink:href="mailto:pablo.arrighi+m1swe@gmail.com"><text:span text:style-name="T97_8">.</text:span></text:a></text:span><text:span text:style-name="T97_9"><text:a xlink:type="simple" xlink:href="mailto:pablo.arrighi+m1swe@gmail.com"><text:span text:style-name="T97_10">arrighi</text:span></text:a></text:span><text:span text:style-name="T97_11"><text:a xlink:type="simple" xlink:href="mailto:pablo.arrighi+m1swe@gmail.com"><text:span text:style-name="T97_12">+</text:span></text:a></text:span><text:span text:style-name="T97_13"><text:a xlink:type="simple" xlink:href="mailto:pablo.arrighi+m1swe@gmail.com"><text:span text:style-name="T97_14">m</text:span></text:a></text:span><text:span text:style-name="T97_15"><text:a xlink:type="simple" xlink:href="mailto:pablo.arrighi+m1swe@gmail.com"><text:span text:style-name="T97_16">1</text:span></text:a></text:span><text:span text:style-name="T97_17"><text:a xlink:type="simple" xlink:href="mailto:pablo.arrighi+m1swe@gmail.com"><text:span text:style-name="T97_18">swe</text:span></text:a></text:span><text:span text:style-name="T97_19"><text:a xlink:type="simple" xlink:href="mailto:pablo.arrighi+m1swe@gmail.com"><text:span text:style-name="T97_20">@</text:span></text:a></text:span><text:span text:style-name="T97_21"><text:a xlink:type="simple" xlink:href="mailto:pablo.arrighi+m1swe@gmail.com"><text:span text:style-name="T97_22">gmail</text:span></text:a></text:span><text:span text:style-name="T97_23"><text:a xlink:type="simple" xlink:href="mailto:pablo.arrighi+m1swe@gmail.com"><text:span text:style-name="T97_24">.</text:span></text:a></text:span><text:span text:style-name="T97_25"><text:a xlink:type="simple" xlink:href="mailto:pablo.arrighi+m1swe@gmail.com"><text:span text:style-name="T97_26">com</text:span></text:a></text:span><text:span text:style-name="T97_27">)</text:span></text:p>
            <text:p text:style-name="P98"><text:span text:style-name="T98_1">Kevin</text:span><text:span text:style-name="T98_2"><text:s/></text:span><text:span text:style-name="T98_3">Perrot</text:span><text:span text:style-name="T98_4"><text:s/>(</text:span><text:span text:style-name="T98_5"><text:a xlink:type="simple" xlink:href="mailto:kevin.perrot+m1swe@gmail.com"><text:span text:style-name="T98_6">kevin</text:span></text:a></text:span><text:span text:style-name="T98_7"><text:a xlink:type="simple" xlink:href="mailto:kevin.perrot+m1swe@gmail.com"><text:span text:style-name="T98_8">.</text:span></text:a></text:span><text:span text:style-name="T98_9"><text:a xlink:type="simple" xlink:href="mailto:kevin.perrot+m1swe@gmail.com"><text:span text:style-name="T98_10">perrot</text:span></text:a></text:span><text:span text:style-name="T98_11"><text:a xlink:type="simple" xlink:href="mailto:kevin.perrot+m1swe@gmail.com"><text:span text:style-name="T98_12">+</text:span></text:a></text:span><text:span text:style-name="T98_13"><text:a xlink:type="simple" xlink:href="mailto:kevin.perrot+m1swe@gmail.com"><text:span text:style-name="T98_14">m</text:span></text:a></text:span><text:span text:style-name="T98_15"><text:a xlink:type="simple" xlink:href="mailto:kevin.perrot+m1swe@gmail.com"><text:span text:style-name="T98_16">1</text:span></text:a></text:span><text:span text:style-name="T98_17"><text:a xlink:type="simple" xlink:href="mailto:kevin.perrot+m1swe@gmail.com"><text:span text:style-name="T98_18">swe</text:span></text:a></text:span><text:span text:style-name="T98_19"><text:a xlink:type="simple" xlink:href="mailto:kevin.perrot+m1swe@gmail.com"><text:span text:style-name="T98_20">@</text:span></text:a></text:span><text:span text:style-name="T98_21"><text:a xlink:type="simple" xlink:href="mailto:kevin.perrot+m1swe@gmail.com"><text:span text:style-name="T98_22">gmail</text:span></text:a></text:span><text:span text:style-name="T98_23"><text:a xlink:type="simple" xlink:href="mailto:kevin.perrot+m1swe@gmail.com"><text:span text:style-name="T98_24">.</text:span></text:a></text:span><text:span text:style-name="T98_25"><text:a xlink:type="simple" xlink:href="mailto:kevin.perrot+m1swe@gmail.com"><text:span text:style-name="T98_26">com</text:span></text:a></text:span><text:span text:style-name="T98_27">)</text:span></text:p>
          </table:table-cell>
        </table:table-row>
      </table:table>
      <text:p text:style-name="P99"/>
      <table:table table:style-name="Table8">
        <table:table-column table:style-name="Column16"/>
        <table:table-column table:style-name="Column17"/>
        <table:table-column table:style-name="Column18"/>
        <table:table-row table:style-name="Row18">
          <table:table-cell table:style-name="Cell37">
            <text:p text:style-name="P100"><text:span text:style-name="T100_1">v</text:span><text:span text:style-name="T100_2">1</text:span></text:p>
          </table:table-cell>
          <table:table-cell table:style-name="Cell38">
            <text:p text:style-name="P101"><text:span text:style-name="T101_1">date</text:span><text:span text:style-name="T101_2">1</text:span></text:p>
          </table:table-cell>
          <table:table-cell table:style-name="Cell39">
            <text:p text:style-name="P102"><text:span text:style-name="T102_1">Eve</text:span></text:p>
          </table:table-cell>
        </table:table-row>
        <table:table-row table:style-name="Row19">
          <table:table-cell table:style-name="Cell40">
            <text:p text:style-name="P103"><text:span text:style-name="T103_1">v</text:span><text:span text:style-name="T103_2">2</text:span></text:p>
          </table:table-cell>
          <table:table-cell table:style-name="Cell41">
            <text:p text:style-name="P104"><text:span text:style-name="T104_1">date</text:span><text:span text:style-name="T104_2">2</text:span></text:p>
          </table:table-cell>
          <table:table-cell table:style-name="Cell42">
            <text:p text:style-name="P105"><text:span text:style-name="T105_1">Bob</text:span></text:p>
          </table:table-cell>
        </table:table-row>
      </table:table>
      <text:p text:style-name="P106"/>
      <table:table table:style-name="Table9">
        <table:table-column table:style-name="Column19"/>
        <table:table-column table:style-name="Column20"/>
        <table:table-column table:style-name="Column21"/>
        <table:table-row table:style-name="Row20">
          <table:table-cell table:style-name="Cell43">
            <text:p text:style-name="P107"><text:span text:style-name="T107_1">Livré</text:span><text:span text:style-name="T107_2"><text:s/></text:span><text:span text:style-name="T107_3">le</text:span><text:span text:style-name="T107_4">:</text:span></text:p>
          </table:table-cell>
          <table:table-cell table:style-name="Cell44">
            <text:p text:style-name="P108"><text:span text:style-name="T108_1">Approuvé</text:span><text:span text:style-name="T108_2"><text:s/></text:span><text:span text:style-name="T108_3">le</text:span><text:span text:style-name="T108_4">:</text:span></text:p>
          </table:table-cell>
          <table:table-cell table:style-name="Cell45">
            <text:p text:style-name="P109"><text:span text:style-name="T109_1">En</text:span><text:span text:style-name="T109_2"><text:s/></text:span><text:span text:style-name="T109_3">attente</text:span><text:span text:style-name="T109_4"><text:s/></text:span><text:span text:style-name="T109_5">de</text:span><text:span text:style-name="T109_6"><text:s/></text:span><text:span text:style-name="T109_7">validation</text:span></text:p>
          </table:table-cell>
        </table:table-row>
      </table:table>
      <text:p text:style-name="P110"/>
      <text:h text:style-name="P111" text:outline-level="10"><text:bookmark-start text:name="h.hhxdmnfwpbur"/><text:bookmark-end text:name="h.hhxdmnfwpbur"/><text:span text:style-name="T111_1">Synthèse</text:span></text:h>
      <text:p text:style-name="P112"><text:span text:style-name="T112_1">L</text:span><text:span text:style-name="T112_2">’</text:span><text:span text:style-name="T112_3">objectif</text:span><text:span text:style-name="T112_4"><text:s/></text:span><text:span text:style-name="T112_5">du</text:span><text:span text:style-name="T112_6"><text:s/></text:span><text:span text:style-name="T112_7">projet</text:span><text:span text:style-name="T112_8"><text:s/></text:span><text:span text:style-name="T112_9">X</text:span><text:span text:style-name="T112_10"><text:s/></text:span><text:span text:style-name="T112_11">est</text:span><text:span text:style-name="T112_12"><text:s/></text:span><text:span text:style-name="T112_13">de</text:span><text:span text:style-name="T112_14"><text:s/>…</text:span></text:p>
      <text:p text:style-name="P113"><text:span text:style-name="T113_1">La</text:span><text:span text:style-name="T113_2"><text:s/></text:span><text:span text:style-name="T113_3">modélisation</text:span><text:span text:style-name="T113_4"><text:s/></text:span><text:span text:style-name="T113_5">du</text:span><text:span text:style-name="T113_6"><text:s/></text:span><text:span text:style-name="T113_7">système</text:span><text:span text:style-name="T113_8"><text:s/></text:span><text:span text:style-name="T113_9">a</text:span><text:span text:style-name="T113_10"><text:s/></text:span><text:span text:style-name="T113_11">été</text:span><text:span text:style-name="T113_12"><text:s/></text:span><text:span text:style-name="T113_13">effectuée</text:span><text:span text:style-name="T113_14"><text:s/></text:span><text:span text:style-name="T113_15">via</text:span><text:span text:style-name="T113_16"><text:s/>…</text:span></text:p>
      <text:p text:style-name="P114"><text:span text:style-name="T114_1">Nous</text:span><text:span text:style-name="T114_2"><text:s/></text:span><text:span text:style-name="T114_3">avons</text:span><text:span text:style-name="T114_4"><text:s/></text:span><text:span text:style-name="T114_5">opté</text:span><text:span text:style-name="T114_6"><text:s/></text:span><text:span text:style-name="T114_7">pour</text:span><text:span text:style-name="T114_8"><text:s/></text:span><text:span text:style-name="T114_9">architecture</text:span><text:span text:style-name="T114_10"><text:s/></text:span><text:span text:style-name="T114_11">dont</text:span><text:span text:style-name="T114_12"><text:s/></text:span><text:span text:style-name="T114_13">les</text:span><text:span text:style-name="T114_14"><text:s/></text:span><text:span text:style-name="T114_15">principales</text:span><text:span text:style-name="T114_16"><text:s/></text:span><text:span text:style-name="T114_17">caractéristiques</text:span><text:span text:style-name="T114_18"><text:s/></text:span><text:span text:style-name="T114_19">sont</text:span><text:span text:style-name="T114_20"><text:s/></text:span><text:span text:style-name="T114_21">de</text:span><text:span text:style-name="T114_22"><text:s/>…</text:span></text:p>
      <text:p text:style-name="P115"><text:span text:style-name="T115_1">En</text:span><text:span text:style-name="T115_2"><text:s/></text:span><text:span text:style-name="T115_3">effet</text:span><text:span text:style-name="T115_4">,<text:s/></text:span><text:span text:style-name="T115_5">cette</text:span><text:span text:style-name="T115_6"><text:s/></text:span><text:span text:style-name="T115_7">architecture</text:span><text:span text:style-name="T115_8"><text:s/></text:span><text:span text:style-name="T115_9">permettra</text:span><text:span text:style-name="T115_10"><text:s/></text:span><text:span text:style-name="T115_11">au</text:span><text:span text:style-name="T115_12"><text:s/></text:span><text:span text:style-name="T115_13">logiciel</text:span><text:span text:style-name="T115_14"><text:s/></text:span><text:span text:style-name="T115_15">de</text:span><text:span text:style-name="T115_16"><text:s/>…</text:span></text:p>
      <text:p text:style-name="P116"><text:span text:style-name="T116_1">Ladite</text:span><text:span text:style-name="T116_2"><text:s/></text:span><text:span text:style-name="T116_3">architecture</text:span><text:span text:style-name="T116_4"><text:s/></text:span><text:span text:style-name="T116_5">est</text:span><text:span text:style-name="T116_6"><text:s/></text:span><text:span text:style-name="T116_7">décrite</text:span><text:span text:style-name="T116_8"><text:s/></text:span><text:span text:style-name="T116_9">via</text:span><text:span text:style-name="T116_10"><text:s text:c="2"/>…</text:span></text:p>
      <text:p text:style-name="P117"><text:span text:style-name="T117_1">Les</text:span><text:span text:style-name="T117_2"><text:s/></text:span><text:span text:style-name="T117_3">scénarios</text:span><text:span text:style-name="T117_4"><text:s/></text:span><text:span text:style-name="T117_5">les</text:span><text:span text:style-name="T117_6"><text:s/></text:span><text:span text:style-name="T117_7">plus</text:span><text:span text:style-name="T117_8"><text:s/></text:span><text:span text:style-name="T117_9">critiques</text:span><text:span text:style-name="T117_10"><text:s/>(...)<text:s/></text:span><text:span text:style-name="T117_11">sont</text:span><text:span text:style-name="T117_12"><text:s/></text:span><text:span text:style-name="T117_13">décrits</text:span><text:span text:style-name="T117_14"><text:s/></text:span><text:span text:style-name="T117_15">via</text:span><text:span text:style-name="T117_16"><text:s/>…</text:span></text:p>
      <text:p text:style-name="P118"><text:span text:style-name="T118_1">Il</text:span><text:span text:style-name="T118_2"><text:s/></text:span><text:span text:style-name="T118_3">apparaît</text:span><text:span text:style-name="T118_4"><text:s/></text:span><text:span text:style-name="T118_5">que</text:span><text:span text:style-name="T118_6"><text:s/></text:span><text:span text:style-name="T118_7">l</text:span><text:span text:style-name="T118_8">’</text:span><text:span text:style-name="T118_9">intégration</text:span><text:span text:style-name="T118_10"><text:s/></text:span><text:span text:style-name="T118_11">des</text:span><text:span text:style-name="T118_12"><text:s/></text:span><text:span text:style-name="T118_13">classes</text:span><text:span text:style-name="T118_14"><text:s/></text:span><text:span text:style-name="T118_15">X</text:span><text:span text:style-name="T118_16"><text:s/></text:span><text:span text:style-name="T118_17">et</text:span><text:span text:style-name="T118_18"><text:s/></text:span><text:span text:style-name="T118_19">Y</text:span><text:span text:style-name="T118_20"><text:s/></text:span><text:span text:style-name="T118_21">doit</text:span><text:span text:style-name="T118_22"><text:s/></text:span><text:span text:style-name="T118_23">faire</text:span><text:span text:style-name="T118_24"><text:s/></text:span><text:span text:style-name="T118_25">l</text:span><text:span text:style-name="T118_26">’</text:span><text:span text:style-name="T118_27">objet</text:span><text:span text:style-name="T118_28"><text:s/></text:span><text:span text:style-name="T118_29">des</text:span><text:span text:style-name="T118_30"><text:s/></text:span><text:span text:style-name="T118_31">tests</text:span><text:span text:style-name="T118_32"><text:s/></text:span><text:span text:style-name="T118_33">d</text:span><text:span text:style-name="T118_34">’</text:span><text:span text:style-name="T118_35">intégration</text:span><text:span text:style-name="T118_36"><text:s/></text:span><text:span text:style-name="T118_37">couvrant</text:span><text:span text:style-name="T118_38">…</text:span></text:p>
      <text:p text:style-name="P119"><text:span text:style-name="T119_1">De</text:span><text:span text:style-name="T119_2"><text:s/></text:span><text:span text:style-name="T119_3">même</text:span><text:span text:style-name="T119_4">,<text:s/></text:span><text:span text:style-name="T119_5">les</text:span><text:span text:style-name="T119_6"><text:s/></text:span><text:span text:style-name="T119_7">méthodes</text:span><text:span text:style-name="T119_8"><text:s/></text:span><text:span text:style-name="T119_9">de</text:span><text:span text:style-name="T119_10"><text:s/></text:span><text:span text:style-name="T119_11">la</text:span><text:span text:style-name="T119_12"><text:s/></text:span><text:span text:style-name="T119_13">classe</text:span><text:span text:style-name="T119_14"><text:s/></text:span><text:span text:style-name="T119_15">Z</text:span><text:span text:style-name="T119_16"><text:s/></text:span><text:span text:style-name="T119_17">devront</text:span><text:span text:style-name="T119_18"><text:s/></text:span><text:span text:style-name="T119_19">faire</text:span><text:span text:style-name="T119_20"><text:s/></text:span><text:span text:style-name="T119_21">l</text:span><text:span text:style-name="T119_22">’</text:span><text:span text:style-name="T119_23">objet</text:span><text:span text:style-name="T119_24"><text:s/></text:span><text:span text:style-name="T119_25">de</text:span><text:span text:style-name="T119_26"><text:s/></text:span><text:span text:style-name="T119_27">tests</text:span><text:span text:style-name="T119_28"><text:s/></text:span><text:span text:style-name="T119_29">unitaires</text:span><text:span text:style-name="T119_30"><text:s/></text:span><text:span text:style-name="T119_31">couvrant</text:span><text:span text:style-name="T119_32"><text:s/>…</text:span></text:p>
      <text:p text:style-name="P120"><text:span text:style-name="T120_1"><text:s/></text:span></text:p>
      <text:p text:style-name="P121"/>
      <text:p text:style-name="P122"><text:span text:style-name="T122_1">POURSUIVRE</text:span><text:span text:style-name="T122_2"><text:s/></text:span><text:span text:style-name="T122_3">AVEC</text:span><text:span text:style-name="T122_4"><text:s/></text:span><text:span text:style-name="T122_5">LES</text:span><text:span text:style-name="T122_6"><text:s/></text:span><text:span text:style-name="T122_7">ELEMENTS</text:span><text:span text:style-name="T122_8"><text:s/></text:span><text:span text:style-name="T122_9">DU</text:span><text:span text:style-name="T122_10"><text:s/></text:span><text:span text:style-name="T122_11">DOSSIER</text:span><text:span text:style-name="T122_12"><text:s/></text:span><text:span text:style-name="T122_13">D</text:span><text:span text:style-name="T122_14">’</text:span><text:span text:style-name="T122_15">ANALYSE</text:span><text:span text:style-name="T122_16"><text:s/></text:span><text:span text:style-name="T122_17">FONCTIONNELLE</text:span><text:span text:style-name="T122_18">/<text:s/></text:span><text:span text:style-name="T122_19">RAPPORT</text:span><text:span text:style-name="T122_20"><text:s/></text:span><text:span text:style-name="T122_21">DE</text:span><text:span text:style-name="T122_22"><text:s/></text:span><text:span text:style-name="T122_23">CONCEPTION</text:span><text:span text:style-name="T122_24"><text:s/></text:span><text:span text:style-name="T122_25">DETAILLEE</text:span><text:span text:style-name="T122_26"><text:s/>/<text:s/></text:span><text:span text:style-name="T122_27">PLANS</text:span><text:span text:style-name="T122_28"><text:s/></text:span><text:span text:style-name="T122_29">DE</text:span><text:span text:style-name="T122_30"><text:s text:c="2"/></text:span><text:span text:style-name="T122_31">TESTS</text:span><text:span text:style-name="T122_32"><text:s/></text:span><text:span text:style-name="T122_33">EXPLIQUES</text:span><text:span text:style-name="T122_34"><text:s/></text:span><text:span text:style-name="T122_35">EN</text:span><text:span text:style-name="T122_36"><text:s/></text:span><text:span text:style-name="T122_37"><text:a xlink:type="simple" xlink:href="https://docs.google.com/presentation/d/1wkQ8JrdekWCMWzx0r1se2YZsCgx53ohyF6h4AaHIXHA/edit?usp=sharing"><text:span text:style-name="T122_38">https</text:span></text:a></text:span><text:span text:style-name="T122_39"><text:a xlink:type="simple" xlink:href="https://docs.google.com/presentation/d/1wkQ8JrdekWCMWzx0r1se2YZsCgx53ohyF6h4AaHIXHA/edit?usp=sharing"><text:span text:style-name="T122_40">://</text:span></text:a></text:span><text:span text:style-name="T122_41"><text:a xlink:type="simple" xlink:href="https://docs.google.com/presentation/d/1wkQ8JrdekWCMWzx0r1se2YZsCgx53ohyF6h4AaHIXHA/edit?usp=sharing"><text:span text:style-name="T122_42">docs</text:span></text:a></text:span><text:span text:style-name="T122_43"><text:a xlink:type="simple" xlink:href="https://docs.google.com/presentation/d/1wkQ8JrdekWCMWzx0r1se2YZsCgx53ohyF6h4AaHIXHA/edit?usp=sharing"><text:span text:style-name="T122_44">.</text:span></text:a></text:span><text:span text:style-name="T122_45"><text:a xlink:type="simple" xlink:href="https://docs.google.com/presentation/d/1wkQ8JrdekWCMWzx0r1se2YZsCgx53ohyF6h4AaHIXHA/edit?usp=sharing"><text:span text:style-name="T122_46">google</text:span></text:a></text:span><text:span text:style-name="T122_47"><text:a xlink:type="simple" xlink:href="https://docs.google.com/presentation/d/1wkQ8JrdekWCMWzx0r1se2YZsCgx53ohyF6h4AaHIXHA/edit?usp=sharing"><text:span text:style-name="T122_48">.</text:span></text:a></text:span><text:span text:style-name="T122_49"><text:a xlink:type="simple" xlink:href="https://docs.google.com/presentation/d/1wkQ8JrdekWCMWzx0r1se2YZsCgx53ohyF6h4AaHIXHA/edit?usp=sharing"><text:span text:style-name="T122_50">com</text:span></text:a></text:span><text:span text:style-name="T122_51"><text:a xlink:type="simple" xlink:href="https://docs.google.com/presentation/d/1wkQ8JrdekWCMWzx0r1se2YZsCgx53ohyF6h4AaHIXHA/edit?usp=sharing"><text:span text:style-name="T122_52">/</text:span></text:a></text:span><text:span text:style-name="T122_53"><text:a xlink:type="simple" xlink:href="https://docs.google.com/presentation/d/1wkQ8JrdekWCMWzx0r1se2YZsCgx53ohyF6h4AaHIXHA/edit?usp=sharing"><text:span text:style-name="T122_54">presentation</text:span></text:a></text:span><text:span text:style-name="T122_55"><text:a xlink:type="simple" xlink:href="https://docs.google.com/presentation/d/1wkQ8JrdekWCMWzx0r1se2YZsCgx53ohyF6h4AaHIXHA/edit?usp=sharing"><text:span text:style-name="T122_56">/</text:span></text:a></text:span><text:span text:style-name="T122_57"><text:a xlink:type="simple" xlink:href="https://docs.google.com/presentation/d/1wkQ8JrdekWCMWzx0r1se2YZsCgx53ohyF6h4AaHIXHA/edit?usp=sharing"><text:span text:style-name="T122_58">d</text:span></text:a></text:span><text:span text:style-name="T122_59"><text:a xlink:type="simple" xlink:href="https://docs.google.com/presentation/d/1wkQ8JrdekWCMWzx0r1se2YZsCgx53ohyF6h4AaHIXHA/edit?usp=sharing"><text:span text:style-name="T122_60">/1</text:span></text:a></text:span><text:span text:style-name="T122_61"><text:a xlink:type="simple" xlink:href="https://docs.google.com/presentation/d/1wkQ8JrdekWCMWzx0r1se2YZsCgx53ohyF6h4AaHIXHA/edit?usp=sharing"><text:span text:style-name="T122_62">wkQ</text:span></text:a></text:span><text:span text:style-name="T122_63"><text:a xlink:type="simple" xlink:href="https://docs.google.com/presentation/d/1wkQ8JrdekWCMWzx0r1se2YZsCgx53ohyF6h4AaHIXHA/edit?usp=sharing"><text:span text:style-name="T122_64">8</text:span></text:a></text:span><text:span text:style-name="T122_65"><text:a xlink:type="simple" xlink:href="https://docs.google.com/presentation/d/1wkQ8JrdekWCMWzx0r1se2YZsCgx53ohyF6h4AaHIXHA/edit?usp=sharing"><text:span text:style-name="T122_66">JrdekWCMWzx</text:span></text:a></text:span><text:span text:style-name="T122_67"><text:a xlink:type="simple" xlink:href="https://docs.google.com/presentation/d/1wkQ8JrdekWCMWzx0r1se2YZsCgx53ohyF6h4AaHIXHA/edit?usp=sharing"><text:span text:style-name="T122_68">0</text:span></text:a></text:span><text:span text:style-name="T122_69"><text:a xlink:type="simple" xlink:href="https://docs.google.com/presentation/d/1wkQ8JrdekWCMWzx0r1se2YZsCgx53ohyF6h4AaHIXHA/edit?usp=sharing"><text:span text:style-name="T122_70">r</text:span></text:a></text:span><text:span text:style-name="T122_71"><text:a xlink:type="simple" xlink:href="https://docs.google.com/presentation/d/1wkQ8JrdekWCMWzx0r1se2YZsCgx53ohyF6h4AaHIXHA/edit?usp=sharing"><text:span text:style-name="T122_72">1</text:span></text:a></text:span><text:span text:style-name="T122_73"><text:a xlink:type="simple" xlink:href="https://docs.google.com/presentation/d/1wkQ8JrdekWCMWzx0r1se2YZsCgx53ohyF6h4AaHIXHA/edit?usp=sharing"><text:span text:style-name="T122_74">se</text:span></text:a></text:span><text:span text:style-name="T122_75"><text:a xlink:type="simple" xlink:href="https://docs.google.com/presentation/d/1wkQ8JrdekWCMWzx0r1se2YZsCgx53ohyF6h4AaHIXHA/edit?usp=sharing"><text:span text:style-name="T122_76">2</text:span></text:a></text:span><text:span text:style-name="T122_77"><text:a xlink:type="simple" xlink:href="https://docs.google.com/presentation/d/1wkQ8JrdekWCMWzx0r1se2YZsCgx53ohyF6h4AaHIXHA/edit?usp=sharing"><text:span text:style-name="T122_78">YZsCgx</text:span></text:a></text:span><text:span text:style-name="T122_79"><text:a xlink:type="simple" xlink:href="https://docs.google.com/presentation/d/1wkQ8JrdekWCMWzx0r1se2YZsCgx53ohyF6h4AaHIXHA/edit?usp=sharing"><text:span text:style-name="T122_80">53</text:span></text:a></text:span><text:span text:style-name="T122_81"><text:a xlink:type="simple" xlink:href="https://docs.google.com/presentation/d/1wkQ8JrdekWCMWzx0r1se2YZsCgx53ohyF6h4AaHIXHA/edit?usp=sharing"><text:span text:style-name="T122_82">ohyF</text:span></text:a></text:span><text:span text:style-name="T122_83"><text:a xlink:type="simple" xlink:href="https://docs.google.com/presentation/d/1wkQ8JrdekWCMWzx0r1se2YZsCgx53ohyF6h4AaHIXHA/edit?usp=sharing"><text:span text:style-name="T122_84">6</text:span></text:a></text:span><text:span text:style-name="T122_85"><text:a xlink:type="simple" xlink:href="https://docs.google.com/presentation/d/1wkQ8JrdekWCMWzx0r1se2YZsCgx53ohyF6h4AaHIXHA/edit?usp=sharing"><text:span text:style-name="T122_86">h</text:span></text:a></text:span><text:span text:style-name="T122_87"><text:a xlink:type="simple" xlink:href="https://docs.google.com/presentation/d/1wkQ8JrdekWCMWzx0r1se2YZsCgx53ohyF6h4AaHIXHA/edit?usp=sharing"><text:span text:style-name="T122_88">4</text:span></text:a></text:span><text:span text:style-name="T122_89"><text:a xlink:type="simple" xlink:href="https://docs.google.com/presentation/d/1wkQ8JrdekWCMWzx0r1se2YZsCgx53ohyF6h4AaHIXHA/edit?usp=sharing"><text:span text:style-name="T122_90">AaHIXHA</text:span></text:a></text:span><text:span text:style-name="T122_91"><text:a xlink:type="simple" xlink:href="https://docs.google.com/presentation/d/1wkQ8JrdekWCMWzx0r1se2YZsCgx53ohyF6h4AaHIXHA/edit?usp=sharing"><text:span text:style-name="T122_92">/</text:span></text:a></text:span><text:span text:style-name="T122_93"><text:a xlink:type="simple" xlink:href="https://docs.google.com/presentation/d/1wkQ8JrdekWCMWzx0r1se2YZsCgx53ohyF6h4AaHIXHA/edit?usp=sharing"><text:span text:style-name="T122_94">edit</text:span></text:a></text:span><text:span text:style-name="T122_95"><text:a xlink:type="simple" xlink:href="https://docs.google.com/presentation/d/1wkQ8JrdekWCMWzx0r1se2YZsCgx53ohyF6h4AaHIXHA/edit?usp=sharing"><text:span text:style-name="T122_96">?</text:span></text:a></text:span><text:span text:style-name="T122_97"><text:a xlink:type="simple" xlink:href="https://docs.google.com/presentation/d/1wkQ8JrdekWCMWzx0r1se2YZsCgx53ohyF6h4AaHIXHA/edit?usp=sharing"><text:span text:style-name="T122_98">usp</text:span></text:a></text:span><text:span text:style-name="T122_99"><text:a xlink:type="simple" xlink:href="https://docs.google.com/presentation/d/1wkQ8JrdekWCMWzx0r1se2YZsCgx53ohyF6h4AaHIXHA/edit?usp=sharing"><text:span text:style-name="T122_100">=</text:span></text:a></text:span><text:span text:style-name="T122_101"><text:a xlink:type="simple" xlink:href="https://docs.google.com/presentation/d/1wkQ8JrdekWCMWzx0r1se2YZsCgx53ohyF6h4AaHIXHA/edit?usp=sharing"><text:span text:style-name="T122_102">sharing</text:span></text:a></text:span><text:span text:style-name="T122_103"><text:s/></text:span><text:span text:style-name="T122_104">QUI</text:span><text:span text:style-name="T122_105"><text:s/></text:span><text:span text:style-name="T122_106">VOUS</text:span><text:span text:style-name="T122_107"><text:s/></text:span><text:span text:style-name="T122_108">PARAISSENT</text:span><text:span text:style-name="T122_109"><text:s/></text:span><text:span text:style-name="T122_110">LES</text:span><text:span text:style-name="T122_111"><text:s/></text:span><text:span text:style-name="T122_112">PLUS</text:span><text:span text:style-name="T122_113"><text:s/></text:span><text:span text:style-name="T122_114">PERTINENTS</text:span><text:span text:style-name="T122_115">.</text:span></text:p>
      <text:p text:style-name="P123"/>
      <text:h text:style-name="P124" text:outline-level="10"><text:bookmark-start text:name="h.d84ltud1qut0"/><text:bookmark-end text:name="h.d84ltud1qut0"/><text:span text:style-name="T124_1">Dossier</text:span><text:span text:style-name="T124_2"><text:s/></text:span><text:span text:style-name="T124_3">de</text:span><text:span text:style-name="T124_4"><text:s/></text:span><text:span text:style-name="T124_5">tests</text:span><text:span text:style-name="T124_6"><text:s/>/<text:s/></text:span><text:span text:style-name="T124_7">Dossier</text:span><text:span text:style-name="T124_8"><text:s/></text:span><text:span text:style-name="T124_9">de</text:span><text:span text:style-name="T124_10"><text:s/></text:span><text:span text:style-name="T124_11">validation</text:span></text:h>
      <text:p text:style-name="P125"/>
      <table:table table:style-name="Table10">
        <table:table-column table:style-name="Column22"/>
        <table:table-column table:style-name="Column23"/>
        <table:table-row table:style-name="Row21">
          <table:table-cell table:style-name="Cell46">
            <text:p text:style-name="P126"><text:span text:style-name="T126_1">Auteur</text:span><text:span text:style-name="T126_2">(</text:span><text:span text:style-name="T126_3">s</text:span><text:span text:style-name="T126_4">)</text:span></text:p>
          </table:table-cell>
          <table:table-cell table:style-name="Cell47">
            <text:p text:style-name="P127"><text:span text:style-name="T127_1">Eve</text:span></text:p>
          </table:table-cell>
        </table:table-row>
        <table:table-row table:style-name="Row22">
          <table:table-cell table:style-name="Cell48">
            <text:p text:style-name="P128"><text:span text:style-name="T128_1">Approbateur</text:span><text:span text:style-name="T128_2">(</text:span><text:span text:style-name="T128_3">s</text:span><text:span text:style-name="T128_4">)</text:span></text:p>
          </table:table-cell>
          <table:table-cell table:style-name="Cell49">
            <text:p text:style-name="P129"><text:span text:style-name="T129_1">Alice</text:span><text:span text:style-name="T129_2">,<text:s/></text:span><text:span text:style-name="T129_3">Charlie</text:span></text:p>
          </table:table-cell>
        </table:table-row>
        <table:table-row table:style-name="Row23">
          <table:table-cell table:style-name="Cell50">
            <text:p text:style-name="P130"><text:span text:style-name="T130_1">Validateur</text:span><text:span text:style-name="T130_2">(</text:span><text:span text:style-name="T130_3">s</text:span><text:span text:style-name="T130_4">)</text:span></text:p>
          </table:table-cell>
          <table:table-cell table:style-name="Cell51">
            <text:p text:style-name="P131"><text:span text:style-name="T131_1">Pablo</text:span><text:span text:style-name="T131_2"><text:s/></text:span><text:span text:style-name="T131_3">Arrighi</text:span><text:span text:style-name="T131_4"><text:s/>(</text:span><text:span text:style-name="T131_5"><text:a xlink:type="simple" xlink:href="mailto:pablo.arrighi+m1swe@gmail.com"><text:span text:style-name="T131_6">pablo</text:span></text:a></text:span><text:span text:style-name="T131_7"><text:a xlink:type="simple" xlink:href="mailto:pablo.arrighi+m1swe@gmail.com"><text:span text:style-name="T131_8">.</text:span></text:a></text:span><text:span text:style-name="T131_9"><text:a xlink:type="simple" xlink:href="mailto:pablo.arrighi+m1swe@gmail.com"><text:span text:style-name="T131_10">arrighi</text:span></text:a></text:span><text:span text:style-name="T131_11"><text:a xlink:type="simple" xlink:href="mailto:pablo.arrighi+m1swe@gmail.com"><text:span text:style-name="T131_12">+</text:span></text:a></text:span><text:span text:style-name="T131_13"><text:a xlink:type="simple" xlink:href="mailto:pablo.arrighi+m1swe@gmail.com"><text:span text:style-name="T131_14">m</text:span></text:a></text:span><text:span text:style-name="T131_15"><text:a xlink:type="simple" xlink:href="mailto:pablo.arrighi+m1swe@gmail.com"><text:span text:style-name="T131_16">1</text:span></text:a></text:span><text:span text:style-name="T131_17"><text:a xlink:type="simple" xlink:href="mailto:pablo.arrighi+m1swe@gmail.com"><text:span text:style-name="T131_18">swe</text:span></text:a></text:span><text:span text:style-name="T131_19"><text:a xlink:type="simple" xlink:href="mailto:pablo.arrighi+m1swe@gmail.com"><text:span text:style-name="T131_20">@</text:span></text:a></text:span><text:span text:style-name="T131_21"><text:a xlink:type="simple" xlink:href="mailto:pablo.arrighi+m1swe@gmail.com"><text:span text:style-name="T131_22">gmail</text:span></text:a></text:span><text:span text:style-name="T131_23"><text:a xlink:type="simple" xlink:href="mailto:pablo.arrighi+m1swe@gmail.com"><text:span text:style-name="T131_24">.</text:span></text:a></text:span><text:span text:style-name="T131_25"><text:a xlink:type="simple" xlink:href="mailto:pablo.arrighi+m1swe@gmail.com"><text:span text:style-name="T131_26">com</text:span></text:a></text:span><text:span text:style-name="T131_27">)</text:span></text:p>
            <text:p text:style-name="P132"><text:span text:style-name="T132_1">Kevin</text:span><text:span text:style-name="T132_2"><text:s/></text:span><text:span text:style-name="T132_3">Perrot</text:span><text:span text:style-name="T132_4"><text:s/>(</text:span><text:span text:style-name="T132_5"><text:a xlink:type="simple" xlink:href="mailto:kevin.perrot+m1swe@gmail.com"><text:span text:style-name="T132_6">kevin</text:span></text:a></text:span><text:span text:style-name="T132_7"><text:a xlink:type="simple" xlink:href="mailto:kevin.perrot+m1swe@gmail.com"><text:span text:style-name="T132_8">.</text:span></text:a></text:span><text:span text:style-name="T132_9"><text:a xlink:type="simple" xlink:href="mailto:kevin.perrot+m1swe@gmail.com"><text:span text:style-name="T132_10">perrot</text:span></text:a></text:span><text:span text:style-name="T132_11"><text:a xlink:type="simple" xlink:href="mailto:kevin.perrot+m1swe@gmail.com"><text:span text:style-name="T132_12">+</text:span></text:a></text:span><text:span text:style-name="T132_13"><text:a xlink:type="simple" xlink:href="mailto:kevin.perrot+m1swe@gmail.com"><text:span text:style-name="T132_14">m</text:span></text:a></text:span><text:span text:style-name="T132_15"><text:a xlink:type="simple" xlink:href="mailto:kevin.perrot+m1swe@gmail.com"><text:span text:style-name="T132_16">1</text:span></text:a></text:span><text:span text:style-name="T132_17"><text:a xlink:type="simple" xlink:href="mailto:kevin.perrot+m1swe@gmail.com"><text:span text:style-name="T132_18">swe</text:span></text:a></text:span><text:span text:style-name="T132_19"><text:a xlink:type="simple" xlink:href="mailto:kevin.perrot+m1swe@gmail.com"><text:span text:style-name="T132_20">@</text:span></text:a></text:span><text:span text:style-name="T132_21"><text:a xlink:type="simple" xlink:href="mailto:kevin.perrot+m1swe@gmail.com"><text:span text:style-name="T132_22">gmail</text:span></text:a></text:span><text:span text:style-name="T132_23"><text:a xlink:type="simple" xlink:href="mailto:kevin.perrot+m1swe@gmail.com"><text:span text:style-name="T132_24">.</text:span></text:a></text:span><text:span text:style-name="T132_25"><text:a xlink:type="simple" xlink:href="mailto:kevin.perrot+m1swe@gmail.com"><text:span text:style-name="T132_26">com</text:span></text:a></text:span><text:span text:style-name="T132_27">)</text:span></text:p>
          </table:table-cell>
        </table:table-row>
      </table:table>
      <text:p text:style-name="P133"/>
      <table:table table:style-name="Table11">
        <table:table-column table:style-name="Column24"/>
        <table:table-column table:style-name="Column25"/>
        <table:table-column table:style-name="Column26"/>
        <table:table-row table:style-name="Row24">
          <table:table-cell table:style-name="Cell52">
            <text:p text:style-name="P134"><text:span text:style-name="T134_1">v</text:span><text:span text:style-name="T134_2">1</text:span></text:p>
          </table:table-cell>
          <table:table-cell table:style-name="Cell53">
            <text:p text:style-name="P135"><text:span text:style-name="T135_1">date</text:span><text:span text:style-name="T135_2">1</text:span></text:p>
          </table:table-cell>
          <table:table-cell table:style-name="Cell54">
            <text:p text:style-name="P136"><text:span text:style-name="T136_1">Eve</text:span></text:p>
          </table:table-cell>
        </table:table-row>
        <table:table-row table:style-name="Row25">
          <table:table-cell table:style-name="Cell55">
            <text:p text:style-name="P137"><text:span text:style-name="T137_1">v</text:span><text:span text:style-name="T137_2">2</text:span></text:p>
          </table:table-cell>
          <table:table-cell table:style-name="Cell56">
            <text:p text:style-name="P138"><text:span text:style-name="T138_1">date</text:span><text:span text:style-name="T138_2">2</text:span></text:p>
          </table:table-cell>
          <table:table-cell table:style-name="Cell57">
            <text:p text:style-name="P139"><text:span text:style-name="T139_1">Eve</text:span></text:p>
          </table:table-cell>
        </table:table-row>
      </table:table>
      <text:p text:style-name="P140"/>
      <table:table table:style-name="Table12">
        <table:table-column table:style-name="Column27"/>
        <table:table-column table:style-name="Column28"/>
        <table:table-column table:style-name="Column29"/>
        <table:table-row table:style-name="Row26">
          <table:table-cell table:style-name="Cell58">
            <text:p text:style-name="P141"><text:span text:style-name="T141_1">Livré</text:span><text:span text:style-name="T141_2"><text:s/></text:span><text:span text:style-name="T141_3">le</text:span><text:span text:style-name="T141_4">:</text:span></text:p>
          </table:table-cell>
          <table:table-cell table:style-name="Cell59">
            <text:p text:style-name="P142"><text:span text:style-name="T142_1">Approuvé</text:span><text:span text:style-name="T142_2"><text:s/></text:span><text:span text:style-name="T142_3">le</text:span><text:span text:style-name="T142_4">:</text:span></text:p>
          </table:table-cell>
          <table:table-cell table:style-name="Cell60">
            <text:p text:style-name="P143"><text:span text:style-name="T143_1">En</text:span><text:span text:style-name="T143_2"><text:s/></text:span><text:span text:style-name="T143_3">attente</text:span><text:span text:style-name="T143_4"><text:s/></text:span><text:span text:style-name="T143_5">de</text:span><text:span text:style-name="T143_6"><text:s/></text:span><text:span text:style-name="T143_7">validation</text:span></text:p>
          </table:table-cell>
        </table:table-row>
      </table:table>
      <text:p text:style-name="P144"/>
      <text:h text:style-name="P145" text:outline-level="10"><text:bookmark-start text:name="h.2fy5isoln88a"/><text:bookmark-end text:name="h.2fy5isoln88a"/><text:span text:style-name="T145_1">Synthèse</text:span></text:h>
      <text:p text:style-name="P146"><text:span text:style-name="T146_1">L</text:span><text:span text:style-name="T146_2">’</text:span><text:span text:style-name="T146_3">objectif</text:span><text:span text:style-name="T146_4"><text:s/></text:span><text:span text:style-name="T146_5">du</text:span><text:span text:style-name="T146_6"><text:s/></text:span><text:span text:style-name="T146_7">projet</text:span><text:span text:style-name="T146_8"><text:s/></text:span><text:span text:style-name="T146_9">X</text:span><text:span text:style-name="T146_10"><text:s/></text:span><text:span text:style-name="T146_11">est</text:span><text:span text:style-name="T146_12"><text:s/></text:span><text:span text:style-name="T146_13">de</text:span><text:span text:style-name="T146_14"><text:s/>…,<text:s/></text:span><text:span text:style-name="T146_15">les</text:span><text:span text:style-name="T146_16"><text:s/></text:span><text:span text:style-name="T146_17">besoins</text:span><text:span text:style-name="T146_18"><text:s/></text:span><text:span text:style-name="T146_19">prioritaires</text:span><text:span text:style-name="T146_20"><text:s/></text:span><text:span text:style-name="T146_21">du</text:span><text:span text:style-name="T146_22"><text:s/></text:span><text:span text:style-name="T146_23">clients</text:span><text:span text:style-name="T146_24"><text:s/></text:span><text:span text:style-name="T146_25">étant</text:span><text:span text:style-name="T146_26"><text:s/></text:span><text:span text:style-name="T146_27">de</text:span><text:span text:style-name="T146_28"><text:s/>…</text:span></text:p>
      <text:p text:style-name="P147"><text:span text:style-name="T147_1">Dans</text:span><text:span text:style-name="T147_2"><text:s/></text:span><text:span text:style-name="T147_3">cette</text:span><text:span text:style-name="T147_4"><text:s/></text:span><text:span text:style-name="T147_5">mesure</text:span><text:span text:style-name="T147_6">,<text:s/></text:span><text:span text:style-name="T147_7">les</text:span><text:span text:style-name="T147_8"><text:s/></text:span><text:span text:style-name="T147_9">spécifications</text:span><text:span text:style-name="T147_10"><text:s/></text:span><text:span text:style-name="T147_11">fournies</text:span><text:span text:style-name="T147_12"><text:s/></text:span><text:span text:style-name="T147_13">formalisent</text:span><text:span text:style-name="T147_14"><text:s/></text:span><text:span text:style-name="T147_15">les</text:span><text:span text:style-name="T147_16"><text:s/></text:span><text:span text:style-name="T147_17">fonctionnalités</text:span><text:span text:style-name="T147_18"><text:s/></text:span><text:span text:style-name="T147_19">de</text:span><text:span text:style-name="T147_20"><text:s/>…</text:span></text:p>
      <text:p text:style-name="P148"><text:span text:style-name="T148_1">Le</text:span><text:span text:style-name="T148_2"><text:s/></text:span><text:span text:style-name="T148_3">développement</text:span><text:span text:style-name="T148_4"><text:s/></text:span><text:span text:style-name="T148_5">s</text:span><text:span text:style-name="T148_6">’</text:span><text:span text:style-name="T148_7">est</text:span><text:span text:style-name="T148_8"><text:s/></text:span><text:span text:style-name="T148_9">concentré</text:span><text:span text:style-name="T148_10"><text:s/></text:span><text:span text:style-name="T148_11">sur</text:span><text:span text:style-name="T148_12"><text:s/>…</text:span></text:p>
      <text:p text:style-name="P149"><text:span text:style-name="T149_1">La</text:span><text:span text:style-name="T149_2"><text:s/></text:span><text:span text:style-name="T149_3">complexité</text:span><text:span text:style-name="T149_4"><text:s/></text:span><text:span text:style-name="T149_5">du</text:span><text:span text:style-name="T149_6"><text:s/></text:span><text:span text:style-name="T149_7">problème</text:span><text:span text:style-name="T149_8"><text:s/></text:span><text:span text:style-name="T149_9">repose</text:span><text:span text:style-name="T149_10"><text:s/></text:span><text:span text:style-name="T149_11">de</text:span><text:span text:style-name="T149_12"><text:s/></text:span><text:span text:style-name="T149_13">façon</text:span><text:span text:style-name="T149_14"><text:s/></text:span><text:span text:style-name="T149_15">essentielle</text:span><text:span text:style-name="T149_16"><text:s/></text:span><text:span text:style-name="T149_17">sur</text:span><text:span text:style-name="T149_18"><text:s/></text:span><text:span text:style-name="T149_19">les</text:span><text:span text:style-name="T149_20"><text:s/></text:span><text:span text:style-name="T149_21">méthodes</text:span><text:span text:style-name="T149_22"><text:s/></text:span><text:span text:style-name="T149_23">de</text:span><text:span text:style-name="T149_24"><text:s/></text:span><text:span text:style-name="T149_25">la</text:span><text:span text:style-name="T149_26"><text:s/></text:span><text:span text:style-name="T149_27">classe</text:span><text:span text:style-name="T149_28"><text:s/></text:span><text:span text:style-name="T149_29">Z</text:span><text:span text:style-name="T149_30"><text:s/></text:span><text:span text:style-name="T149_31">qui</text:span><text:span text:style-name="T149_32"><text:s/></text:span><text:span text:style-name="T149_33">ont</text:span><text:span text:style-name="T149_34"><text:s/></text:span><text:span text:style-name="T149_35">faire</text:span><text:span text:style-name="T149_36"><text:s/></text:span><text:span text:style-name="T149_37">l</text:span><text:span text:style-name="T149_38">’</text:span><text:span text:style-name="T149_39">objet</text:span><text:span text:style-name="T149_40"><text:s/></text:span><text:span text:style-name="T149_41">de</text:span><text:span text:style-name="T149_42"><text:s/></text:span><text:span text:style-name="T149_43">tests</text:span><text:span text:style-name="T149_44"><text:s/></text:span><text:span text:style-name="T149_45">unitaires</text:span><text:span text:style-name="T149_46"><text:s/></text:span><text:span text:style-name="T149_47">couvrant</text:span><text:span text:style-name="T149_48"><text:s/>…<text:s/></text:span></text:p>
      <text:p text:style-name="P150"><text:span text:style-name="T150_1">Les</text:span><text:span text:style-name="T150_2"><text:s/></text:span><text:span text:style-name="T150_3">seules</text:span><text:span text:style-name="T150_4"><text:s/></text:span><text:span text:style-name="T150_5">difficultés</text:span><text:span text:style-name="T150_6"><text:s/></text:span><text:span text:style-name="T150_7">rencontrées</text:span><text:span text:style-name="T150_8"><text:s/></text:span><text:span text:style-name="T150_9">ont</text:span><text:span text:style-name="T150_10"><text:s/></text:span><text:span text:style-name="T150_11">été</text:span><text:span text:style-name="T150_12"><text:s/>…</text:span></text:p>
      <text:p text:style-name="P151"><text:span text:style-name="T151_1">Du</text:span><text:span text:style-name="T151_2"><text:s/></text:span><text:span text:style-name="T151_3">fait</text:span><text:span text:style-name="T151_4"><text:s/></text:span><text:span text:style-name="T151_5">la</text:span><text:span text:style-name="T151_6"><text:s/></text:span><text:span text:style-name="T151_7">répartition</text:span><text:span text:style-name="T151_8"><text:s/></text:span><text:span text:style-name="T151_9">des</text:span><text:span text:style-name="T151_10"><text:s/></text:span><text:span text:style-name="T151_11">rôles</text:span><text:span text:style-name="T151_12"><text:s/></text:span><text:span text:style-name="T151_13">au</text:span><text:span text:style-name="T151_14"><text:s/></text:span><text:span text:style-name="T151_15">sein</text:span><text:span text:style-name="T151_16"><text:s/></text:span><text:span text:style-name="T151_17">de</text:span><text:span text:style-name="T151_18"><text:s/></text:span><text:span text:style-name="T151_19">l</text:span><text:span text:style-name="T151_20">’</text:span><text:span text:style-name="T151_21">équipe</text:span><text:span text:style-name="T151_22"><text:s/></text:span><text:span text:style-name="T151_23">de</text:span><text:span text:style-name="T151_24"><text:s/></text:span><text:span text:style-name="T151_25">développement</text:span><text:span text:style-name="T151_26">,<text:s/></text:span><text:span text:style-name="T151_27">l</text:span><text:span text:style-name="T151_28">’</text:span><text:span text:style-name="T151_29">intégration</text:span><text:span text:style-name="T151_30"><text:s/></text:span><text:span text:style-name="T151_31">des</text:span><text:span text:style-name="T151_32"><text:s/></text:span><text:span text:style-name="T151_33">classes</text:span><text:span text:style-name="T151_34"><text:s/></text:span><text:span text:style-name="T151_35">X</text:span><text:span text:style-name="T151_36"><text:s/></text:span><text:span text:style-name="T151_37">et</text:span><text:span text:style-name="T151_38"><text:s/></text:span><text:span text:style-name="T151_39">Y</text:span><text:span text:style-name="T151_40">,<text:s/></text:span><text:span text:style-name="T151_41">a</text:span><text:span text:style-name="T151_42"><text:s/></text:span><text:span text:style-name="T151_43">fait</text:span><text:span text:style-name="T151_44"><text:s/></text:span><text:span text:style-name="T151_45">l</text:span><text:span text:style-name="T151_46">’</text:span><text:span text:style-name="T151_47">objet</text:span><text:span text:style-name="T151_48"><text:s/></text:span><text:span text:style-name="T151_49">des</text:span><text:span text:style-name="T151_50"><text:s/></text:span><text:span text:style-name="T151_51">tests</text:span><text:span text:style-name="T151_52"><text:s/></text:span><text:span text:style-name="T151_53">d</text:span><text:span text:style-name="T151_54">’</text:span><text:span text:style-name="T151_55">intégration</text:span><text:span text:style-name="T151_56"><text:s/></text:span><text:span text:style-name="T151_57">couvrant</text:span><text:span text:style-name="T151_58">…</text:span></text:p>
      <text:p text:style-name="P152"><text:span text:style-name="T152_1">Les</text:span><text:span text:style-name="T152_2"><text:s/></text:span><text:span text:style-name="T152_3">difficultés</text:span><text:span text:style-name="T152_4"><text:s/></text:span><text:span text:style-name="T152_5">rencontrées</text:span><text:span text:style-name="T152_6"><text:s/></text:span><text:span text:style-name="T152_7">ont</text:span><text:span text:style-name="T152_8"><text:s/></text:span><text:span text:style-name="T152_9">été</text:span><text:span text:style-name="T152_10"><text:s/>…</text:span></text:p>
      <text:p text:style-name="P153"><text:span text:style-name="T153_1">La</text:span><text:span text:style-name="T153_2"><text:s/></text:span><text:span text:style-name="T153_3">fiabilité</text:span><text:span text:style-name="T153_4"><text:s/></text:span><text:span text:style-name="T153_5">du</text:span><text:span text:style-name="T153_6"><text:s/></text:span><text:span text:style-name="T153_7">système</text:span><text:span text:style-name="T153_8"><text:s/></text:span><text:span text:style-name="T153_9">en</text:span><text:span text:style-name="T153_10"><text:s/></text:span><text:span text:style-name="T153_11">régime</text:span><text:span text:style-name="T153_12"><text:s/></text:span><text:span text:style-name="T153_13">d</text:span><text:span text:style-name="T153_14">’</text:span><text:span text:style-name="T153_15">utilisation</text:span><text:span text:style-name="T153_16"><text:s/></text:span><text:span text:style-name="T153_17">normal</text:span><text:span text:style-name="T153_18"><text:s/></text:span><text:span text:style-name="T153_19">est</text:span><text:span text:style-name="T153_20"><text:s/></text:span><text:span text:style-name="T153_21">donc</text:span><text:span text:style-name="T153_22"><text:s/>…</text:span></text:p>
      <text:p text:style-name="P154"><text:span text:style-name="T154_1">Toutefois</text:span><text:span text:style-name="T154_2">,<text:s/></text:span><text:span text:style-name="T154_3">les</text:span><text:span text:style-name="T154_4"><text:s/></text:span><text:span text:style-name="T154_5">critères</text:span><text:span text:style-name="T154_6"><text:s/></text:span><text:span text:style-name="T154_7">de</text:span><text:span text:style-name="T154_8"><text:s/></text:span><text:span text:style-name="T154_9">compatibilité</text:span><text:span text:style-name="T154_10"><text:s/></text:span><text:span text:style-name="T154_11">ne</text:span><text:span text:style-name="T154_12"><text:s/></text:span><text:span text:style-name="T154_13">sont</text:span><text:span text:style-name="T154_14"><text:s/></text:span><text:span text:style-name="T154_15">pas</text:span><text:span text:style-name="T154_16"><text:s/></text:span><text:span text:style-name="T154_17">entièrement</text:span><text:span text:style-name="T154_18"><text:s/></text:span><text:span text:style-name="T154_19">vérifés</text:span><text:span text:style-name="T154_20">:<text:s/>…</text:span></text:p>
      <text:p text:style-name="P155"><text:span text:style-name="T155_1">Par</text:span><text:span text:style-name="T155_2"><text:s/></text:span><text:span text:style-name="T155_3">ailleurs</text:span><text:span text:style-name="T155_4">,<text:s/></text:span><text:span text:style-name="T155_5">il</text:span><text:span text:style-name="T155_6"><text:s/></text:span><text:span text:style-name="T155_7">resterait</text:span><text:span text:style-name="T155_8"><text:s/></text:span><text:span text:style-name="T155_9">à</text:span><text:span text:style-name="T155_10"><text:s/>…</text:span></text:p>
      <text:p text:style-name="P156"><text:span text:style-name="T156_1">Au</text:span><text:span text:style-name="T156_2"><text:s/></text:span><text:span text:style-name="T156_3">bilan</text:span><text:span text:style-name="T156_4">,<text:s/></text:span><text:span text:style-name="T156_5">l</text:span><text:span text:style-name="T156_6">’</text:span><text:span text:style-name="T156_7">équipe</text:span><text:span text:style-name="T156_8"><text:s/></text:span><text:span text:style-name="T156_9">estime</text:span><text:span text:style-name="T156_10"><text:s/></text:span><text:span text:style-name="T156_11">avoir</text:span><text:span text:style-name="T156_12"><text:s/></text:span><text:span text:style-name="T156_13">produit</text:span><text:span text:style-name="T156_14"><text:s/></text:span><text:span text:style-name="T156_15">un</text:span><text:span text:style-name="T156_16"><text:s/></text:span><text:span text:style-name="T156_17">logiciel</text:span><text:span text:style-name="T156_18"><text:s/></text:span><text:span text:style-name="T156_19">fiable</text:span><text:span text:style-name="T156_20"><text:s/></text:span><text:span text:style-name="T156_21">réalisant</text:span><text:span text:style-name="T156_22"><text:s/></text:span><text:span text:style-name="T156_23">les</text:span><text:span text:style-name="T156_24"><text:s/></text:span><text:span text:style-name="T156_25">fonctions</text:span><text:span text:style-name="T156_26"><text:s/></text:span><text:span text:style-name="T156_27">prioritaires</text:span><text:span text:style-name="T156_28"><text:s/>…<text:s/></text:span><text:span text:style-name="T156_29">bien</text:span><text:span text:style-name="T156_30"><text:s/></text:span><text:span text:style-name="T156_31">que</text:span><text:span text:style-name="T156_32"><text:s/></text:span><text:span text:style-name="T156_33">plusieurs</text:span><text:span text:style-name="T156_34"><text:s/></text:span><text:span text:style-name="T156_35">fonctions</text:span><text:span text:style-name="T156_36"><text:s/></text:span><text:span text:style-name="T156_37">secondaires</text:span><text:span text:style-name="T156_38">,<text:s/></text:span><text:span text:style-name="T156_39">et</text:span><text:span text:style-name="T156_40"><text:s/></text:span><text:span text:style-name="T156_41">besoins</text:span><text:span text:style-name="T156_42"><text:s/></text:span><text:span text:style-name="T156_43">non</text:span><text:span text:style-name="T156_44">-</text:span><text:span text:style-name="T156_45">fonctionnels</text:span><text:span text:style-name="T156_46">,<text:s/></text:span><text:span text:style-name="T156_47">n</text:span><text:span text:style-name="T156_48">’</text:span><text:span text:style-name="T156_49">aient</text:span><text:span text:style-name="T156_50"><text:s/></text:span><text:span text:style-name="T156_51">pas</text:span><text:span text:style-name="T156_52"><text:s/></text:span><text:span text:style-name="T156_53">pu</text:span><text:span text:style-name="T156_54"><text:s/></text:span><text:span text:style-name="T156_55">être</text:span><text:span text:style-name="T156_56"><text:s/></text:span><text:span text:style-name="T156_57">respectés</text:span><text:span text:style-name="T156_58"><text:s/>…</text:span></text:p>
      <text:p text:style-name="P157"/>
      <text:p text:style-name="P158"><text:span text:style-name="T158_1">POURSUIVRE</text:span><text:span text:style-name="T158_2"><text:s/></text:span><text:span text:style-name="T158_3">AVEC</text:span><text:span text:style-name="T158_4"><text:s/></text:span><text:span text:style-name="T158_5">LES</text:span><text:span text:style-name="T158_6"><text:s/></text:span><text:span text:style-name="T158_7">ELEMENTS</text:span><text:span text:style-name="T158_8"><text:s/></text:span><text:span text:style-name="T158_9">DU</text:span><text:span text:style-name="T158_10"><text:s/></text:span><text:span text:style-name="T158_11">DOSSIER</text:span><text:span text:style-name="T158_12"><text:s/></text:span><text:span text:style-name="T158_13">DE</text:span><text:span text:style-name="T158_14"><text:s/></text:span><text:span text:style-name="T158_15">TESTS</text:span><text:span text:style-name="T158_16"><text:s/>/<text:s/></text:span><text:span text:style-name="T158_17">DOSSIER</text:span><text:span text:style-name="T158_18"><text:s/></text:span><text:span text:style-name="T158_19">DE</text:span><text:span text:style-name="T158_20"><text:s/></text:span><text:span text:style-name="T158_21">VALIDATION</text:span><text:span text:style-name="T158_22"><text:s/></text:span><text:span text:style-name="T158_23">EXPLIQUES</text:span><text:span text:style-name="T158_24"><text:s/></text:span><text:span text:style-name="T158_25">EN</text:span><text:span text:style-name="T158_26"><text:s/></text:span><text:span text:style-name="T158_27"><text:a xlink:type="simple" xlink:href="https://docs.google.com/presentation/d/1wkQ8JrdekWCMWzx0r1se2YZsCgx53ohyF6h4AaHIXHA/edit?usp=sharing"><text:span text:style-name="T158_28">https</text:span></text:a></text:span><text:span text:style-name="T158_29"><text:a xlink:type="simple" xlink:href="https://docs.google.com/presentation/d/1wkQ8JrdekWCMWzx0r1se2YZsCgx53ohyF6h4AaHIXHA/edit?usp=sharing"><text:span text:style-name="T158_30">://</text:span></text:a></text:span><text:span text:style-name="T158_31"><text:a xlink:type="simple" xlink:href="https://docs.google.com/presentation/d/1wkQ8JrdekWCMWzx0r1se2YZsCgx53ohyF6h4AaHIXHA/edit?usp=sharing"><text:span text:style-name="T158_32">docs</text:span></text:a></text:span><text:span text:style-name="T158_33"><text:a xlink:type="simple" xlink:href="https://docs.google.com/presentation/d/1wkQ8JrdekWCMWzx0r1se2YZsCgx53ohyF6h4AaHIXHA/edit?usp=sharing"><text:span text:style-name="T158_34">.</text:span></text:a></text:span><text:span text:style-name="T158_35"><text:a xlink:type="simple" xlink:href="https://docs.google.com/presentation/d/1wkQ8JrdekWCMWzx0r1se2YZsCgx53ohyF6h4AaHIXHA/edit?usp=sharing"><text:span text:style-name="T158_36">google</text:span></text:a></text:span><text:span text:style-name="T158_37"><text:a xlink:type="simple" xlink:href="https://docs.google.com/presentation/d/1wkQ8JrdekWCMWzx0r1se2YZsCgx53ohyF6h4AaHIXHA/edit?usp=sharing"><text:span text:style-name="T158_38">.</text:span></text:a></text:span><text:span text:style-name="T158_39"><text:a xlink:type="simple" xlink:href="https://docs.google.com/presentation/d/1wkQ8JrdekWCMWzx0r1se2YZsCgx53ohyF6h4AaHIXHA/edit?usp=sharing"><text:span text:style-name="T158_40">com</text:span></text:a></text:span><text:span text:style-name="T158_41"><text:a xlink:type="simple" xlink:href="https://docs.google.com/presentation/d/1wkQ8JrdekWCMWzx0r1se2YZsCgx53ohyF6h4AaHIXHA/edit?usp=sharing"><text:span text:style-name="T158_42">/</text:span></text:a></text:span><text:span text:style-name="T158_43"><text:a xlink:type="simple" xlink:href="https://docs.google.com/presentation/d/1wkQ8JrdekWCMWzx0r1se2YZsCgx53ohyF6h4AaHIXHA/edit?usp=sharing"><text:span text:style-name="T158_44">presentation</text:span></text:a></text:span><text:span text:style-name="T158_45"><text:a xlink:type="simple" xlink:href="https://docs.google.com/presentation/d/1wkQ8JrdekWCMWzx0r1se2YZsCgx53ohyF6h4AaHIXHA/edit?usp=sharing"><text:span text:style-name="T158_46">/</text:span></text:a></text:span><text:span text:style-name="T158_47"><text:a xlink:type="simple" xlink:href="https://docs.google.com/presentation/d/1wkQ8JrdekWCMWzx0r1se2YZsCgx53ohyF6h4AaHIXHA/edit?usp=sharing"><text:span text:style-name="T158_48">d</text:span></text:a></text:span><text:span text:style-name="T158_49"><text:a xlink:type="simple" xlink:href="https://docs.google.com/presentation/d/1wkQ8JrdekWCMWzx0r1se2YZsCgx53ohyF6h4AaHIXHA/edit?usp=sharing"><text:span text:style-name="T158_50">/1</text:span></text:a></text:span><text:span text:style-name="T158_51"><text:a xlink:type="simple" xlink:href="https://docs.google.com/presentation/d/1wkQ8JrdekWCMWzx0r1se2YZsCgx53ohyF6h4AaHIXHA/edit?usp=sharing"><text:span text:style-name="T158_52">wkQ</text:span></text:a></text:span><text:span text:style-name="T158_53"><text:a xlink:type="simple" xlink:href="https://docs.google.com/presentation/d/1wkQ8JrdekWCMWzx0r1se2YZsCgx53ohyF6h4AaHIXHA/edit?usp=sharing"><text:span text:style-name="T158_54">8</text:span></text:a></text:span><text:span text:style-name="T158_55"><text:a xlink:type="simple" xlink:href="https://docs.google.com/presentation/d/1wkQ8JrdekWCMWzx0r1se2YZsCgx53ohyF6h4AaHIXHA/edit?usp=sharing"><text:span text:style-name="T158_56">JrdekWCMWzx</text:span></text:a></text:span><text:span text:style-name="T158_57"><text:a xlink:type="simple" xlink:href="https://docs.google.com/presentation/d/1wkQ8JrdekWCMWzx0r1se2YZsCgx53ohyF6h4AaHIXHA/edit?usp=sharing"><text:span text:style-name="T158_58">0</text:span></text:a></text:span><text:span text:style-name="T158_59"><text:a xlink:type="simple" xlink:href="https://docs.google.com/presentation/d/1wkQ8JrdekWCMWzx0r1se2YZsCgx53ohyF6h4AaHIXHA/edit?usp=sharing"><text:span text:style-name="T158_60">r</text:span></text:a></text:span><text:span text:style-name="T158_61"><text:a xlink:type="simple" xlink:href="https://docs.google.com/presentation/d/1wkQ8JrdekWCMWzx0r1se2YZsCgx53ohyF6h4AaHIXHA/edit?usp=sharing"><text:span text:style-name="T158_62">1</text:span></text:a></text:span><text:span text:style-name="T158_63"><text:a xlink:type="simple" xlink:href="https://docs.google.com/presentation/d/1wkQ8JrdekWCMWzx0r1se2YZsCgx53ohyF6h4AaHIXHA/edit?usp=sharing"><text:span text:style-name="T158_64">se</text:span></text:a></text:span><text:span text:style-name="T158_65"><text:a xlink:type="simple" xlink:href="https://docs.google.com/presentation/d/1wkQ8JrdekWCMWzx0r1se2YZsCgx53ohyF6h4AaHIXHA/edit?usp=sharing"><text:span text:style-name="T158_66">2</text:span></text:a></text:span><text:span text:style-name="T158_67"><text:a xlink:type="simple" xlink:href="https://docs.google.com/presentation/d/1wkQ8JrdekWCMWzx0r1se2YZsCgx53ohyF6h4AaHIXHA/edit?usp=sharing"><text:span text:style-name="T158_68">YZsCgx</text:span></text:a></text:span><text:span text:style-name="T158_69"><text:a xlink:type="simple" xlink:href="https://docs.google.com/presentation/d/1wkQ8JrdekWCMWzx0r1se2YZsCgx53ohyF6h4AaHIXHA/edit?usp=sharing"><text:span text:style-name="T158_70">53</text:span></text:a></text:span><text:span text:style-name="T158_71"><text:a xlink:type="simple" xlink:href="https://docs.google.com/presentation/d/1wkQ8JrdekWCMWzx0r1se2YZsCgx53ohyF6h4AaHIXHA/edit?usp=sharing"><text:span text:style-name="T158_72">ohyF</text:span></text:a></text:span><text:span text:style-name="T158_73"><text:a xlink:type="simple" xlink:href="https://docs.google.com/presentation/d/1wkQ8JrdekWCMWzx0r1se2YZsCgx53ohyF6h4AaHIXHA/edit?usp=sharing"><text:span text:style-name="T158_74">6</text:span></text:a></text:span><text:span text:style-name="T158_75"><text:a xlink:type="simple" xlink:href="https://docs.google.com/presentation/d/1wkQ8JrdekWCMWzx0r1se2YZsCgx53ohyF6h4AaHIXHA/edit?usp=sharing"><text:span text:style-name="T158_76">h</text:span></text:a></text:span><text:span text:style-name="T158_77"><text:a xlink:type="simple" xlink:href="https://docs.google.com/presentation/d/1wkQ8JrdekWCMWzx0r1se2YZsCgx53ohyF6h4AaHIXHA/edit?usp=sharing"><text:span text:style-name="T158_78">4</text:span></text:a></text:span><text:span text:style-name="T158_79"><text:a xlink:type="simple" xlink:href="https://docs.google.com/presentation/d/1wkQ8JrdekWCMWzx0r1se2YZsCgx53ohyF6h4AaHIXHA/edit?usp=sharing"><text:span text:style-name="T158_80">AaHIXHA</text:span></text:a></text:span><text:span text:style-name="T158_81"><text:a xlink:type="simple" xlink:href="https://docs.google.com/presentation/d/1wkQ8JrdekWCMWzx0r1se2YZsCgx53ohyF6h4AaHIXHA/edit?usp=sharing"><text:span text:style-name="T158_82">/</text:span></text:a></text:span><text:span text:style-name="T158_83"><text:a xlink:type="simple" xlink:href="https://docs.google.com/presentation/d/1wkQ8JrdekWCMWzx0r1se2YZsCgx53ohyF6h4AaHIXHA/edit?usp=sharing"><text:span text:style-name="T158_84">edit</text:span></text:a></text:span><text:span text:style-name="T158_85"><text:a xlink:type="simple" xlink:href="https://docs.google.com/presentation/d/1wkQ8JrdekWCMWzx0r1se2YZsCgx53ohyF6h4AaHIXHA/edit?usp=sharing"><text:span text:style-name="T158_86">?</text:span></text:a></text:span><text:span text:style-name="T158_87"><text:a xlink:type="simple" xlink:href="https://docs.google.com/presentation/d/1wkQ8JrdekWCMWzx0r1se2YZsCgx53ohyF6h4AaHIXHA/edit?usp=sharing"><text:span text:style-name="T158_88">usp</text:span></text:a></text:span><text:span text:style-name="T158_89"><text:a xlink:type="simple" xlink:href="https://docs.google.com/presentation/d/1wkQ8JrdekWCMWzx0r1se2YZsCgx53ohyF6h4AaHIXHA/edit?usp=sharing"><text:span text:style-name="T158_90">=</text:span></text:a></text:span><text:span text:style-name="T158_91"><text:a xlink:type="simple" xlink:href="https://docs.google.com/presentation/d/1wkQ8JrdekWCMWzx0r1se2YZsCgx53ohyF6h4AaHIXHA/edit?usp=sharing"><text:span text:style-name="T158_92">sharing</text:span></text:a></text:span><text:span text:style-name="T158_93"><text:s/></text:span><text:span text:style-name="T158_94">QUI</text:span><text:span text:style-name="T158_95"><text:s/></text:span><text:span text:style-name="T158_96">VOUS</text:span><text:span text:style-name="T158_97"><text:s/></text:span><text:span text:style-name="T158_98">PARAISSENT</text:span><text:span text:style-name="T158_99"><text:s/></text:span><text:span text:style-name="T158_100">LES</text:span><text:span text:style-name="T158_101"><text:s/></text:span><text:span text:style-name="T158_102">PLUS</text:span><text:span text:style-name="T158_103"><text:s/></text:span><text:span text:style-name="T158_104">PERTINENTS</text:span><text:span text:style-name="T158_105">.</text:span></text:p>
      <text:p text:style-name="P159"/>
      <text:p text:style-name="P160"/>
      <text:h text:style-name="P161" text:outline-level="10"><text:bookmark-start text:name="h.feo4jjurxpk8"/><text:bookmark-end text:name="h.feo4jjurxpk8"/><text:span text:style-name="T161_1">Manuel</text:span><text:span text:style-name="T161_2"><text:s/></text:span><text:span text:style-name="T161_3">d</text:span><text:span text:style-name="T161_4">’</text:span><text:span text:style-name="T161_5">installation</text:span><text:span text:style-name="T161_6"><text:s/>/<text:s/></text:span><text:span text:style-name="T161_7">utilisation</text:span><text:span text:style-name="T161_8"><text:s/></text:span></text:h>
      <text:p text:style-name="P162"/>
      <table:table table:style-name="Table13">
        <table:table-column table:style-name="Column30"/>
        <table:table-column table:style-name="Column31"/>
        <table:table-row table:style-name="Row27">
          <table:table-cell table:style-name="Cell61">
            <text:p text:style-name="P163"><text:span text:style-name="T163_1">Auteur</text:span><text:span text:style-name="T163_2">(</text:span><text:span text:style-name="T163_3">s</text:span><text:span text:style-name="T163_4">)</text:span></text:p>
          </table:table-cell>
          <table:table-cell table:style-name="Cell62">
            <text:p text:style-name="P164"><text:span text:style-name="T164_1">David</text:span></text:p>
          </table:table-cell>
        </table:table-row>
        <table:table-row table:style-name="Row28">
          <table:table-cell table:style-name="Cell63">
            <text:p text:style-name="P165"><text:span text:style-name="T165_1">Approbateur</text:span><text:span text:style-name="T165_2">(</text:span><text:span text:style-name="T165_3">s</text:span><text:span text:style-name="T165_4">)</text:span></text:p>
          </table:table-cell>
          <table:table-cell table:style-name="Cell64">
            <text:p text:style-name="P166"><text:span text:style-name="T166_1">Alice</text:span><text:span text:style-name="T166_2">,<text:s/></text:span><text:span text:style-name="T166_3">Eve</text:span></text:p>
          </table:table-cell>
        </table:table-row>
        <table:table-row table:style-name="Row29">
          <table:table-cell table:style-name="Cell65">
            <text:p text:style-name="P167"><text:span text:style-name="T167_1">Validateur</text:span><text:span text:style-name="T167_2">(</text:span><text:span text:style-name="T167_3">s</text:span><text:span text:style-name="T167_4">)</text:span></text:p>
          </table:table-cell>
          <table:table-cell table:style-name="Cell66">
            <text:p text:style-name="P168"><text:span text:style-name="T168_1">Pablo</text:span><text:span text:style-name="T168_2"><text:s/></text:span><text:span text:style-name="T168_3">Arrighi</text:span><text:span text:style-name="T168_4"><text:s/>(</text:span><text:span text:style-name="T168_5"><text:a xlink:type="simple" xlink:href="mailto:pablo.arrighi+m1swe@gmail.com"><text:span text:style-name="T168_6">pablo</text:span></text:a></text:span><text:span text:style-name="T168_7"><text:a xlink:type="simple" xlink:href="mailto:pablo.arrighi+m1swe@gmail.com"><text:span text:style-name="T168_8">.</text:span></text:a></text:span><text:span text:style-name="T168_9"><text:a xlink:type="simple" xlink:href="mailto:pablo.arrighi+m1swe@gmail.com"><text:span text:style-name="T168_10">arrighi</text:span></text:a></text:span><text:span text:style-name="T168_11"><text:a xlink:type="simple" xlink:href="mailto:pablo.arrighi+m1swe@gmail.com"><text:span text:style-name="T168_12">+</text:span></text:a></text:span><text:span text:style-name="T168_13"><text:a xlink:type="simple" xlink:href="mailto:pablo.arrighi+m1swe@gmail.com"><text:span text:style-name="T168_14">m</text:span></text:a></text:span><text:span text:style-name="T168_15"><text:a xlink:type="simple" xlink:href="mailto:pablo.arrighi+m1swe@gmail.com"><text:span text:style-name="T168_16">1</text:span></text:a></text:span><text:span text:style-name="T168_17"><text:a xlink:type="simple" xlink:href="mailto:pablo.arrighi+m1swe@gmail.com"><text:span text:style-name="T168_18">swe</text:span></text:a></text:span><text:span text:style-name="T168_19"><text:a xlink:type="simple" xlink:href="mailto:pablo.arrighi+m1swe@gmail.com"><text:span text:style-name="T168_20">@</text:span></text:a></text:span><text:span text:style-name="T168_21"><text:a xlink:type="simple" xlink:href="mailto:pablo.arrighi+m1swe@gmail.com"><text:span text:style-name="T168_22">gmail</text:span></text:a></text:span><text:span text:style-name="T168_23"><text:a xlink:type="simple" xlink:href="mailto:pablo.arrighi+m1swe@gmail.com"><text:span text:style-name="T168_24">.</text:span></text:a></text:span><text:span text:style-name="T168_25"><text:a xlink:type="simple" xlink:href="mailto:pablo.arrighi+m1swe@gmail.com"><text:span text:style-name="T168_26">com</text:span></text:a></text:span><text:span text:style-name="T168_27">)</text:span></text:p>
            <text:p text:style-name="P169"><text:span text:style-name="T169_1">Kevin</text:span><text:span text:style-name="T169_2"><text:s/></text:span><text:span text:style-name="T169_3">Perrot</text:span><text:span text:style-name="T169_4"><text:s/>(</text:span><text:span text:style-name="T169_5"><text:a xlink:type="simple" xlink:href="mailto:kevin.perrot+m1swe@gmail.com"><text:span text:style-name="T169_6">kevin</text:span></text:a></text:span><text:span text:style-name="T169_7"><text:a xlink:type="simple" xlink:href="mailto:kevin.perrot+m1swe@gmail.com"><text:span text:style-name="T169_8">.</text:span></text:a></text:span><text:span text:style-name="T169_9"><text:a xlink:type="simple" xlink:href="mailto:kevin.perrot+m1swe@gmail.com"><text:span text:style-name="T169_10">perrot</text:span></text:a></text:span><text:span text:style-name="T169_11"><text:a xlink:type="simple" xlink:href="mailto:kevin.perrot+m1swe@gmail.com"><text:span text:style-name="T169_12">+</text:span></text:a></text:span><text:span text:style-name="T169_13"><text:a xlink:type="simple" xlink:href="mailto:kevin.perrot+m1swe@gmail.com"><text:span text:style-name="T169_14">m</text:span></text:a></text:span><text:span text:style-name="T169_15"><text:a xlink:type="simple" xlink:href="mailto:kevin.perrot+m1swe@gmail.com"><text:span text:style-name="T169_16">1</text:span></text:a></text:span><text:span text:style-name="T169_17"><text:a xlink:type="simple" xlink:href="mailto:kevin.perrot+m1swe@gmail.com"><text:span text:style-name="T169_18">swe</text:span></text:a></text:span><text:span text:style-name="T169_19"><text:a xlink:type="simple" xlink:href="mailto:kevin.perrot+m1swe@gmail.com"><text:span text:style-name="T169_20">@</text:span></text:a></text:span><text:span text:style-name="T169_21"><text:a xlink:type="simple" xlink:href="mailto:kevin.perrot+m1swe@gmail.com"><text:span text:style-name="T169_22">gmail</text:span></text:a></text:span><text:span text:style-name="T169_23"><text:a xlink:type="simple" xlink:href="mailto:kevin.perrot+m1swe@gmail.com"><text:span text:style-name="T169_24">.</text:span></text:a></text:span><text:span text:style-name="T169_25"><text:a xlink:type="simple" xlink:href="mailto:kevin.perrot+m1swe@gmail.com"><text:span text:style-name="T169_26">com</text:span></text:a></text:span><text:span text:style-name="T169_27">)</text:span></text:p>
          </table:table-cell>
        </table:table-row>
      </table:table>
      <text:p text:style-name="P170"/>
      <table:table table:style-name="Table14">
        <table:table-column table:style-name="Column32"/>
        <table:table-column table:style-name="Column33"/>
        <table:table-column table:style-name="Column34"/>
        <table:table-row table:style-name="Row30">
          <table:table-cell table:style-name="Cell67">
            <text:p text:style-name="P171"><text:span text:style-name="T171_1">v</text:span><text:span text:style-name="T171_2">1</text:span></text:p>
          </table:table-cell>
          <table:table-cell table:style-name="Cell68">
            <text:p text:style-name="P172"><text:span text:style-name="T172_1">date</text:span><text:span text:style-name="T172_2">1</text:span></text:p>
          </table:table-cell>
          <table:table-cell table:style-name="Cell69">
            <text:p text:style-name="P173"><text:span text:style-name="T173_1">David</text:span></text:p>
          </table:table-cell>
        </table:table-row>
        <table:table-row table:style-name="Row31">
          <table:table-cell table:style-name="Cell70">
            <text:p text:style-name="P174"><text:span text:style-name="T174_1">v</text:span><text:span text:style-name="T174_2">2</text:span></text:p>
          </table:table-cell>
          <table:table-cell table:style-name="Cell71">
            <text:p text:style-name="P175"><text:span text:style-name="T175_1">date</text:span><text:span text:style-name="T175_2">2</text:span></text:p>
          </table:table-cell>
          <table:table-cell table:style-name="Cell72">
            <text:p text:style-name="P176"><text:span text:style-name="T176_1">David</text:span></text:p>
          </table:table-cell>
        </table:table-row>
      </table:table>
      <text:p text:style-name="P177"/>
      <table:table table:style-name="Table15">
        <table:table-column table:style-name="Column35"/>
        <table:table-column table:style-name="Column36"/>
        <table:table-column table:style-name="Column37"/>
        <table:table-row table:style-name="Row32">
          <table:table-cell table:style-name="Cell73">
            <text:p text:style-name="P178"><text:span text:style-name="T178_1">Livré</text:span><text:span text:style-name="T178_2"><text:s/></text:span><text:span text:style-name="T178_3">le</text:span><text:span text:style-name="T178_4">:</text:span></text:p>
          </table:table-cell>
          <table:table-cell table:style-name="Cell74">
            <text:p text:style-name="P179"><text:span text:style-name="T179_1">Approuvé</text:span><text:span text:style-name="T179_2"><text:s/></text:span><text:span text:style-name="T179_3">le</text:span><text:span text:style-name="T179_4">:</text:span></text:p>
          </table:table-cell>
          <table:table-cell table:style-name="Cell75">
            <text:p text:style-name="P180"><text:span text:style-name="T180_1">En</text:span><text:span text:style-name="T180_2"><text:s/></text:span><text:span text:style-name="T180_3">attente</text:span><text:span text:style-name="T180_4"><text:s/></text:span><text:span text:style-name="T180_5">de</text:span><text:span text:style-name="T180_6"><text:s/></text:span><text:span text:style-name="T180_7">validation</text:span></text:p>
          </table:table-cell>
        </table:table-row>
      </table:table>
      <text:p text:style-name="P181"/>
      <text:h text:style-name="P182" text:outline-level="10"><text:bookmark-start text:name="h.630hmahybs8f"/><text:bookmark-end text:name="h.630hmahybs8f"/><text:span text:style-name="T182_1">Installation</text:span></text:h>
      <text:p text:style-name="P183"><text:span text:style-name="T183_1">Le</text:span><text:span text:style-name="T183_2"><text:s/></text:span><text:span text:style-name="T183_3">projet</text:span><text:span text:style-name="T183_4"><text:s/></text:span><text:span text:style-name="T183_5">X</text:span><text:span text:style-name="T183_6"><text:s/></text:span><text:span text:style-name="T183_7">permet</text:span><text:span text:style-name="T183_8"><text:s/></text:span><text:span text:style-name="T183_9">de</text:span><text:span text:style-name="T183_10"><text:s/>…</text:span></text:p>
      <text:p text:style-name="P184"><text:span text:style-name="T184_1">Les</text:span><text:span text:style-name="T184_2"><text:s/></text:span><text:span text:style-name="T184_3">pré</text:span><text:span text:style-name="T184_4">-</text:span><text:span text:style-name="T184_5">requis</text:span><text:span text:style-name="T184_6"><text:s/></text:span><text:span text:style-name="T184_7">sont</text:span><text:span text:style-name="T184_8"><text:s/>...</text:span></text:p>
      <text:p text:style-name="P185"><text:span text:style-name="T185_1">Effectuez</text:span><text:span text:style-name="T185_2"><text:s/></text:span><text:span text:style-name="T185_3">les</text:span><text:span text:style-name="T185_4"><text:s/></text:span><text:span text:style-name="T185_5">manipulations</text:span><text:span text:style-name="T185_6"><text:s/></text:span><text:span text:style-name="T185_7">suivantes</text:span><text:span text:style-name="T185_8"><text:s/>…</text:span></text:p>
      <text:p text:style-name="P186"><text:span text:style-name="T186_1">Pour</text:span><text:span text:style-name="T186_2"><text:s/></text:span><text:span text:style-name="T186_3">configurer</text:span><text:span text:style-name="T186_4"><text:s/></text:span><text:span text:style-name="T186_5">le</text:span><text:span text:style-name="T186_6"><text:s/></text:span><text:span text:style-name="T186_7">logiciel</text:span><text:span text:style-name="T186_8"><text:s/>…</text:span></text:p>
      <text:p text:style-name="P187"/>
      <text:h text:style-name="P188" text:outline-level="10"><text:bookmark-start text:name="h.a85aaxs7wosh"/><text:bookmark-end text:name="h.a85aaxs7wosh"/><text:span text:style-name="T188_1">Utilisation</text:span></text:h>
      <text:p text:style-name="P189"><text:span text:style-name="T189_1">Le</text:span><text:span text:style-name="T189_2"><text:s/></text:span><text:span text:style-name="T189_3">projet</text:span><text:span text:style-name="T189_4"><text:s/></text:span><text:span text:style-name="T189_5">X</text:span><text:span text:style-name="T189_6"><text:s/></text:span><text:span text:style-name="T189_7">permet</text:span><text:span text:style-name="T189_8"><text:s/></text:span><text:span text:style-name="T189_9">de</text:span><text:span text:style-name="T189_10"><text:s/>…</text:span></text:p>
      <text:p text:style-name="P190"><text:span text:style-name="T190_1">En</text:span><text:span text:style-name="T190_2"><text:s/></text:span><text:span text:style-name="T190_3">ligne</text:span><text:span text:style-name="T190_4"><text:s/></text:span><text:span text:style-name="T190_5">de</text:span><text:span text:style-name="T190_6"><text:s/></text:span><text:span text:style-name="T190_7">commande</text:span><text:span text:style-name="T190_8"><text:s/>…</text:span></text:p>
      <text:p text:style-name="P191"><text:span text:style-name="T191_1">La</text:span><text:span text:style-name="T191_2"><text:s/></text:span><text:span text:style-name="T191_3">GUI</text:span><text:span text:style-name="T191_4"><text:s/>…</text:span></text:p>
      <text:p text:style-name="P192"/>
      <text:h text:style-name="P193" text:outline-level="10"><text:bookmark-start text:name="h.ichdcx4m7e94"/><text:bookmark-end text:name="h.ichdcx4m7e94"/><text:span text:style-name="T193_1">Maintenance</text:span></text:h>
      <text:p text:style-name="P194"><text:span text:style-name="T194_1">Le</text:span><text:span text:style-name="T194_2"><text:s/></text:span><text:span text:style-name="T194_3">projet</text:span><text:span text:style-name="T194_4"><text:s/></text:span><text:span text:style-name="T194_5">X</text:span><text:span text:style-name="T194_6"><text:s/></text:span><text:span text:style-name="T194_7">est</text:span><text:span text:style-name="T194_8"><text:s/></text:span><text:span text:style-name="T194_9">structuré</text:span><text:span text:style-name="T194_10"><text:s/></text:span><text:span text:style-name="T194_11">de</text:span><text:span text:style-name="T194_12"><text:s/></text:span><text:span text:style-name="T194_13">la</text:span><text:span text:style-name="T194_14"><text:s/></text:span><text:span text:style-name="T194_15">façon</text:span><text:span text:style-name="T194_16"><text:s/></text:span><text:span text:style-name="T194_17">suivante</text:span><text:span text:style-name="T194_18"><text:s/>…</text:span></text:p>
      <text:p text:style-name="P195"><text:span text:style-name="T195_1">En</text:span><text:span text:style-name="T195_2"><text:s/></text:span><text:span text:style-name="T195_3">cas</text:span><text:span text:style-name="T195_4"><text:s/></text:span><text:span text:style-name="T195_5">d</text:span><text:span text:style-name="T195_6">’</text:span><text:span text:style-name="T195_7">évolution</text:span><text:span text:style-name="T195_8"><text:s/></text:span><text:span text:style-name="T195_9">du</text:span><text:span text:style-name="T195_10"><text:s/></text:span><text:span text:style-name="T195_11">logiciel</text:span><text:span text:style-name="T195_12"><text:s/>…</text:span></text:p>
      <text:p text:style-name="P196"/>
      <text:p text:style-name="P197"/>
      <text:p text:style-name="P198"/>
      <text:p text:style-name="P199"/>
      <text:p text:style-name="P200"/>
      <text:p text:style-name="P201"/>
      <text:p text:style-name="P202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fo:keep-with-next="always" fo:keep-together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fo:keep-with-next="always" fo:keep-together="always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001cm" fo:page-height="29.7cm" fo:padding-top="0cm" fo:margin-top="1.249cm" fo:padding-bottom="0cm" fo:margin-bottom="1.249cm" fo:padding-left="0cm" fo:margin-left="2.54cm" fo:padding-right="0cm" fo:margin-right="2.54cm"/>
      <style:header-style>
        <style:header-footer-properties fo:min-height="1.291cm" fo:margin-bottom="1.291cm" style:dynamic-spacing="true"/>
      </style:header-style>
      <style:footer-style>
        <style:header-footer-properties fo:min-height="1.291cm" fo:margin-top="1.291cm" style:dynamic-spacing="true"/>
      </style:footer-style>
    </style:page-layout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FR1" style:family="graphic" style:parent-style-name="Standard">
      <style:graphic-properties draw:stroke="none" draw:fill-color="#ffffff" fo:background-color="#ffffff" fo:border-top="none" fo:margin-top="0.159cm" fo:border-bottom="none" fo:margin-bottom="0.159cm" fo:border-left="none" fo:margin-left="0.159cm" fo:border-right="none" fo:margin-right="0.159cm" style:horizontal-pos="from-left" style:horizontal-rel="paragraph" style:vertical-pos="from-top" style:vertical-rel="paragraph" style:flow-with-text="false" style:wrap="parallel" draw:auto-grow-height="false" draw:auto-grow-width="false"/>
    </style:style>
    <style:style style:name="P2" style:family="paragraph" style:parent-style-name="Standard">
      <style:paragraph-properties fo:text-align="right" fo:break-before="auto" fo:text-indent="0cm" fo:line-height="115%" fo:margin-left="0cm" style:writing-mode="lr-tb"/>
    </style:style>
    <style:style style:name="T2_1" style:family="text">
      <style:text-properties fo:color="#666666"/>
    </style:style>
    <style:style style:name="T2_2" style:family="text">
      <style:text-properties fo:color="#666666"/>
    </style:style>
    <style:style style:name="T2_3" style:family="text">
      <style:text-properties fo:color="#666666"/>
    </style:style>
    <style:style style:name="T2_4" style:family="text">
      <style:text-properties fo:color="#666666"/>
    </style:style>
    <style:style style:name="T2_5" style:family="text">
      <style:text-properties fo:color="#666666"/>
    </style:style>
    <style:style style:name="T2_6" style:family="text">
      <style:text-properties fo:color="#666666"/>
    </style:style>
    <style:style style:name="T2_7" style:family="text">
      <style:text-properties fo:color="#666666"/>
    </style:style>
    <style:style style:name="P3" style:family="paragraph" style:parent-style-name="Standard">
      <style:paragraph-properties fo:text-align="right" fo:break-before="auto" fo:text-indent="0cm" fo:line-height="115%" fo:margin-left="0cm" style:writing-mode="lr-tb"/>
    </style:style>
    <style:style style:name="T3_1" style:family="text"/>
    <style:style style:name="T3_2" style:family="text"/>
    <style:style style:name="T3_3" style:family="text"/>
    <style:style style:name="P4" style:family="paragraph" style:parent-style-name="Standard">
      <style:paragraph-properties fo:text-align="right" fo:break-before="auto" fo:text-indent="0cm" fo:line-height="115%" fo:margin-left="0cm" style:writing-mode="lr-tb"/>
    </style:style>
    <style:style style:name="T4_1" style:family="text">
      <style:text-properties fo:color="#666666"/>
    </style:style>
    <style:style style:name="T4_2" style:family="text">
      <style:text-properties fo:color="#666666"/>
    </style:style>
    <style:style style:name="T4_3" style:family="text">
      <style:text-properties fo:color="#666666"/>
    </style:style>
    <style:style style:name="T4_4" style:family="text">
      <style:text-properties fo:color="#666666"/>
    </style:style>
    <style:style style:name="T4_5" style:family="text">
      <style:text-properties fo:color="#666666"/>
    </style:style>
    <style:style style:name="T4_6" style:family="text">
      <style:text-properties fo:color="#666666"/>
    </style:style>
    <style:style style:name="T4_7" style:family="text">
      <style:text-properties fo:color="#666666"/>
    </style:style>
    <style:style style:name="T4_8" style:family="text">
      <style:text-properties fo:color="#666666"/>
    </style:style>
    <style:style style:name="T4_9" style:family="text">
      <style:text-properties fo:color="#666666"/>
    </style:style>
    <style:style style:name="T4_10" style:family="text">
      <style:text-properties fo:color="#666666"/>
    </style:style>
    <style:style style:name="T4_11" style:family="text">
      <style:text-properties fo:color="#666666"/>
    </style:style>
    <style:style style:name="T4_12" style:family="text">
      <style:text-properties fo:color="#666666"/>
    </style:style>
    <style:style style:name="T4_13" style:family="text">
      <style:text-properties fo:color="#666666"/>
    </style:style>
    <style:style style:name="T4_14" style:family="text">
      <style:text-properties fo:color="#666666"/>
    </style:style>
    <style:style style:name="T4_15" style:family="text">
      <style:text-properties fo:color="#666666"/>
    </style:style>
    <style:style style:name="P5" style:family="paragraph" style:parent-style-name="Standard">
      <style:paragraph-properties fo:text-align="right" fo:break-before="auto" fo:line-height="115%" style:writing-mode="lr-tb"/>
    </style:style>
    <style:style style:name="T5_1" style:family="text"/>
    <style:style style:name="T5_2" style:family="text"/>
    <style:style style:name="T5_3" style:family="text"/>
  </office:automatic-styles>
  <office:master-styles>
    <style:master-page style:name="Standard" style:page-layout-name="pm1">
      <style:header>
        <text:p text:style-name="P1"><draw:frame svg:x="-1.588cm" svg:y="0.318cm" svg:width="6.099cm" svg:height="1.88cm" draw:style-name="FR1" text:anchor-type="char" draw:z-index="0"><draw:image xlink:href="Pictures/image1.jpeg" xlink:type="simple" xlink:show="embed" xlink:actuate="onLoad"/></draw:frame></text:p>
        <text:p text:style-name="P2"><text:span text:style-name="T2_1">Date</text:span><text:span text:style-name="T2_2"><text:s/></text:span><text:span text:style-name="T2_3">de</text:span><text:span text:style-name="T2_4"><text:s/></text:span><text:span text:style-name="T2_5">rendu</text:span><text:span text:style-name="T2_6"><text:s/></text:span><text:span text:style-name="T2_7">final</text:span></text:p>
        <text:p text:style-name="P3"><text:span text:style-name="T3_1">Projet</text:span><text:span text:style-name="T3_2"><text:s/></text:span><text:span text:style-name="T3_3">ThinkTank</text:span></text:p>
        <text:p text:style-name="P4"><text:span text:style-name="T4_1">Equipe</text:span><text:span text:style-name="T4_2"><text:s/></text:span><text:span text:style-name="T4_3">Y</text:span><text:span text:style-name="T4_4"><text:s/>:<text:s/></text:span><text:span text:style-name="T4_5">Cédric</text:span><text:span text:style-name="T4_6">,<text:s/></text:span><text:span text:style-name="T4_7">Florian</text:span><text:span text:style-name="T4_8">,<text:s/></text:span><text:span text:style-name="T4_9">Hadi</text:span><text:span text:style-name="T4_10">,<text:s/></text:span><text:span text:style-name="T4_11">Kevin</text:span><text:span text:style-name="T4_12">,<text:s/></text:span><text:span text:style-name="T4_13">Livia</text:span><text:span text:style-name="T4_14">,<text:s/></text:span><text:span text:style-name="T4_15">Fredéric</text:span></text:p>
      </style:header>
      <style:footer>
        <text:p text:style-name="P5"><text:span text:style-name="T5_1"><text:page-number text:select-page="current"/></text:span><text:span text:style-name="T5_2">/</text:span><text:span text:style-name="T5_3"><text:page-count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